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19222" officeooo:paragraph-rsid="00119222"/>
    </style:style>
    <style:style style:name="P2" style:family="paragraph" style:parent-style-name="Standard">
      <style:text-properties officeooo:rsid="00137ab4" officeooo:paragraph-rsid="00137ab4"/>
    </style:style>
    <style:style style:name="P3" style:family="paragraph" style:parent-style-name="Standard">
      <style:text-properties officeooo:rsid="00196442" officeooo:paragraph-rsid="00196442"/>
    </style:style>
    <style:style style:name="P4" style:family="paragraph" style:parent-style-name="Standard">
      <style:text-properties officeooo:rsid="0017a019" officeooo:paragraph-rsid="0017a019"/>
    </style:style>
    <style:style style:name="P5" style:family="paragraph" style:parent-style-name="Standard">
      <style:text-properties officeooo:rsid="0024990c" officeooo:paragraph-rsid="0024990c"/>
    </style:style>
    <style:style style:name="P6" style:family="paragraph" style:parent-style-name="Standard">
      <style:text-properties officeooo:rsid="0028574c" officeooo:paragraph-rsid="0028574c"/>
    </style:style>
    <style:style style:name="P7" style:family="paragraph" style:parent-style-name="Standard">
      <style:text-properties officeooo:rsid="0031288e" officeooo:paragraph-rsid="0031288e"/>
    </style:style>
    <style:style style:name="P8" style:family="paragraph" style:parent-style-name="Standard">
      <style:text-properties fo:font-weight="bold" officeooo:rsid="00675fcf" officeooo:paragraph-rsid="006cf5b2" style:font-weight-asian="bold" style:font-weight-complex="bold"/>
    </style:style>
    <style:style style:name="P9" style:family="paragraph" style:parent-style-name="Standard">
      <style:text-properties fo:font-weight="bold" officeooo:rsid="00675fcf" officeooo:paragraph-rsid="006ddaa0" style:font-weight-asian="bold" style:font-weight-complex="bold"/>
    </style:style>
    <style:style style:name="P10" style:family="paragraph" style:parent-style-name="Standard">
      <style:text-properties fo:font-weight="bold" officeooo:rsid="00675fcf" officeooo:paragraph-rsid="0070e809" style:font-weight-asian="bold" style:font-weight-complex="bold"/>
    </style:style>
    <style:style style:name="P11" style:family="paragraph" style:parent-style-name="Standard">
      <style:text-properties fo:font-weight="bold" officeooo:rsid="00675fcf" officeooo:paragraph-rsid="006ef547" style:font-weight-asian="bold" style:font-weight-complex="bold"/>
    </style:style>
    <style:style style:name="P12" style:family="paragraph" style:parent-style-name="Standard">
      <style:text-properties fo:font-weight="bold" officeooo:rsid="00675fcf" officeooo:paragraph-rsid="00723a10" style:font-weight-asian="bold" style:font-weight-complex="bold"/>
    </style:style>
    <style:style style:name="P13" style:family="paragraph" style:parent-style-name="Standard">
      <style:text-properties fo:font-weight="bold" officeooo:rsid="00675fcf" officeooo:paragraph-rsid="0072596c" style:font-weight-asian="bold" style:font-weight-complex="bold"/>
    </style:style>
    <style:style style:name="P14" style:family="paragraph" style:parent-style-name="Standard">
      <style:text-properties fo:font-weight="bold" officeooo:rsid="00675fcf" officeooo:paragraph-rsid="0073dcae" style:font-weight-asian="bold" style:font-weight-complex="bold"/>
    </style:style>
    <style:style style:name="P15" style:family="paragraph" style:parent-style-name="Standard">
      <style:text-properties fo:font-weight="bold" officeooo:rsid="00675fcf" officeooo:paragraph-rsid="007678d4" style:font-weight-asian="bold" style:font-weight-complex="bold"/>
    </style:style>
    <style:style style:name="P16" style:family="paragraph" style:parent-style-name="Standard">
      <style:text-properties fo:font-weight="bold" officeooo:rsid="00675fcf" officeooo:paragraph-rsid="0076e358" style:font-weight-asian="bold" style:font-weight-complex="bold"/>
    </style:style>
    <style:style style:name="P17" style:family="paragraph" style:parent-style-name="Standard">
      <style:text-properties fo:font-weight="bold" officeooo:rsid="00675fcf" officeooo:paragraph-rsid="00773808" style:font-weight-asian="bold" style:font-weight-complex="bold"/>
    </style:style>
    <style:style style:name="P18" style:family="paragraph" style:parent-style-name="Standard">
      <style:text-properties fo:font-weight="bold" officeooo:rsid="00675fcf" officeooo:paragraph-rsid="007753e3" style:font-weight-asian="bold" style:font-weight-complex="bold"/>
    </style:style>
    <style:style style:name="P19" style:family="paragraph" style:parent-style-name="Standard">
      <style:text-properties fo:font-weight="bold" officeooo:rsid="00675fcf" officeooo:paragraph-rsid="00786af2" style:font-weight-asian="bold" style:font-weight-complex="bold"/>
    </style:style>
    <style:style style:name="P20" style:family="paragraph" style:parent-style-name="Standard">
      <style:text-properties fo:font-weight="bold" officeooo:rsid="00675fcf" officeooo:paragraph-rsid="0079b6ed" style:font-weight-asian="bold" style:font-weight-complex="bold"/>
    </style:style>
    <style:style style:name="P21" style:family="paragraph" style:parent-style-name="Standard">
      <style:text-properties fo:font-weight="bold" officeooo:rsid="00675fcf" officeooo:paragraph-rsid="007b17f2" style:font-weight-asian="bold" style:font-weight-complex="bold"/>
    </style:style>
    <style:style style:name="P22" style:family="paragraph" style:parent-style-name="Standard">
      <style:text-properties fo:font-weight="bold" officeooo:rsid="00675fcf" officeooo:paragraph-rsid="007ce46f" style:font-weight-asian="bold" style:font-weight-complex="bold"/>
    </style:style>
    <style:style style:name="P23" style:family="paragraph" style:parent-style-name="Standard">
      <style:text-properties fo:font-weight="bold" officeooo:rsid="00675fcf" officeooo:paragraph-rsid="007d1d00" style:font-weight-asian="bold" style:font-weight-complex="bold"/>
    </style:style>
    <style:style style:name="P24" style:family="paragraph" style:parent-style-name="Standard">
      <style:text-properties fo:font-weight="bold" officeooo:rsid="00675fcf" officeooo:paragraph-rsid="007f063f" style:font-weight-asian="bold" style:font-weight-complex="bold"/>
    </style:style>
    <style:style style:name="P25" style:family="paragraph" style:parent-style-name="Standard">
      <style:text-properties fo:font-weight="bold" officeooo:rsid="00675fcf" officeooo:paragraph-rsid="0081823f" style:font-weight-asian="bold" style:font-weight-complex="bold"/>
    </style:style>
    <style:style style:name="P26" style:family="paragraph" style:parent-style-name="Standard">
      <style:text-properties fo:font-weight="bold" officeooo:rsid="00675fcf" officeooo:paragraph-rsid="008b2cb0" style:font-weight-asian="bold" style:font-weight-complex="bold"/>
    </style:style>
    <style:style style:name="P27" style:family="paragraph" style:parent-style-name="Standard">
      <style:text-properties fo:font-weight="bold" officeooo:rsid="00675fcf" officeooo:paragraph-rsid="008cfa80" style:font-weight-asian="bold" style:font-weight-complex="bold"/>
    </style:style>
    <style:style style:name="P28" style:family="paragraph" style:parent-style-name="Standard">
      <style:text-properties fo:font-weight="bold" officeooo:rsid="00675fcf" officeooo:paragraph-rsid="008e15c3" style:font-weight-asian="bold" style:font-weight-complex="bold"/>
    </style:style>
    <style:style style:name="P29" style:family="paragraph" style:parent-style-name="Standard">
      <style:text-properties fo:font-weight="bold" officeooo:rsid="00675fcf" officeooo:paragraph-rsid="008f49ed" style:font-weight-asian="bold" style:font-weight-complex="bold"/>
    </style:style>
    <style:style style:name="P30" style:family="paragraph" style:parent-style-name="Standard">
      <style:text-properties fo:font-weight="bold" officeooo:rsid="00675fcf" officeooo:paragraph-rsid="009054d2" style:font-weight-asian="bold" style:font-weight-complex="bold"/>
    </style:style>
    <style:style style:name="P31" style:family="paragraph" style:parent-style-name="Standard">
      <style:text-properties fo:font-weight="bold" officeooo:rsid="00675fcf" officeooo:paragraph-rsid="0090ca7e" style:font-weight-asian="bold" style:font-weight-complex="bold"/>
    </style:style>
    <style:style style:name="P32" style:family="paragraph" style:parent-style-name="Standard">
      <style:text-properties fo:font-weight="bold" officeooo:rsid="00675fcf" officeooo:paragraph-rsid="00924255" style:font-weight-asian="bold" style:font-weight-complex="bold"/>
    </style:style>
    <style:style style:name="P33" style:family="paragraph" style:parent-style-name="Standard">
      <style:text-properties fo:font-weight="bold" officeooo:rsid="00675fcf" officeooo:paragraph-rsid="00943cf6" style:font-weight-asian="bold" style:font-weight-complex="bold"/>
    </style:style>
    <style:style style:name="P34" style:family="paragraph" style:parent-style-name="Standard">
      <style:text-properties fo:font-weight="bold" officeooo:rsid="00675fcf" officeooo:paragraph-rsid="0095a1c1" style:font-weight-asian="bold" style:font-weight-complex="bold"/>
    </style:style>
    <style:style style:name="P35" style:family="paragraph" style:parent-style-name="Standard">
      <style:text-properties fo:font-weight="bold" officeooo:rsid="00675fcf" officeooo:paragraph-rsid="0095f70d" style:font-weight-asian="bold" style:font-weight-complex="bold"/>
    </style:style>
    <style:style style:name="P36" style:family="paragraph" style:parent-style-name="Standard">
      <style:text-properties fo:font-weight="bold" officeooo:rsid="00675fcf" officeooo:paragraph-rsid="0096a85f" style:font-weight-asian="bold" style:font-weight-complex="bold"/>
    </style:style>
    <style:style style:name="P37" style:family="paragraph" style:parent-style-name="Standard">
      <style:text-properties fo:font-weight="bold" officeooo:rsid="00675fcf" officeooo:paragraph-rsid="009a82df" style:font-weight-asian="bold" style:font-weight-complex="bold"/>
    </style:style>
    <style:style style:name="P38" style:family="paragraph" style:parent-style-name="Standard">
      <style:text-properties fo:font-weight="bold" officeooo:rsid="00675fcf" officeooo:paragraph-rsid="009c3ae2" style:font-weight-asian="bold" style:font-weight-complex="bold"/>
    </style:style>
    <style:style style:name="P39" style:family="paragraph" style:parent-style-name="Standard">
      <style:text-properties fo:font-weight="bold" officeooo:rsid="00675fcf" officeooo:paragraph-rsid="009c8ac3" style:font-weight-asian="bold" style:font-weight-complex="bold"/>
    </style:style>
    <style:style style:name="P40" style:family="paragraph" style:parent-style-name="Standard">
      <style:text-properties fo:font-weight="bold" officeooo:rsid="00675fcf" officeooo:paragraph-rsid="009d7c2d" style:font-weight-asian="bold" style:font-weight-complex="bold"/>
    </style:style>
    <style:style style:name="P41" style:family="paragraph" style:parent-style-name="Standard">
      <style:text-properties fo:font-weight="bold" officeooo:rsid="00675fcf" officeooo:paragraph-rsid="009dea22" style:font-weight-asian="bold" style:font-weight-complex="bold"/>
    </style:style>
    <style:style style:name="P42" style:family="paragraph" style:parent-style-name="Standard">
      <style:text-properties fo:font-weight="bold" officeooo:rsid="00675fcf" officeooo:paragraph-rsid="009f3387" style:font-weight-asian="bold" style:font-weight-complex="bold"/>
    </style:style>
    <style:style style:name="P43" style:family="paragraph" style:parent-style-name="Standard">
      <style:text-properties fo:font-weight="bold" officeooo:rsid="00675fcf" officeooo:paragraph-rsid="00a17093" style:font-weight-asian="bold" style:font-weight-complex="bold"/>
    </style:style>
    <style:style style:name="P44" style:family="paragraph" style:parent-style-name="Standard">
      <style:text-properties fo:font-weight="bold" officeooo:rsid="00675fcf" officeooo:paragraph-rsid="00a35e9d" style:font-weight-asian="bold" style:font-weight-complex="bold"/>
    </style:style>
    <style:style style:name="P45" style:family="paragraph" style:parent-style-name="Standard">
      <style:text-properties fo:font-weight="bold" officeooo:rsid="00675fcf" officeooo:paragraph-rsid="00a53ba6" style:font-weight-asian="bold" style:font-weight-complex="bold"/>
    </style:style>
    <style:style style:name="P46" style:family="paragraph" style:parent-style-name="Standard">
      <style:text-properties fo:font-weight="bold" officeooo:rsid="00675fcf" officeooo:paragraph-rsid="00a7a804" style:font-weight-asian="bold" style:font-weight-complex="bold"/>
    </style:style>
    <style:style style:name="P47" style:family="paragraph" style:parent-style-name="Standard">
      <style:text-properties fo:font-weight="bold" officeooo:rsid="00675fcf" officeooo:paragraph-rsid="00a867b5" style:font-weight-asian="bold" style:font-weight-complex="bold"/>
    </style:style>
    <style:style style:name="P48" style:family="paragraph" style:parent-style-name="Standard">
      <style:text-properties fo:font-weight="bold" officeooo:rsid="00675fcf" officeooo:paragraph-rsid="00ae5498" style:font-weight-asian="bold" style:font-weight-complex="bold"/>
    </style:style>
    <style:style style:name="P49" style:family="paragraph" style:parent-style-name="Standard">
      <style:text-properties fo:font-weight="bold" officeooo:rsid="00675fcf" officeooo:paragraph-rsid="00af622a" style:font-weight-asian="bold" style:font-weight-complex="bold"/>
    </style:style>
    <style:style style:name="P50" style:family="paragraph" style:parent-style-name="Standard">
      <style:text-properties fo:font-weight="bold" officeooo:rsid="00675fcf" officeooo:paragraph-rsid="00afafdb" style:font-weight-asian="bold" style:font-weight-complex="bold"/>
    </style:style>
    <style:style style:name="P51" style:family="paragraph" style:parent-style-name="Standard">
      <style:text-properties fo:font-weight="bold" officeooo:rsid="00675fcf" officeooo:paragraph-rsid="00b18c19" style:font-weight-asian="bold" style:font-weight-complex="bold"/>
    </style:style>
    <style:style style:name="P52" style:family="paragraph" style:parent-style-name="Standard">
      <style:text-properties fo:font-weight="bold" officeooo:rsid="00675fcf" officeooo:paragraph-rsid="00b18d86" style:font-weight-asian="bold" style:font-weight-complex="bold"/>
    </style:style>
    <style:style style:name="P53" style:family="paragraph" style:parent-style-name="Standard">
      <style:text-properties fo:font-weight="bold" officeooo:rsid="00675fcf" officeooo:paragraph-rsid="00b46c0f" style:font-weight-asian="bold" style:font-weight-complex="bold"/>
    </style:style>
    <style:style style:name="P54" style:family="paragraph" style:parent-style-name="Standard">
      <style:text-properties fo:font-weight="bold" officeooo:rsid="00675fcf" officeooo:paragraph-rsid="00ba4022" style:font-weight-asian="bold" style:font-weight-complex="bold"/>
    </style:style>
    <style:style style:name="P55" style:family="paragraph" style:parent-style-name="Standard">
      <style:text-properties fo:font-weight="bold" officeooo:rsid="00675fcf" officeooo:paragraph-rsid="00c04012" style:font-weight-asian="bold" style:font-weight-complex="bold"/>
    </style:style>
    <style:style style:name="P56" style:family="paragraph" style:parent-style-name="Standard">
      <style:text-properties fo:font-weight="bold" officeooo:rsid="00675fcf" officeooo:paragraph-rsid="00c3f3ab" style:font-weight-asian="bold" style:font-weight-complex="bold"/>
    </style:style>
    <style:style style:name="P57" style:family="paragraph" style:parent-style-name="Standard">
      <style:text-properties fo:font-weight="bold" officeooo:rsid="00675fcf" officeooo:paragraph-rsid="00c4649e" style:font-weight-asian="bold" style:font-weight-complex="bold"/>
    </style:style>
    <style:style style:name="P58" style:family="paragraph" style:parent-style-name="Standard">
      <style:text-properties fo:font-weight="bold" officeooo:rsid="00675fcf" officeooo:paragraph-rsid="00c5968d" style:font-weight-asian="bold" style:font-weight-complex="bold"/>
    </style:style>
    <style:style style:name="P59" style:family="paragraph" style:parent-style-name="Standard">
      <style:text-properties fo:font-weight="bold" officeooo:rsid="00675fcf" officeooo:paragraph-rsid="00c5bf31" style:font-weight-asian="bold" style:font-weight-complex="bold"/>
    </style:style>
    <style:style style:name="P60" style:family="paragraph" style:parent-style-name="Standard">
      <style:text-properties fo:font-weight="bold" officeooo:rsid="00675fcf" officeooo:paragraph-rsid="00cad4d6" style:font-weight-asian="bold" style:font-weight-complex="bold"/>
    </style:style>
    <style:style style:name="P61" style:family="paragraph" style:parent-style-name="Standard">
      <style:text-properties fo:font-weight="bold" officeooo:rsid="00675fcf" officeooo:paragraph-rsid="00d064e5" style:font-weight-asian="bold" style:font-weight-complex="bold"/>
    </style:style>
    <style:style style:name="P62" style:family="paragraph" style:parent-style-name="Standard">
      <style:text-properties officeooo:rsid="003a3930" officeooo:paragraph-rsid="003a3930"/>
    </style:style>
    <style:style style:name="P63" style:family="paragraph" style:parent-style-name="Standard">
      <style:text-properties fo:font-weight="normal" officeooo:rsid="00451f0f" officeooo:paragraph-rsid="00451f0f" style:font-weight-asian="normal" style:font-weight-complex="normal"/>
    </style:style>
    <style:style style:name="P64" style:family="paragraph" style:parent-style-name="Standard">
      <style:text-properties fo:font-size="15pt" fo:font-weight="bold" officeooo:rsid="00451f0f" officeooo:paragraph-rsid="00451f0f" style:font-size-asian="15pt" style:font-weight-asian="bold" style:font-size-complex="15pt" style:font-weight-complex="bold"/>
    </style:style>
    <style:style style:name="P65" style:family="paragraph" style:parent-style-name="Standard">
      <style:text-properties officeooo:rsid="0068b0ba" officeooo:paragraph-rsid="0068b0ba"/>
    </style:style>
    <style:style style:name="P66" style:family="paragraph" style:parent-style-name="Standard">
      <style:text-properties officeooo:rsid="0068b0ba" officeooo:paragraph-rsid="006ad8ac"/>
    </style:style>
    <style:style style:name="P67" style:family="paragraph" style:parent-style-name="Standard">
      <style:text-properties fo:font-size="14pt" fo:font-weight="bold" officeooo:rsid="00451f0f" officeooo:paragraph-rsid="00451f0f" style:font-size-asian="14pt" style:font-weight-asian="bold" style:font-size-complex="14pt" style:font-weight-complex="bold"/>
    </style:style>
    <style:style style:name="P68" style:family="paragraph" style:parent-style-name="Standard">
      <style:text-properties fo:font-size="14pt" fo:font-weight="bold" officeooo:rsid="004a750e" officeooo:paragraph-rsid="004a750e" style:font-size-asian="14pt" style:font-weight-asian="bold" style:font-size-complex="14pt" style:font-weight-complex="bold"/>
    </style:style>
    <style:style style:name="P69" style:family="paragraph" style:parent-style-name="Standard">
      <style:text-properties fo:font-size="14pt" fo:font-weight="bold" officeooo:rsid="004e4987" officeooo:paragraph-rsid="004e4987" style:font-size-asian="14pt" style:font-weight-asian="bold" style:font-size-complex="14pt" style:font-weight-complex="bold"/>
    </style:style>
    <style:style style:name="P70" style:family="paragraph" style:parent-style-name="Standard">
      <style:text-properties fo:font-size="14pt" fo:font-weight="bold" officeooo:rsid="00623b32" officeooo:paragraph-rsid="00623b32" style:font-size-asian="14pt" style:font-weight-asian="bold" style:font-size-complex="14pt" style:font-weight-complex="bold"/>
    </style:style>
    <style:style style:name="P71" style:family="paragraph" style:parent-style-name="Standard">
      <style:text-properties fo:font-size="14pt" fo:font-weight="bold" officeooo:rsid="00623b32" officeooo:paragraph-rsid="00cb36a6" style:font-size-asian="14pt" style:font-weight-asian="bold" style:font-size-complex="14pt" style:font-weight-complex="bold"/>
    </style:style>
    <style:style style:name="P72" style:family="paragraph" style:parent-style-name="Standard">
      <style:text-properties fo:font-size="14pt" fo:font-weight="bold" officeooo:rsid="00675fcf" officeooo:paragraph-rsid="00675fcf" style:font-size-asian="14pt" style:font-weight-asian="bold" style:font-size-complex="14pt" style:font-weight-complex="bold"/>
    </style:style>
    <style:style style:name="P73" style:family="paragraph" style:parent-style-name="Standard">
      <style:text-properties fo:font-size="14pt" fo:font-weight="bold" officeooo:rsid="00675fcf" officeooo:paragraph-rsid="00ccff1d" style:font-size-asian="14pt" style:font-weight-asian="bold" style:font-size-complex="14pt" style:font-weight-complex="bold"/>
    </style:style>
    <style:style style:name="P74" style:family="paragraph" style:parent-style-name="Standard">
      <style:text-properties fo:font-size="14pt" fo:font-weight="bold" officeooo:rsid="00675fcf" officeooo:paragraph-rsid="00cb36a6" style:font-size-asian="14pt" style:font-weight-asian="bold" style:font-size-complex="14pt" style:font-weight-complex="bold"/>
    </style:style>
    <style:style style:name="P75" style:family="paragraph" style:parent-style-name="Standard">
      <style:text-properties fo:font-size="14pt" fo:font-weight="bold" officeooo:rsid="00675fcf" officeooo:paragraph-rsid="00ce9a51" style:font-size-asian="14pt" style:font-weight-asian="bold" style:font-size-complex="14pt" style:font-weight-complex="bold"/>
    </style:style>
    <style:style style:name="P76" style:family="paragraph" style:parent-style-name="Standard">
      <style:text-properties fo:font-size="14pt" fo:font-weight="bold" officeooo:rsid="00675fcf" officeooo:paragraph-rsid="00ceb70a" style:font-size-asian="14pt" style:font-weight-asian="bold" style:font-size-complex="14pt" style:font-weight-complex="bold"/>
    </style:style>
    <style:style style:name="P77" style:family="paragraph" style:parent-style-name="Standard">
      <style:text-properties fo:font-size="14pt" fo:font-weight="bold" officeooo:rsid="00675fcf" officeooo:paragraph-rsid="00d064e5" style:font-size-asian="14pt" style:font-weight-asian="bold" style:font-size-complex="14pt" style:font-weight-complex="bold"/>
    </style:style>
    <style:style style:name="P78" style:family="paragraph" style:parent-style-name="Standard">
      <style:text-properties fo:font-size="14pt" fo:font-weight="bold" officeooo:rsid="00675fcf" officeooo:paragraph-rsid="00d0a928" style:font-size-asian="14pt" style:font-weight-asian="bold" style:font-size-complex="14pt" style:font-weight-complex="bold"/>
    </style:style>
    <style:style style:name="P79" style:family="paragraph" style:parent-style-name="Standard">
      <style:text-properties fo:font-size="14pt" fo:font-weight="bold" officeooo:rsid="00675fcf" officeooo:paragraph-rsid="00d224a3" style:font-size-asian="14pt" style:font-weight-asian="bold" style:font-size-complex="14pt" style:font-weight-complex="bold"/>
    </style:style>
    <style:style style:name="P80" style:family="paragraph" style:parent-style-name="Standard">
      <style:text-properties fo:font-size="14pt" fo:font-weight="bold" officeooo:rsid="00675fcf" officeooo:paragraph-rsid="00d5e8fb" style:font-size-asian="14pt" style:font-weight-asian="bold" style:font-size-complex="14pt" style:font-weight-complex="bold"/>
    </style:style>
    <style:style style:name="P81" style:family="paragraph" style:parent-style-name="Standard">
      <style:text-properties fo:font-size="14pt" fo:font-weight="bold" officeooo:rsid="00675fcf" officeooo:paragraph-rsid="00d6ddfd" style:font-size-asian="14pt" style:font-weight-asian="bold" style:font-size-complex="14pt" style:font-weight-complex="bold"/>
    </style:style>
    <style:style style:name="P82" style:family="paragraph" style:parent-style-name="Standard">
      <style:text-properties fo:font-size="14pt" fo:font-weight="bold" officeooo:rsid="00675fcf" officeooo:paragraph-rsid="00d79ddd" style:font-size-asian="14pt" style:font-weight-asian="bold" style:font-size-complex="14pt" style:font-weight-complex="bold"/>
    </style:style>
    <style:style style:name="P83" style:family="paragraph" style:parent-style-name="Standard">
      <style:text-properties fo:font-size="14pt" fo:font-weight="bold" officeooo:rsid="00675fcf" officeooo:paragraph-rsid="00da14cd" style:font-size-asian="14pt" style:font-weight-asian="bold" style:font-size-complex="14pt" style:font-weight-complex="bold"/>
    </style:style>
    <style:style style:name="P84" style:family="paragraph" style:parent-style-name="Standard">
      <style:text-properties fo:font-size="14pt" fo:font-weight="bold" officeooo:rsid="00675fcf" officeooo:paragraph-rsid="00da5745" style:font-size-asian="14pt" style:font-weight-asian="bold" style:font-size-complex="14pt" style:font-weight-complex="bold"/>
    </style:style>
    <style:style style:name="P85" style:family="paragraph" style:parent-style-name="Standard">
      <style:text-properties fo:font-size="14pt" fo:font-weight="bold" officeooo:rsid="00675fcf" officeooo:paragraph-rsid="00dc8c79" style:font-size-asian="14pt" style:font-weight-asian="bold" style:font-size-complex="14pt" style:font-weight-complex="bold"/>
    </style:style>
    <style:style style:name="P86" style:family="paragraph" style:parent-style-name="Standard">
      <style:text-properties fo:font-size="14pt" fo:font-weight="bold" officeooo:rsid="00675fcf" officeooo:paragraph-rsid="00e21fc8" style:font-size-asian="14pt" style:font-weight-asian="bold" style:font-size-complex="14pt" style:font-weight-complex="bold"/>
    </style:style>
    <style:style style:name="P87" style:family="paragraph" style:parent-style-name="Standard">
      <style:text-properties fo:font-size="14pt" fo:font-weight="bold" officeooo:rsid="00675fcf" officeooo:paragraph-rsid="00e2605b" style:font-size-asian="14pt" style:font-weight-asian="bold" style:font-size-complex="14pt" style:font-weight-complex="bold"/>
    </style:style>
    <style:style style:name="P88" style:family="paragraph" style:parent-style-name="Standard">
      <style:text-properties fo:font-size="14pt" fo:font-weight="bold" officeooo:rsid="00675fcf" officeooo:paragraph-rsid="00e5bb36" style:font-size-asian="14pt" style:font-weight-asian="bold" style:font-size-complex="14pt" style:font-weight-complex="bold"/>
    </style:style>
    <style:style style:name="P89" style:family="paragraph" style:parent-style-name="Standard">
      <style:text-properties fo:font-size="14pt" fo:font-weight="bold" officeooo:rsid="00675fcf" officeooo:paragraph-rsid="00e9d96d" style:font-size-asian="14pt" style:font-weight-asian="bold" style:font-size-complex="14pt" style:font-weight-complex="bold"/>
    </style:style>
    <style:style style:name="P90" style:family="paragraph" style:parent-style-name="Standard">
      <style:text-properties fo:font-size="14pt" fo:font-weight="bold" officeooo:rsid="00675fcf" officeooo:paragraph-rsid="00eb3be6" style:font-size-asian="14pt" style:font-weight-asian="bold" style:font-size-complex="14pt" style:font-weight-complex="bold"/>
    </style:style>
    <style:style style:name="P91" style:family="paragraph" style:parent-style-name="Standard">
      <style:text-properties fo:font-size="14pt" fo:font-weight="bold" officeooo:rsid="00675fcf" officeooo:paragraph-rsid="00f1a757" style:font-size-asian="14pt" style:font-weight-asian="bold" style:font-size-complex="14pt" style:font-weight-complex="bold"/>
    </style:style>
    <style:style style:name="P92" style:family="paragraph" style:parent-style-name="Standard">
      <style:text-properties fo:font-size="14pt" fo:font-weight="bold" officeooo:rsid="00675fcf" officeooo:paragraph-rsid="00f4e17e" style:font-size-asian="14pt" style:font-weight-asian="bold" style:font-size-complex="14pt" style:font-weight-complex="bold"/>
    </style:style>
    <style:style style:name="P93" style:family="paragraph" style:parent-style-name="Standard">
      <style:text-properties fo:font-size="14pt" fo:font-weight="bold" officeooo:rsid="00675fcf" officeooo:paragraph-rsid="00f6d3a6" style:font-size-asian="14pt" style:font-weight-asian="bold" style:font-size-complex="14pt" style:font-weight-complex="bold"/>
    </style:style>
    <style:style style:name="P94" style:family="paragraph" style:parent-style-name="Standard">
      <style:text-properties fo:font-size="14pt" fo:font-weight="bold" officeooo:rsid="00675fcf" officeooo:paragraph-rsid="00f83425" style:font-size-asian="14pt" style:font-weight-asian="bold" style:font-size-complex="14pt" style:font-weight-complex="bold"/>
    </style:style>
    <style:style style:name="P95" style:family="paragraph" style:parent-style-name="Standard">
      <style:text-properties fo:font-size="14pt" fo:font-weight="bold" officeooo:rsid="00675fcf" officeooo:paragraph-rsid="010ad7c9" style:font-size-asian="14pt" style:font-weight-asian="bold" style:font-size-complex="14pt" style:font-weight-complex="bold"/>
    </style:style>
    <style:style style:name="P96" style:family="paragraph" style:parent-style-name="Standard">
      <style:text-properties fo:font-size="14pt" fo:font-weight="bold" officeooo:rsid="00675fcf" officeooo:paragraph-rsid="010af5eb" style:font-size-asian="14pt" style:font-weight-asian="bold" style:font-size-complex="14pt" style:font-weight-complex="bold"/>
    </style:style>
    <style:style style:name="P97" style:family="paragraph" style:parent-style-name="Standard">
      <style:text-properties fo:font-size="14pt" fo:font-weight="bold" officeooo:rsid="00675fcf" officeooo:paragraph-rsid="010b37f4" style:font-size-asian="14pt" style:font-weight-asian="bold" style:font-size-complex="14pt" style:font-weight-complex="bold"/>
    </style:style>
    <style:style style:name="P98" style:family="paragraph" style:parent-style-name="Standard">
      <style:text-properties fo:font-size="14pt" fo:font-weight="bold" officeooo:rsid="00675fcf" officeooo:paragraph-rsid="010c41e1" style:font-size-asian="14pt" style:font-weight-asian="bold" style:font-size-complex="14pt" style:font-weight-complex="bold"/>
    </style:style>
    <style:style style:name="P99" style:family="paragraph" style:parent-style-name="Standard">
      <style:text-properties fo:font-size="14pt" fo:font-weight="bold" officeooo:rsid="00675fcf" officeooo:paragraph-rsid="010d26df" style:font-size-asian="14pt" style:font-weight-asian="bold" style:font-size-complex="14pt" style:font-weight-complex="bold"/>
    </style:style>
    <style:style style:name="P100" style:family="paragraph" style:parent-style-name="Standard">
      <style:text-properties fo:font-size="14pt" fo:font-weight="bold" officeooo:rsid="00675fcf" officeooo:paragraph-rsid="010db0ba" style:font-size-asian="14pt" style:font-weight-asian="bold" style:font-size-complex="14pt" style:font-weight-complex="bold"/>
    </style:style>
    <style:style style:name="P101" style:family="paragraph" style:parent-style-name="Standard">
      <style:text-properties fo:font-size="14pt" fo:font-weight="bold" officeooo:rsid="00675fcf" officeooo:paragraph-rsid="010e660a" style:font-size-asian="14pt" style:font-weight-asian="bold" style:font-size-complex="14pt" style:font-weight-complex="bold"/>
    </style:style>
    <style:style style:name="P102" style:family="paragraph" style:parent-style-name="Standard">
      <style:text-properties fo:font-size="14pt" fo:font-weight="bold" officeooo:rsid="00675fcf" officeooo:paragraph-rsid="010fa166" style:font-size-asian="14pt" style:font-weight-asian="bold" style:font-size-complex="14pt" style:font-weight-complex="bold"/>
    </style:style>
    <style:style style:name="P103" style:family="paragraph" style:parent-style-name="Standard">
      <style:text-properties fo:font-size="14pt" fo:font-weight="bold" officeooo:rsid="00675fcf" officeooo:paragraph-rsid="01180bcf" style:font-size-asian="14pt" style:font-weight-asian="bold" style:font-size-complex="14pt" style:font-weight-complex="bold"/>
    </style:style>
    <style:style style:name="P104" style:family="paragraph" style:parent-style-name="Standard">
      <style:text-properties fo:font-size="14pt" fo:font-weight="bold" officeooo:rsid="00675fcf" officeooo:paragraph-rsid="0119e6a2" style:font-size-asian="14pt" style:font-weight-asian="bold" style:font-size-complex="14pt" style:font-weight-complex="bold"/>
    </style:style>
    <style:style style:name="P105" style:family="paragraph" style:parent-style-name="Standard">
      <style:text-properties fo:font-size="14pt" fo:font-weight="bold" officeooo:rsid="00675fcf" officeooo:paragraph-rsid="011a3df4" style:font-size-asian="14pt" style:font-weight-asian="bold" style:font-size-complex="14pt" style:font-weight-complex="bold"/>
    </style:style>
    <style:style style:name="P106" style:family="paragraph" style:parent-style-name="Standard">
      <style:text-properties fo:font-size="14pt" fo:font-weight="bold" officeooo:rsid="00675fcf" officeooo:paragraph-rsid="011be50f" style:font-size-asian="14pt" style:font-weight-asian="bold" style:font-size-complex="14pt" style:font-weight-complex="bold"/>
    </style:style>
    <style:style style:name="P107" style:family="paragraph" style:parent-style-name="Standard">
      <style:text-properties fo:font-size="14pt" fo:font-weight="bold" officeooo:rsid="00675fcf" officeooo:paragraph-rsid="011d44da" style:font-size-asian="14pt" style:font-weight-asian="bold" style:font-size-complex="14pt" style:font-weight-complex="bold"/>
    </style:style>
    <style:style style:name="P108" style:family="paragraph" style:parent-style-name="Standard">
      <style:text-properties fo:font-size="14pt" fo:font-weight="bold" officeooo:rsid="00675fcf" officeooo:paragraph-rsid="011dba4c" style:font-size-asian="14pt" style:font-weight-asian="bold" style:font-size-complex="14pt" style:font-weight-complex="bold"/>
    </style:style>
    <style:style style:name="P109" style:family="paragraph" style:parent-style-name="Standard">
      <style:text-properties fo:font-size="14pt" fo:font-weight="bold" officeooo:rsid="00675fcf" officeooo:paragraph-rsid="011dead8" style:font-size-asian="14pt" style:font-weight-asian="bold" style:font-size-complex="14pt" style:font-weight-complex="bold"/>
    </style:style>
    <style:style style:name="P110" style:family="paragraph" style:parent-style-name="Standard">
      <style:text-properties fo:font-size="14pt" fo:font-weight="bold" officeooo:rsid="00675fcf" officeooo:paragraph-rsid="011f5d32" style:font-size-asian="14pt" style:font-weight-asian="bold" style:font-size-complex="14pt" style:font-weight-complex="bold"/>
    </style:style>
    <style:style style:name="P111" style:family="paragraph" style:parent-style-name="Standard">
      <style:text-properties fo:font-size="14pt" fo:font-weight="bold" officeooo:rsid="00675fcf" officeooo:paragraph-rsid="0121e0ce" style:font-size-asian="14pt" style:font-weight-asian="bold" style:font-size-complex="14pt" style:font-weight-complex="bold"/>
    </style:style>
    <style:style style:name="P112" style:family="paragraph" style:parent-style-name="Standard">
      <style:text-properties fo:font-size="14pt" fo:font-weight="bold" officeooo:rsid="00675fcf" officeooo:paragraph-rsid="0122ccca" style:font-size-asian="14pt" style:font-weight-asian="bold" style:font-size-complex="14pt" style:font-weight-complex="bold"/>
    </style:style>
    <style:style style:name="P113" style:family="paragraph" style:parent-style-name="Standard">
      <style:text-properties fo:font-size="14pt" fo:font-weight="bold" officeooo:rsid="00675fcf" officeooo:paragraph-rsid="01248c73" style:font-size-asian="14pt" style:font-weight-asian="bold" style:font-size-complex="14pt" style:font-weight-complex="bold"/>
    </style:style>
    <style:style style:name="P114" style:family="paragraph" style:parent-style-name="Standard">
      <style:text-properties fo:font-size="14pt" fo:font-weight="bold" officeooo:rsid="00675fcf" officeooo:paragraph-rsid="0124e690" style:font-size-asian="14pt" style:font-weight-asian="bold" style:font-size-complex="14pt" style:font-weight-complex="bold"/>
    </style:style>
    <style:style style:name="P115" style:family="paragraph" style:parent-style-name="Standard">
      <style:text-properties fo:font-size="14pt" fo:font-weight="bold" officeooo:rsid="00675fcf" officeooo:paragraph-rsid="0126d37c" style:font-size-asian="14pt" style:font-weight-asian="bold" style:font-size-complex="14pt" style:font-weight-complex="bold"/>
    </style:style>
    <style:style style:name="P116" style:family="paragraph" style:parent-style-name="Standard">
      <style:text-properties fo:font-size="14pt" fo:font-weight="bold" officeooo:rsid="00675fcf" officeooo:paragraph-rsid="0129c043" style:font-size-asian="14pt" style:font-weight-asian="bold" style:font-size-complex="14pt" style:font-weight-complex="bold"/>
    </style:style>
    <style:style style:name="P117" style:family="paragraph" style:parent-style-name="Standard">
      <style:text-properties fo:font-size="14pt" fo:font-weight="bold" officeooo:rsid="00675fcf" officeooo:paragraph-rsid="0129f55c" style:font-size-asian="14pt" style:font-weight-asian="bold" style:font-size-complex="14pt" style:font-weight-complex="bold"/>
    </style:style>
    <style:style style:name="P118" style:family="paragraph" style:parent-style-name="Standard">
      <style:text-properties fo:font-size="14pt" fo:font-weight="bold" officeooo:rsid="00675fcf" officeooo:paragraph-rsid="012b7ac9" style:font-size-asian="14pt" style:font-weight-asian="bold" style:font-size-complex="14pt" style:font-weight-complex="bold"/>
    </style:style>
    <style:style style:name="P119" style:family="paragraph" style:parent-style-name="Standard">
      <style:text-properties fo:font-size="14pt" fo:font-weight="bold" officeooo:rsid="00675fcf" officeooo:paragraph-rsid="012d0f48" style:font-size-asian="14pt" style:font-weight-asian="bold" style:font-size-complex="14pt" style:font-weight-complex="bold"/>
    </style:style>
    <style:style style:name="P120" style:family="paragraph" style:parent-style-name="Standard">
      <style:text-properties fo:font-size="14pt" fo:font-weight="bold" officeooo:rsid="00675fcf" officeooo:paragraph-rsid="012f0a50" style:font-size-asian="14pt" style:font-weight-asian="bold" style:font-size-complex="14pt" style:font-weight-complex="bold"/>
    </style:style>
    <style:style style:name="P121" style:family="paragraph" style:parent-style-name="Standard">
      <style:text-properties fo:font-size="14pt" fo:font-weight="bold" officeooo:rsid="00675fcf" officeooo:paragraph-rsid="01304e52" style:font-size-asian="14pt" style:font-weight-asian="bold" style:font-size-complex="14pt" style:font-weight-complex="bold"/>
    </style:style>
    <style:style style:name="P122" style:family="paragraph" style:parent-style-name="Standard">
      <style:text-properties fo:font-size="14pt" fo:font-weight="bold" officeooo:rsid="00675fcf" officeooo:paragraph-rsid="01305449" style:font-size-asian="14pt" style:font-weight-asian="bold" style:font-size-complex="14pt" style:font-weight-complex="bold"/>
    </style:style>
    <style:style style:name="P123" style:family="paragraph" style:parent-style-name="Standard">
      <style:text-properties fo:font-size="14pt" fo:font-weight="bold" officeooo:rsid="00675fcf" officeooo:paragraph-rsid="013110b2" style:font-size-asian="14pt" style:font-weight-asian="bold" style:font-size-complex="14pt" style:font-weight-complex="bold"/>
    </style:style>
    <style:style style:name="P124" style:family="paragraph" style:parent-style-name="Standard">
      <style:text-properties fo:font-size="14pt" fo:font-weight="bold" officeooo:rsid="00675fcf" officeooo:paragraph-rsid="01326bc4" style:font-size-asian="14pt" style:font-weight-asian="bold" style:font-size-complex="14pt" style:font-weight-complex="bold"/>
    </style:style>
    <style:style style:name="P125" style:family="paragraph" style:parent-style-name="Standard">
      <style:text-properties fo:font-size="14pt" fo:font-weight="bold" officeooo:rsid="00675fcf" officeooo:paragraph-rsid="0135aed2" style:font-size-asian="14pt" style:font-weight-asian="bold" style:font-size-complex="14pt" style:font-weight-complex="bold"/>
    </style:style>
    <style:style style:name="P126" style:family="paragraph" style:parent-style-name="Standard">
      <style:text-properties fo:font-size="14pt" fo:font-weight="bold" officeooo:rsid="00675fcf" officeooo:paragraph-rsid="013700b0" style:font-size-asian="14pt" style:font-weight-asian="bold" style:font-size-complex="14pt" style:font-weight-complex="bold"/>
    </style:style>
    <style:style style:name="P127" style:family="paragraph" style:parent-style-name="Standard">
      <style:text-properties fo:font-size="14pt" fo:font-weight="bold" officeooo:rsid="00675fcf" officeooo:paragraph-rsid="01387a97" style:font-size-asian="14pt" style:font-weight-asian="bold" style:font-size-complex="14pt" style:font-weight-complex="bold"/>
    </style:style>
    <style:style style:name="P128" style:family="paragraph" style:parent-style-name="Standard">
      <style:text-properties fo:font-size="14pt" fo:font-weight="bold" officeooo:rsid="00675fcf" officeooo:paragraph-rsid="0139e831" style:font-size-asian="14pt" style:font-weight-asian="bold" style:font-size-complex="14pt" style:font-weight-complex="bold"/>
    </style:style>
    <style:style style:name="P129" style:family="paragraph" style:parent-style-name="Standard">
      <style:text-properties fo:font-size="14pt" fo:font-weight="bold" officeooo:rsid="00675fcf" officeooo:paragraph-rsid="013b99b3" style:font-size-asian="14pt" style:font-weight-asian="bold" style:font-size-complex="14pt" style:font-weight-complex="bold"/>
    </style:style>
    <style:style style:name="P130" style:family="paragraph" style:parent-style-name="Standard">
      <style:text-properties fo:font-size="14pt" fo:font-weight="bold" officeooo:rsid="00675fcf" officeooo:paragraph-rsid="013d59cc" style:font-size-asian="14pt" style:font-weight-asian="bold" style:font-size-complex="14pt" style:font-weight-complex="bold"/>
    </style:style>
    <style:style style:name="P131" style:family="paragraph" style:parent-style-name="Standard">
      <style:text-properties fo:font-size="14pt" fo:font-weight="bold" officeooo:rsid="00675fcf" officeooo:paragraph-rsid="013f1bb9" style:font-size-asian="14pt" style:font-weight-asian="bold" style:font-size-complex="14pt" style:font-weight-complex="bold"/>
    </style:style>
    <style:style style:name="P132" style:family="paragraph" style:parent-style-name="Standard">
      <style:text-properties fo:font-size="14pt" fo:font-weight="bold" officeooo:rsid="00675fcf" officeooo:paragraph-rsid="01402cba" style:font-size-asian="14pt" style:font-weight-asian="bold" style:font-size-complex="14pt" style:font-weight-complex="bold"/>
    </style:style>
    <style:style style:name="P133" style:family="paragraph" style:parent-style-name="Standard">
      <style:text-properties fo:font-size="14pt" fo:font-weight="bold" officeooo:rsid="00675fcf" officeooo:paragraph-rsid="0142238c" style:font-size-asian="14pt" style:font-weight-asian="bold" style:font-size-complex="14pt" style:font-weight-complex="bold"/>
    </style:style>
    <style:style style:name="P134" style:family="paragraph" style:parent-style-name="Standard">
      <style:text-properties fo:font-size="14pt" fo:font-weight="bold" officeooo:rsid="00675fcf" officeooo:paragraph-rsid="014347af" style:font-size-asian="14pt" style:font-weight-asian="bold" style:font-size-complex="14pt" style:font-weight-complex="bold"/>
    </style:style>
    <style:style style:name="P135" style:family="paragraph" style:parent-style-name="Standard">
      <style:text-properties fo:font-size="14pt" fo:font-weight="bold" officeooo:rsid="00675fcf" officeooo:paragraph-rsid="0143b028" style:font-size-asian="14pt" style:font-weight-asian="bold" style:font-size-complex="14pt" style:font-weight-complex="bold"/>
    </style:style>
    <style:style style:name="P136" style:family="paragraph" style:parent-style-name="Standard">
      <style:text-properties fo:font-size="14pt" fo:font-weight="bold" officeooo:rsid="00675fcf" officeooo:paragraph-rsid="01457398" style:font-size-asian="14pt" style:font-weight-asian="bold" style:font-size-complex="14pt" style:font-weight-complex="bold"/>
    </style:style>
    <style:style style:name="P137" style:family="paragraph" style:parent-style-name="Standard">
      <style:text-properties fo:font-size="14pt" fo:font-weight="bold" officeooo:rsid="00675fcf" officeooo:paragraph-rsid="01488432" style:font-size-asian="14pt" style:font-weight-asian="bold" style:font-size-complex="14pt" style:font-weight-complex="bold"/>
    </style:style>
    <style:style style:name="P138" style:family="paragraph" style:parent-style-name="Standard">
      <style:text-properties fo:font-size="14pt" fo:font-weight="bold" officeooo:rsid="00675fcf" officeooo:paragraph-rsid="014ba656" style:font-size-asian="14pt" style:font-weight-asian="bold" style:font-size-complex="14pt" style:font-weight-complex="bold"/>
    </style:style>
    <style:style style:name="P139" style:family="paragraph" style:parent-style-name="Standard">
      <style:text-properties fo:font-size="14pt" fo:font-weight="bold" officeooo:rsid="00675fcf" officeooo:paragraph-rsid="014cf646" style:font-size-asian="14pt" style:font-weight-asian="bold" style:font-size-complex="14pt" style:font-weight-complex="bold"/>
    </style:style>
    <style:style style:name="P140" style:family="paragraph" style:parent-style-name="Standard">
      <style:text-properties fo:font-size="14pt" fo:font-weight="bold" officeooo:rsid="0024990c" officeooo:paragraph-rsid="0024990c" style:font-size-asian="14pt" style:font-weight-asian="bold" style:font-size-complex="14pt" style:font-weight-complex="bold"/>
    </style:style>
    <style:style style:name="P141" style:family="paragraph" style:parent-style-name="Standard">
      <style:text-properties fo:font-size="14pt" fo:font-weight="bold" officeooo:rsid="005154d8" officeooo:paragraph-rsid="005154d8" style:font-size-asian="14pt" style:font-weight-asian="bold" style:font-size-complex="14pt" style:font-weight-complex="bold"/>
    </style:style>
    <style:style style:name="P142" style:family="paragraph" style:parent-style-name="Standard">
      <style:text-properties fo:font-size="14pt" fo:font-style="italic" fo:font-weight="bold" officeooo:rsid="0055ebce" officeooo:paragraph-rsid="0055ebce" style:font-size-asian="14pt" style:font-style-asian="italic" style:font-weight-asian="bold" style:font-size-complex="14pt" style:font-style-complex="italic" style:font-weight-complex="bold"/>
    </style:style>
    <style:style style:name="P143" style:family="paragraph" style:parent-style-name="Standard">
      <style:text-properties fo:font-size="14pt" fo:font-style="italic" fo:font-weight="normal" officeooo:rsid="004e70ae" officeooo:paragraph-rsid="004e4987" style:font-size-asian="14pt" style:font-style-asian="italic" style:font-weight-asian="normal" style:font-size-complex="14pt" style:font-style-complex="italic" style:font-weight-complex="normal"/>
    </style:style>
    <style:style style:name="P144" style:family="paragraph" style:parent-style-name="Standard">
      <style:text-properties fo:font-size="14pt" fo:font-style="italic" fo:font-weight="normal" officeooo:rsid="005154d8" officeooo:paragraph-rsid="005154d8" style:font-size-asian="14pt" style:font-style-asian="italic" style:font-weight-asian="normal" style:font-size-complex="14pt" style:font-style-complex="italic" style:font-weight-complex="normal"/>
    </style:style>
    <style:style style:name="P145" style:family="paragraph" style:parent-style-name="Standard">
      <style:text-properties fo:font-size="14pt" fo:font-style="italic" fo:font-weight="normal" officeooo:rsid="0053f62c" officeooo:paragraph-rsid="0053f62c" style:font-size-asian="14pt" style:font-style-asian="italic" style:font-weight-asian="normal" style:font-size-complex="14pt" style:font-style-complex="italic" style:font-weight-complex="normal"/>
    </style:style>
    <style:style style:name="P146" style:family="paragraph" style:parent-style-name="Standard">
      <style:text-properties fo:font-size="14pt" officeooo:rsid="0013e02f" officeooo:paragraph-rsid="0013e02f" style:font-size-asian="14pt" style:font-size-complex="14pt"/>
    </style:style>
    <style:style style:name="P147" style:family="paragraph" style:parent-style-name="Standard">
      <style:text-properties fo:font-size="14pt" officeooo:rsid="001c9bb5" officeooo:paragraph-rsid="001c9bb5" style:font-size-asian="14pt" style:font-size-complex="14pt"/>
    </style:style>
    <style:style style:name="P148" style:family="paragraph" style:parent-style-name="Standard">
      <style:text-properties fo:font-size="14pt" officeooo:rsid="00206988" officeooo:paragraph-rsid="00206988" style:font-size-asian="14pt" style:font-size-complex="14pt"/>
    </style:style>
    <style:style style:name="P149" style:family="paragraph" style:parent-style-name="Standard">
      <style:text-properties fo:font-size="14pt" officeooo:rsid="002097f8" officeooo:paragraph-rsid="002097f8" style:font-size-asian="14pt" style:font-size-complex="14pt"/>
    </style:style>
    <style:style style:name="P150" style:family="paragraph" style:parent-style-name="Standard">
      <style:text-properties fo:font-size="14pt" officeooo:rsid="0017a019" officeooo:paragraph-rsid="0017a019" style:font-size-asian="14pt" style:font-size-complex="14pt"/>
    </style:style>
    <style:style style:name="P151" style:family="paragraph" style:parent-style-name="Standard">
      <style:text-properties fo:font-size="14pt" officeooo:rsid="0024990c" officeooo:paragraph-rsid="0024990c" style:font-size-asian="14pt" style:font-size-complex="14pt"/>
    </style:style>
    <style:style style:name="P152" style:family="paragraph" style:parent-style-name="Standard">
      <style:text-properties fo:font-size="14pt" officeooo:rsid="00263b3c" officeooo:paragraph-rsid="00263b3c" style:font-size-asian="14pt" style:font-size-complex="14pt"/>
    </style:style>
    <style:style style:name="P153" style:family="paragraph" style:parent-style-name="Standard">
      <style:text-properties fo:font-size="14pt" officeooo:rsid="00274fbe" officeooo:paragraph-rsid="00274fbe" style:font-size-asian="14pt" style:font-size-complex="14pt"/>
    </style:style>
    <style:style style:name="P154" style:family="paragraph" style:parent-style-name="Standard">
      <style:text-properties fo:font-size="14pt" officeooo:rsid="0028574c" officeooo:paragraph-rsid="0028574c" style:font-size-asian="14pt" style:font-size-complex="14pt"/>
    </style:style>
    <style:style style:name="P155" style:family="paragraph" style:parent-style-name="Standard">
      <style:text-properties fo:font-size="14pt" officeooo:rsid="0028574c" officeooo:paragraph-rsid="002f511c" style:font-size-asian="14pt" style:font-size-complex="14pt"/>
    </style:style>
    <style:style style:name="P156" style:family="paragraph" style:parent-style-name="Standard">
      <style:text-properties fo:font-size="14pt" officeooo:rsid="0031288e" officeooo:paragraph-rsid="0031288e" style:font-size-asian="14pt" style:font-size-complex="14pt"/>
    </style:style>
    <style:style style:name="P157" style:family="paragraph" style:parent-style-name="Standard">
      <style:text-properties fo:font-size="14pt" officeooo:rsid="003a3930" officeooo:paragraph-rsid="003a3930" style:font-size-asian="14pt" style:font-size-complex="14pt"/>
    </style:style>
    <style:style style:name="P158" style:family="paragraph" style:parent-style-name="Standard">
      <style:text-properties fo:font-size="14pt" officeooo:rsid="006347d1" officeooo:paragraph-rsid="006347d1" style:font-size-asian="14pt" style:font-size-complex="14pt"/>
    </style:style>
    <style:style style:name="P159" style:family="paragraph" style:parent-style-name="Standard">
      <style:text-properties fo:font-size="14pt" officeooo:rsid="00651b06" officeooo:paragraph-rsid="00651b06" style:font-size-asian="14pt" style:font-size-complex="14pt"/>
    </style:style>
    <style:style style:name="P160" style:family="paragraph" style:parent-style-name="Standard">
      <style:text-properties fo:font-size="14pt" officeooo:rsid="00654def" officeooo:paragraph-rsid="00654def" style:font-size-asian="14pt" style:font-size-complex="14pt"/>
    </style:style>
    <style:style style:name="P161" style:family="paragraph" style:parent-style-name="Standard">
      <style:text-properties fo:font-size="14pt" officeooo:rsid="006780ee" officeooo:paragraph-rsid="006780ee" style:font-size-asian="14pt" style:font-size-complex="14pt"/>
    </style:style>
    <style:style style:name="P162" style:family="paragraph" style:parent-style-name="Standard">
      <style:text-properties fo:font-size="14pt" officeooo:rsid="0068b0ba" officeooo:paragraph-rsid="0068b0ba" style:font-size-asian="14pt" style:font-size-complex="14pt"/>
    </style:style>
    <style:style style:name="P163" style:family="paragraph" style:parent-style-name="Standard">
      <style:text-properties fo:font-size="14pt" officeooo:rsid="00119222" officeooo:paragraph-rsid="00119222" style:font-size-asian="14pt" style:font-size-complex="14pt"/>
    </style:style>
    <style:style style:name="P164" style:family="paragraph" style:parent-style-name="Standard">
      <style:text-properties fo:font-size="14pt" fo:font-weight="normal" officeooo:rsid="00451f0f" officeooo:paragraph-rsid="00451f0f" style:font-size-asian="14pt" style:font-weight-asian="normal" style:font-size-complex="14pt" style:font-weight-complex="normal"/>
    </style:style>
    <style:style style:name="P165" style:family="paragraph" style:parent-style-name="Standard">
      <style:text-properties fo:font-size="14pt" fo:font-weight="normal" officeooo:rsid="0055f907" officeooo:paragraph-rsid="0055f907" style:font-size-asian="14pt" style:font-weight-asian="normal" style:font-size-complex="14pt" style:font-weight-complex="normal"/>
    </style:style>
    <style:style style:name="P166" style:family="paragraph" style:parent-style-name="Standard">
      <style:text-properties officeooo:paragraph-rsid="00c2c108"/>
    </style:style>
    <style:style style:name="P167" style:family="paragraph" style:parent-style-name="Standard">
      <style:text-properties officeooo:paragraph-rsid="00faa944"/>
    </style:style>
    <style:style style:name="P168" style:family="paragraph" style:parent-style-name="Standard">
      <style:text-properties officeooo:paragraph-rsid="00fb42d9"/>
    </style:style>
    <style:style style:name="P169" style:family="paragraph" style:parent-style-name="Standard">
      <style:text-properties officeooo:paragraph-rsid="00fe4b35"/>
    </style:style>
    <style:style style:name="P170" style:family="paragraph" style:parent-style-name="Standard">
      <style:text-properties officeooo:paragraph-rsid="00fedb13"/>
    </style:style>
    <style:style style:name="P171" style:family="paragraph" style:parent-style-name="Standard">
      <style:text-properties officeooo:paragraph-rsid="010277bb"/>
    </style:style>
    <style:style style:name="P172" style:family="paragraph" style:parent-style-name="Standard">
      <style:text-properties officeooo:paragraph-rsid="0103714d"/>
    </style:style>
    <style:style style:name="P173" style:family="paragraph" style:parent-style-name="Standard">
      <style:text-properties officeooo:paragraph-rsid="0103dcf1"/>
    </style:style>
    <style:style style:name="P174" style:family="paragraph" style:parent-style-name="Standard">
      <style:text-properties officeooo:paragraph-rsid="0104f805"/>
    </style:style>
    <style:style style:name="P175" style:family="paragraph" style:parent-style-name="Standard">
      <style:text-properties officeooo:paragraph-rsid="01055706"/>
    </style:style>
    <style:style style:name="P176" style:family="paragraph" style:parent-style-name="Standard">
      <style:text-properties officeooo:paragraph-rsid="01064a88"/>
    </style:style>
    <style:style style:name="P177" style:family="paragraph" style:parent-style-name="Standard">
      <style:text-properties officeooo:paragraph-rsid="0106cf76"/>
    </style:style>
    <style:style style:name="P178" style:family="paragraph" style:parent-style-name="Standard">
      <style:text-properties officeooo:paragraph-rsid="010ab6c7"/>
    </style:style>
    <style:style style:name="P179" style:family="paragraph" style:parent-style-name="Standard">
      <style:text-properties officeooo:paragraph-rsid="0145c21f"/>
    </style:style>
    <style:style style:name="P180" style:family="paragraph" style:parent-style-name="Standard">
      <style:text-properties officeooo:paragraph-rsid="0146b482"/>
    </style:style>
    <style:style style:name="P181" style:family="paragraph" style:parent-style-name="Standard">
      <style:text-properties officeooo:paragraph-rsid="014a0870"/>
    </style:style>
    <style:style style:name="P182" style:family="paragraph" style:parent-style-name="Standard">
      <style:text-properties officeooo:paragraph-rsid="014ab90c"/>
    </style:style>
    <style:style style:name="P183" style:family="paragraph" style:parent-style-name="Preformatted_20_Text">
      <style:paragraph-properties fo:margin-top="0cm" fo:margin-bottom="0.499cm" loext:contextual-spacing="false"/>
    </style:style>
    <style:style style:name="P184" style:family="paragraph" style:parent-style-name="Standard">
      <style:text-properties officeooo:paragraph-rsid="014cf646"/>
    </style:style>
    <style:style style:name="P185" style:family="paragraph" style:parent-style-name="Standard">
      <style:text-properties fo:font-size="14pt" fo:font-weight="bold" officeooo:rsid="00675fcf" officeooo:paragraph-rsid="014e4b07" style:font-size-asian="14pt" style:font-weight-asian="bold" style:font-size-complex="14pt" style:font-weight-complex="bold"/>
    </style:style>
    <style:style style:name="P186" style:family="paragraph" style:parent-style-name="Standard">
      <style:text-properties fo:font-size="14pt" fo:font-weight="bold" officeooo:rsid="00675fcf" officeooo:paragraph-rsid="014fc07d" style:font-size-asian="14pt" style:font-weight-asian="bold" style:font-size-complex="14pt" style:font-weight-complex="bold"/>
    </style:style>
    <style:style style:name="P187" style:family="paragraph" style:parent-style-name="Standard">
      <style:text-properties fo:font-size="14pt" fo:font-weight="bold" officeooo:rsid="00675fcf" officeooo:paragraph-rsid="0151bfb7" style:font-size-asian="14pt" style:font-weight-asian="bold" style:font-size-complex="14pt" style:font-weight-complex="bold"/>
    </style:style>
    <style:style style:name="P188" style:family="paragraph" style:parent-style-name="Standard">
      <style:text-properties fo:font-size="14pt" fo:font-weight="bold" officeooo:rsid="00675fcf" officeooo:paragraph-rsid="015361e7" style:font-size-asian="14pt" style:font-weight-asian="bold" style:font-size-complex="14pt" style:font-weight-complex="bold"/>
    </style:style>
    <style:style style:name="P189" style:family="paragraph" style:parent-style-name="Standard">
      <style:text-properties fo:font-size="14pt" fo:font-weight="bold" officeooo:rsid="00675fcf" officeooo:paragraph-rsid="015417d3" style:font-size-asian="14pt" style:font-weight-asian="bold" style:font-size-complex="14pt" style:font-weight-complex="bold"/>
    </style:style>
    <style:style style:name="P190" style:family="paragraph" style:parent-style-name="Standard">
      <style:text-properties fo:font-size="14pt" fo:font-weight="bold" officeooo:rsid="00675fcf" officeooo:paragraph-rsid="0154b619" style:font-size-asian="14pt" style:font-weight-asian="bold" style:font-size-complex="14pt" style:font-weight-complex="bold"/>
    </style:style>
    <style:style style:name="P191" style:family="paragraph" style:parent-style-name="Standard">
      <style:text-properties fo:font-size="14pt" fo:font-weight="bold" officeooo:rsid="00675fcf" officeooo:paragraph-rsid="0155e04c" style:font-size-asian="14pt" style:font-weight-asian="bold" style:font-size-complex="14pt" style:font-weight-complex="bold"/>
    </style:style>
    <style:style style:name="P192" style:family="paragraph" style:parent-style-name="Standard">
      <style:text-properties fo:font-size="14pt" fo:font-weight="bold" officeooo:rsid="00675fcf" officeooo:paragraph-rsid="01576ba3" style:font-size-asian="14pt" style:font-weight-asian="bold" style:font-size-complex="14pt" style:font-weight-complex="bold"/>
    </style:style>
    <style:style style:name="P193" style:family="paragraph" style:parent-style-name="Standard">
      <style:text-properties fo:font-size="14pt" fo:font-weight="bold" officeooo:rsid="00675fcf" officeooo:paragraph-rsid="015867a9" style:font-size-asian="14pt" style:font-weight-asian="bold" style:font-size-complex="14pt" style:font-weight-complex="bold"/>
    </style:style>
    <style:style style:name="P194" style:family="paragraph" style:parent-style-name="Standard">
      <style:text-properties fo:font-size="14pt" fo:font-weight="bold" officeooo:rsid="00675fcf" officeooo:paragraph-rsid="0158eca1" style:font-size-asian="14pt" style:font-weight-asian="bold" style:font-size-complex="14pt" style:font-weight-complex="bold"/>
    </style:style>
    <style:style style:name="P195" style:family="paragraph" style:parent-style-name="Standard">
      <style:text-properties fo:font-size="14pt" fo:font-weight="bold" officeooo:rsid="00675fcf" officeooo:paragraph-rsid="015ae0ee" style:font-size-asian="14pt" style:font-weight-asian="bold" style:font-size-complex="14pt" style:font-weight-complex="bold"/>
    </style:style>
    <style:style style:name="P196" style:family="paragraph" style:parent-style-name="Standard">
      <style:text-properties fo:font-size="14pt" fo:font-weight="bold" officeooo:rsid="00675fcf" officeooo:paragraph-rsid="015c614c" style:font-size-asian="14pt" style:font-weight-asian="bold" style:font-size-complex="14pt" style:font-weight-complex="bold"/>
    </style:style>
    <style:style style:name="P197" style:family="paragraph" style:parent-style-name="Standard">
      <style:text-properties fo:font-size="14pt" fo:font-weight="bold" officeooo:rsid="00675fcf" officeooo:paragraph-rsid="015cc728" style:font-size-asian="14pt" style:font-weight-asian="bold" style:font-size-complex="14pt" style:font-weight-complex="bold"/>
    </style:style>
    <style:style style:name="P198" style:family="paragraph" style:parent-style-name="Standard">
      <style:text-properties fo:font-size="14pt" fo:font-weight="bold" officeooo:rsid="00675fcf" officeooo:paragraph-rsid="015d3a66" style:font-size-asian="14pt" style:font-weight-asian="bold" style:font-size-complex="14pt" style:font-weight-complex="bold"/>
    </style:style>
    <style:style style:name="P199" style:family="paragraph" style:parent-style-name="Standard">
      <style:text-properties fo:font-size="14pt" fo:font-weight="bold" officeooo:rsid="00675fcf" officeooo:paragraph-rsid="015f6674" style:font-size-asian="14pt" style:font-weight-asian="bold" style:font-size-complex="14pt" style:font-weight-complex="bold"/>
    </style:style>
    <style:style style:name="P200" style:family="paragraph" style:parent-style-name="Standard">
      <style:text-properties fo:font-size="14pt" fo:font-weight="bold" officeooo:rsid="00675fcf" officeooo:paragraph-rsid="01606554" style:font-size-asian="14pt" style:font-weight-asian="bold" style:font-size-complex="14pt" style:font-weight-complex="bold"/>
    </style:style>
    <style:style style:name="P201" style:family="paragraph" style:parent-style-name="Standard">
      <style:text-properties fo:font-size="14pt" fo:font-weight="bold" officeooo:rsid="00675fcf" officeooo:paragraph-rsid="0161fb82" style:font-size-asian="14pt" style:font-weight-asian="bold" style:font-size-complex="14pt" style:font-weight-complex="bold"/>
    </style:style>
    <style:style style:name="P202" style:family="paragraph" style:parent-style-name="Standard">
      <style:text-properties fo:font-size="14pt" fo:font-weight="bold" officeooo:rsid="00675fcf" officeooo:paragraph-rsid="0162397c" style:font-size-asian="14pt" style:font-weight-asian="bold" style:font-size-complex="14pt" style:font-weight-complex="bold"/>
    </style:style>
    <style:style style:name="P203" style:family="paragraph" style:parent-style-name="Standard">
      <style:text-properties fo:font-size="14pt" fo:font-weight="bold" officeooo:rsid="00675fcf" officeooo:paragraph-rsid="01630deb" style:font-size-asian="14pt" style:font-weight-asian="bold" style:font-size-complex="14pt" style:font-weight-complex="bold"/>
    </style:style>
    <style:style style:name="P204" style:family="paragraph" style:parent-style-name="Standard">
      <style:text-properties fo:font-size="14pt" fo:font-weight="bold" officeooo:rsid="00675fcf" officeooo:paragraph-rsid="0164446f" style:font-size-asian="14pt" style:font-weight-asian="bold" style:font-size-complex="14pt" style:font-weight-complex="bold"/>
    </style:style>
    <style:style style:name="P205" style:family="paragraph" style:parent-style-name="Standard">
      <style:text-properties fo:font-size="14pt" fo:font-weight="bold" officeooo:rsid="00675fcf" officeooo:paragraph-rsid="016748d1" style:font-size-asian="14pt" style:font-weight-asian="bold" style:font-size-complex="14pt" style:font-weight-complex="bold"/>
    </style:style>
    <style:style style:name="P206" style:family="paragraph" style:parent-style-name="Standard">
      <style:text-properties fo:font-size="14pt" fo:font-weight="bold" officeooo:rsid="00675fcf" officeooo:paragraph-rsid="016a685c" style:font-size-asian="14pt" style:font-weight-asian="bold" style:font-size-complex="14pt" style:font-weight-complex="bold"/>
    </style:style>
    <style:style style:name="P207" style:family="paragraph" style:parent-style-name="Standard">
      <style:text-properties fo:font-size="14pt" fo:font-weight="bold" officeooo:rsid="00675fcf" officeooo:paragraph-rsid="016afe4e" style:font-size-asian="14pt" style:font-weight-asian="bold" style:font-size-complex="14pt" style:font-weight-complex="bold"/>
    </style:style>
    <style:style style:name="P208" style:family="paragraph" style:parent-style-name="Standard">
      <style:text-properties fo:font-size="14pt" fo:font-weight="bold" officeooo:rsid="00675fcf" officeooo:paragraph-rsid="016bba3e" style:font-size-asian="14pt" style:font-weight-asian="bold" style:font-size-complex="14pt" style:font-weight-complex="bold"/>
    </style:style>
    <style:style style:name="P209" style:family="paragraph" style:parent-style-name="Standard">
      <style:text-properties fo:font-size="14pt" fo:font-weight="bold" officeooo:rsid="00675fcf" officeooo:paragraph-rsid="016c0b72" style:font-size-asian="14pt" style:font-weight-asian="bold" style:font-size-complex="14pt" style:font-weight-complex="bold"/>
    </style:style>
    <style:style style:name="P210" style:family="paragraph" style:parent-style-name="Standard">
      <style:text-properties fo:font-size="14pt" fo:font-weight="bold" officeooo:rsid="00675fcf" officeooo:paragraph-rsid="016d50e5" style:font-size-asian="14pt" style:font-weight-asian="bold" style:font-size-complex="14pt" style:font-weight-complex="bold"/>
    </style:style>
    <style:style style:name="P211" style:family="paragraph" style:parent-style-name="Standard">
      <style:text-properties fo:font-size="14pt" fo:font-weight="bold" officeooo:rsid="00675fcf" officeooo:paragraph-rsid="016f4314" style:font-size-asian="14pt" style:font-weight-asian="bold" style:font-size-complex="14pt" style:font-weight-complex="bold"/>
    </style:style>
    <style:style style:name="P212" style:family="paragraph" style:parent-style-name="Standard">
      <style:text-properties fo:font-size="14pt" fo:font-weight="bold" officeooo:rsid="00675fcf" officeooo:paragraph-rsid="01714266" style:font-size-asian="14pt" style:font-weight-asian="bold" style:font-size-complex="14pt" style:font-weight-complex="bold"/>
    </style:style>
    <style:style style:name="P213" style:family="paragraph" style:parent-style-name="Standard">
      <style:text-properties fo:font-size="14pt" fo:font-weight="bold" officeooo:rsid="00675fcf" officeooo:paragraph-rsid="01747aed" style:font-size-asian="14pt" style:font-weight-asian="bold" style:font-size-complex="14pt" style:font-weight-complex="bold"/>
    </style:style>
    <style:style style:name="P214" style:family="paragraph" style:parent-style-name="Standard">
      <style:text-properties fo:font-size="14pt" fo:font-weight="bold" officeooo:rsid="00675fcf" officeooo:paragraph-rsid="01751582" style:font-size-asian="14pt" style:font-weight-asian="bold" style:font-size-complex="14pt" style:font-weight-complex="bold"/>
    </style:style>
    <style:style style:name="P215" style:family="paragraph" style:parent-style-name="Standard">
      <style:text-properties fo:font-size="14pt" fo:font-weight="bold" officeooo:rsid="00675fcf" officeooo:paragraph-rsid="0175f798" style:font-size-asian="14pt" style:font-weight-asian="bold" style:font-size-complex="14pt" style:font-weight-complex="bold"/>
    </style:style>
    <style:style style:name="P216" style:family="paragraph" style:parent-style-name="Standard">
      <style:text-properties fo:font-size="14pt" officeooo:rsid="001b2310" officeooo:paragraph-rsid="0015f8ef" style:font-size-asian="14pt" style:font-size-complex="14pt"/>
    </style:style>
    <style:style style:name="T1" style:family="text">
      <style:text-properties officeooo:rsid="001e78f2"/>
    </style:style>
    <style:style style:name="T2" style:family="text">
      <style:text-properties officeooo:rsid="0021c554"/>
    </style:style>
    <style:style style:name="T3" style:family="text">
      <style:text-properties officeooo:rsid="0028efd4"/>
    </style:style>
    <style:style style:name="T4" style:family="text">
      <style:text-properties officeooo:rsid="00291084"/>
    </style:style>
    <style:style style:name="T5" style:family="text">
      <style:text-properties officeooo:rsid="002ad3eb"/>
    </style:style>
    <style:style style:name="T6" style:family="text">
      <style:text-properties officeooo:rsid="002da2aa"/>
    </style:style>
    <style:style style:name="T7" style:family="text">
      <style:text-properties officeooo:rsid="0032c080"/>
    </style:style>
    <style:style style:name="T8" style:family="text">
      <style:text-properties officeooo:rsid="0036992f"/>
    </style:style>
    <style:style style:name="T9" style:family="text">
      <style:text-properties officeooo:rsid="003bc82f"/>
    </style:style>
    <style:style style:name="T10" style:family="text">
      <style:text-properties fo:font-weight="bold" style:font-weight-asian="bold" style:font-weight-complex="bold"/>
    </style:style>
    <style:style style:name="T11" style:family="text">
      <style:text-properties officeooo:rsid="0047f5ea"/>
    </style:style>
    <style:style style:name="T12" style:family="text">
      <style:text-properties fo:font-weight="normal" style:font-weight-asian="normal" style:font-weight-complex="normal"/>
    </style:style>
    <style:style style:name="T13" style:family="text">
      <style:text-properties officeooo:rsid="004bb017"/>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4e70ae" style:font-style-asian="italic" style:font-weight-asian="normal" style:font-style-complex="italic" style:font-weight-complex="normal"/>
    </style:style>
    <style:style style:name="T16" style:family="text">
      <style:text-properties fo:font-style="italic" officeooo:rsid="004e70ae" style:font-style-asian="italic" style:font-style-complex="italic"/>
    </style:style>
    <style:style style:name="T17" style:family="text">
      <style:text-properties fo:font-style="italic" officeooo:rsid="0055a1da" style:font-style-asian="italic" style:font-style-complex="italic"/>
    </style:style>
    <style:style style:name="T18" style:family="text">
      <style:text-properties officeooo:rsid="00579748"/>
    </style:style>
    <style:style style:name="T19" style:family="text">
      <style:text-properties officeooo:rsid="0066aaac"/>
    </style:style>
    <style:style style:name="T20" style:family="text">
      <style:text-properties officeooo:rsid="0068d172"/>
    </style:style>
    <style:style style:name="T21" style:family="text">
      <style:text-properties officeooo:rsid="0069a469"/>
    </style:style>
    <style:style style:name="T22" style:family="text">
      <style:text-properties fo:color="#0066b3" fo:font-size="14pt" fo:background-color="#fff200" loext:char-shading-value="0" style:font-size-asian="14pt" style:font-size-complex="14pt"/>
    </style:style>
    <style:style style:name="T23" style:family="text">
      <style:text-properties style:font-name="Liberation Serif" fo:font-style="italic" fo:font-weight="normal" officeooo:rsid="0081823f" style:font-style-asian="italic" style:font-weight-asian="normal" style:font-style-complex="italic" style:font-weight-complex="normal"/>
    </style:style>
    <style:style style:name="T24" style:family="text">
      <style:text-properties style:font-name="Liberation Serif" fo:font-size="14pt" officeooo:rsid="006cf5b2" style:font-size-asian="14pt" style:font-size-complex="14pt"/>
    </style:style>
    <style:style style:name="T25" style:family="text">
      <style:text-properties style:font-name="Liberation Serif" fo:font-size="14pt" officeooo:rsid="00723a10" style:font-size-asian="14pt" style:font-size-complex="14pt"/>
    </style:style>
    <style:style style:name="T26" style:family="text">
      <style:text-properties style:font-name="Liberation Serif" fo:font-size="14pt" officeooo:rsid="0072596c" style:font-size-asian="14pt" style:font-size-complex="14pt"/>
    </style:style>
    <style:style style:name="T27" style:family="text">
      <style:text-properties style:font-name="Liberation Serif" fo:font-size="14pt" fo:font-style="italic" officeooo:rsid="00723a10" style:font-size-asian="14pt" style:font-style-asian="italic" style:font-size-complex="14pt" style:font-style-complex="italic"/>
    </style:style>
    <style:style style:name="T28" style:family="text">
      <style:text-properties style:font-name="Liberation Serif" fo:font-size="14pt" fo:font-style="italic" officeooo:rsid="008b2cb0" style:font-size-asian="14pt" style:font-style-asian="italic" style:font-size-complex="14pt" style:font-style-complex="italic"/>
    </style:style>
    <style:style style:name="T29" style:family="text">
      <style:text-properties style:font-name="Liberation Serif" fo:font-size="14pt" fo:font-style="italic" officeooo:rsid="008ca1cb" style:font-size-asian="14pt" style:font-style-asian="italic" style:font-size-complex="14pt" style:font-style-complex="italic"/>
    </style:style>
    <style:style style:name="T30" style:family="text">
      <style:text-properties style:font-name="Liberation Serif" fo:font-size="14pt" fo:font-style="italic" officeooo:rsid="00a7a804" style:font-size-asian="14pt" style:font-style-asian="italic" style:font-size-complex="14pt" style:font-style-complex="italic"/>
    </style:style>
    <style:style style:name="T31" style:family="text">
      <style:text-properties style:font-name="Liberation Serif" fo:font-size="14pt" fo:font-style="italic" officeooo:rsid="007678d4" style:font-size-asian="14pt" style:font-style-asian="italic" style:font-size-complex="14pt" style:font-style-complex="italic"/>
    </style:style>
    <style:style style:name="T32" style:family="text">
      <style:text-properties style:font-name="Liberation Serif" fo:font-size="14pt" fo:font-style="italic" officeooo:rsid="007f063f" style:font-size-asian="14pt" style:font-style-asian="italic" style:font-size-complex="14pt" style:font-style-complex="italic"/>
    </style:style>
    <style:style style:name="T33" style:family="text">
      <style:text-properties style:font-name="Liberation Serif" fo:font-size="14pt" fo:font-style="italic" officeooo:rsid="00b0feab" style:font-size-asian="14pt" style:font-style-asian="italic" style:font-size-complex="14pt" style:font-style-complex="italic"/>
    </style:style>
    <style:style style:name="T34" style:family="text">
      <style:text-properties style:font-name="Liberation Serif" fo:font-size="14pt" fo:font-style="italic" officeooo:rsid="00b18c19" style:font-size-asian="14pt" style:font-style-asian="italic" style:font-size-complex="14pt" style:font-style-complex="italic"/>
    </style:style>
    <style:style style:name="T35" style:family="text">
      <style:text-properties style:font-name="Liberation Serif" fo:font-size="14pt" fo:font-style="italic" officeooo:rsid="009dea22" style:font-size-asian="14pt" style:font-style-asian="italic" style:font-size-complex="14pt" style:font-style-complex="italic"/>
    </style:style>
    <style:style style:name="T36" style:family="text">
      <style:text-properties style:font-name="Liberation Serif" fo:font-size="14pt" fo:font-style="italic" fo:font-weight="normal" officeooo:rsid="008cfa80" style:font-size-asian="14pt" style:font-style-asian="italic" style:font-weight-asian="normal" style:font-size-complex="14pt" style:font-style-complex="italic" style:font-weight-complex="normal"/>
    </style:style>
    <style:style style:name="T37" style:family="text">
      <style:text-properties style:font-name="Liberation Serif" fo:font-size="14pt" fo:font-style="italic" fo:font-weight="normal" officeooo:rsid="008e15c3" style:font-size-asian="14pt" style:font-style-asian="italic" style:font-weight-asian="normal" style:font-size-complex="14pt" style:font-style-complex="italic" style:font-weight-complex="normal"/>
    </style:style>
    <style:style style:name="T38" style:family="text">
      <style:text-properties style:font-name="Liberation Serif" fo:font-size="14pt" fo:font-style="italic" fo:font-weight="normal" officeooo:rsid="008f49ed" style:font-size-asian="14pt" style:font-style-asian="italic" style:font-weight-asian="normal" style:font-size-complex="14pt" style:font-style-complex="italic" style:font-weight-complex="normal"/>
    </style:style>
    <style:style style:name="T39" style:family="text">
      <style:text-properties style:font-name="Liberation Serif" fo:font-size="14pt" fo:font-style="italic" fo:font-weight="normal" officeooo:rsid="009054d2" style:font-size-asian="14pt" style:font-style-asian="italic" style:font-weight-asian="normal" style:font-size-complex="14pt" style:font-style-complex="italic" style:font-weight-complex="normal"/>
    </style:style>
    <style:style style:name="T40" style:family="text">
      <style:text-properties style:font-name="Liberation Serif" fo:font-size="14pt" fo:font-style="italic" fo:font-weight="normal" officeooo:rsid="0090ca7e" style:font-size-asian="14pt" style:font-style-asian="italic" style:font-weight-asian="normal" style:font-size-complex="14pt" style:font-style-complex="italic" style:font-weight-complex="normal"/>
    </style:style>
    <style:style style:name="T41" style:family="text">
      <style:text-properties style:font-name="Liberation Serif" fo:font-size="14pt" fo:font-style="italic" fo:font-weight="normal" officeooo:rsid="00924255" style:font-size-asian="14pt" style:font-style-asian="italic" style:font-weight-asian="normal" style:font-size-complex="14pt" style:font-style-complex="italic" style:font-weight-complex="normal"/>
    </style:style>
    <style:style style:name="T42" style:family="text">
      <style:text-properties style:font-name="Liberation Serif" fo:font-size="14pt" fo:font-style="italic" fo:font-weight="normal" officeooo:rsid="0094337a" style:font-size-asian="14pt" style:font-style-asian="italic" style:font-weight-asian="normal" style:font-size-complex="14pt" style:font-style-complex="italic" style:font-weight-complex="normal"/>
    </style:style>
    <style:style style:name="T43" style:family="text">
      <style:text-properties style:font-name="Liberation Serif" fo:font-size="14pt" fo:font-style="italic" fo:font-weight="normal" officeooo:rsid="00943cf6" style:font-size-asian="14pt" style:font-style-asian="italic" style:font-weight-asian="normal" style:font-size-complex="14pt" style:font-style-complex="italic" style:font-weight-complex="normal"/>
    </style:style>
    <style:style style:name="T44" style:family="text">
      <style:text-properties style:font-name="Liberation Serif" fo:font-size="14pt" fo:font-style="italic" fo:font-weight="normal" officeooo:rsid="0095a1c1" style:font-size-asian="14pt" style:font-style-asian="italic" style:font-weight-asian="normal" style:font-size-complex="14pt" style:font-style-complex="italic" style:font-weight-complex="normal"/>
    </style:style>
    <style:style style:name="T45" style:family="text">
      <style:text-properties style:font-name="Liberation Serif" fo:font-size="14pt" fo:font-style="italic" fo:font-weight="normal" officeooo:rsid="0095f70d" style:font-size-asian="14pt" style:font-style-asian="italic" style:font-weight-asian="normal" style:font-size-complex="14pt" style:font-style-complex="italic" style:font-weight-complex="normal"/>
    </style:style>
    <style:style style:name="T46" style:family="text">
      <style:text-properties style:font-name="Liberation Serif" fo:font-size="14pt" fo:font-style="italic" fo:font-weight="normal" officeooo:rsid="0096a85f" style:font-size-asian="14pt" style:font-style-asian="italic" style:font-weight-asian="normal" style:font-size-complex="14pt" style:font-style-complex="italic" style:font-weight-complex="normal"/>
    </style:style>
    <style:style style:name="T47" style:family="text">
      <style:text-properties style:font-name="Liberation Serif" fo:font-size="14pt" fo:font-style="italic" fo:font-weight="normal" officeooo:rsid="0097efe5" style:font-size-asian="14pt" style:font-style-asian="italic" style:font-weight-asian="normal" style:font-size-complex="14pt" style:font-style-complex="italic" style:font-weight-complex="normal"/>
    </style:style>
    <style:style style:name="T48" style:family="text">
      <style:text-properties style:font-name="Liberation Serif" fo:font-size="14pt" fo:font-style="italic" fo:font-weight="normal" officeooo:rsid="0098b92b" style:font-size-asian="14pt" style:font-style-asian="italic" style:font-weight-asian="normal" style:font-size-complex="14pt" style:font-style-complex="italic" style:font-weight-complex="normal"/>
    </style:style>
    <style:style style:name="T49" style:family="text">
      <style:text-properties style:font-name="Liberation Serif" fo:font-size="14pt" fo:font-style="italic" fo:font-weight="normal" officeooo:rsid="009a82df" style:font-size-asian="14pt" style:font-style-asian="italic" style:font-weight-asian="normal" style:font-size-complex="14pt" style:font-style-complex="italic" style:font-weight-complex="normal"/>
    </style:style>
    <style:style style:name="T50" style:family="text">
      <style:text-properties style:font-name="Liberation Serif" fo:font-size="14pt" fo:font-style="italic" fo:font-weight="normal" officeooo:rsid="009c3ae2" style:font-size-asian="14pt" style:font-style-asian="italic" style:font-weight-asian="normal" style:font-size-complex="14pt" style:font-style-complex="italic" style:font-weight-complex="normal"/>
    </style:style>
    <style:style style:name="T51" style:family="text">
      <style:text-properties style:font-name="Liberation Serif" fo:font-size="14pt" fo:font-style="italic" fo:font-weight="normal" officeooo:rsid="009c8ac3" style:font-size-asian="14pt" style:font-style-asian="italic" style:font-weight-asian="normal" style:font-size-complex="14pt" style:font-style-complex="italic" style:font-weight-complex="normal"/>
    </style:style>
    <style:style style:name="T52" style:family="text">
      <style:text-properties style:font-name="Liberation Serif" fo:font-size="14pt" fo:font-style="italic" fo:font-weight="normal" officeooo:rsid="009d7c2d" style:font-size-asian="14pt" style:font-style-asian="italic" style:font-weight-asian="normal" style:font-size-complex="14pt" style:font-style-complex="italic" style:font-weight-complex="normal"/>
    </style:style>
    <style:style style:name="T53" style:family="text">
      <style:text-properties style:font-name="Liberation Serif" fo:font-size="14pt" fo:font-style="italic" fo:font-weight="normal" officeooo:rsid="009dea22" style:font-size-asian="14pt" style:font-style-asian="italic" style:font-weight-asian="normal" style:font-size-complex="14pt" style:font-style-complex="italic" style:font-weight-complex="normal"/>
    </style:style>
    <style:style style:name="T54" style:family="text">
      <style:text-properties style:font-name="Liberation Serif" fo:font-size="14pt" fo:font-style="italic" fo:font-weight="normal" officeooo:rsid="009f3387" style:font-size-asian="14pt" style:font-style-asian="italic" style:font-weight-asian="normal" style:font-size-complex="14pt" style:font-style-complex="italic" style:font-weight-complex="normal"/>
    </style:style>
    <style:style style:name="T55" style:family="text">
      <style:text-properties style:font-name="Liberation Serif" fo:font-size="14pt" fo:font-style="italic" fo:font-weight="normal" officeooo:rsid="009fb7b5" style:font-size-asian="14pt" style:font-style-asian="italic" style:font-weight-asian="normal" style:font-size-complex="14pt" style:font-style-complex="italic" style:font-weight-complex="normal"/>
    </style:style>
    <style:style style:name="T56" style:family="text">
      <style:text-properties style:font-name="Liberation Serif" fo:font-size="14pt" fo:font-style="italic" fo:font-weight="normal" officeooo:rsid="00a17093" style:font-size-asian="14pt" style:font-style-asian="italic" style:font-weight-asian="normal" style:font-size-complex="14pt" style:font-style-complex="italic" style:font-weight-complex="normal"/>
    </style:style>
    <style:style style:name="T57" style:family="text">
      <style:text-properties style:font-name="Liberation Serif" fo:font-size="14pt" fo:font-style="italic" fo:font-weight="normal" officeooo:rsid="00a34ff5" style:font-size-asian="14pt" style:font-style-asian="italic" style:font-weight-asian="normal" style:font-size-complex="14pt" style:font-style-complex="italic" style:font-weight-complex="normal"/>
    </style:style>
    <style:style style:name="T58" style:family="text">
      <style:text-properties style:font-name="Liberation Serif" fo:font-size="14pt" fo:font-style="italic" fo:font-weight="normal" officeooo:rsid="00a35e9d" style:font-size-asian="14pt" style:font-style-asian="italic" style:font-weight-asian="normal" style:font-size-complex="14pt" style:font-style-complex="italic" style:font-weight-complex="normal"/>
    </style:style>
    <style:style style:name="T59" style:family="text">
      <style:text-properties style:font-name="Liberation Serif" fo:font-size="14pt" fo:font-style="italic" fo:font-weight="normal" officeooo:rsid="00a53ba6" style:font-size-asian="14pt" style:font-style-asian="italic" style:font-weight-asian="normal" style:font-size-complex="14pt" style:font-style-complex="italic" style:font-weight-complex="normal"/>
    </style:style>
    <style:style style:name="T60" style:family="text">
      <style:text-properties style:font-name="Liberation Serif" fo:font-size="14pt" fo:font-style="italic" fo:font-weight="normal" officeooo:rsid="00a5f734" style:font-size-asian="14pt" style:font-style-asian="italic" style:font-weight-asian="normal" style:font-size-complex="14pt" style:font-style-complex="italic" style:font-weight-complex="normal"/>
    </style:style>
    <style:style style:name="T61" style:family="text">
      <style:text-properties style:font-name="Liberation Serif" fo:font-size="14pt" fo:font-style="italic" fo:font-weight="normal" officeooo:rsid="00a867b5" style:font-size-asian="14pt" style:font-style-asian="italic" style:font-weight-asian="normal" style:font-size-complex="14pt" style:font-style-complex="italic" style:font-weight-complex="normal"/>
    </style:style>
    <style:style style:name="T62" style:family="text">
      <style:text-properties style:font-name="Liberation Serif" fo:font-size="14pt" fo:font-style="italic" fo:font-weight="normal" officeooo:rsid="0072596c" style:font-size-asian="14pt" style:font-style-asian="italic" style:font-weight-asian="normal" style:font-size-complex="14pt" style:font-style-complex="italic" style:font-weight-complex="normal"/>
    </style:style>
    <style:style style:name="T63" style:family="text">
      <style:text-properties style:font-name="Liberation Serif" fo:font-size="14pt" fo:font-style="italic" fo:font-weight="normal" officeooo:rsid="0073dcae" style:font-size-asian="14pt" style:font-style-asian="italic" style:font-weight-asian="normal" style:font-size-complex="14pt" style:font-style-complex="italic" style:font-weight-complex="normal"/>
    </style:style>
    <style:style style:name="T64" style:family="text">
      <style:text-properties style:font-name="Liberation Serif" fo:font-size="14pt" fo:font-style="italic" fo:font-weight="normal" officeooo:rsid="007678d4" style:font-size-asian="14pt" style:font-style-asian="italic" style:font-weight-asian="normal" style:font-size-complex="14pt" style:font-style-complex="italic" style:font-weight-complex="normal"/>
    </style:style>
    <style:style style:name="T65" style:family="text">
      <style:text-properties style:font-name="Liberation Serif" fo:font-size="14pt" fo:font-style="italic" fo:font-weight="normal" officeooo:rsid="0076e358" style:font-size-asian="14pt" style:font-style-asian="italic" style:font-weight-asian="normal" style:font-size-complex="14pt" style:font-style-complex="italic" style:font-weight-complex="normal"/>
    </style:style>
    <style:style style:name="T66" style:family="text">
      <style:text-properties style:font-name="Liberation Serif" fo:font-size="14pt" fo:font-style="italic" fo:font-weight="normal" officeooo:rsid="00773808" style:font-size-asian="14pt" style:font-style-asian="italic" style:font-weight-asian="normal" style:font-size-complex="14pt" style:font-style-complex="italic" style:font-weight-complex="normal"/>
    </style:style>
    <style:style style:name="T67" style:family="text">
      <style:text-properties style:font-name="Liberation Serif" fo:font-size="14pt" fo:font-style="italic" fo:font-weight="normal" officeooo:rsid="007753e3" style:font-size-asian="14pt" style:font-style-asian="italic" style:font-weight-asian="normal" style:font-size-complex="14pt" style:font-style-complex="italic" style:font-weight-complex="normal"/>
    </style:style>
    <style:style style:name="T68" style:family="text">
      <style:text-properties style:font-name="Liberation Serif" fo:font-size="14pt" fo:font-style="italic" fo:font-weight="normal" officeooo:rsid="0078654f" style:font-size-asian="14pt" style:font-style-asian="italic" style:font-weight-asian="normal" style:font-size-complex="14pt" style:font-style-complex="italic" style:font-weight-complex="normal"/>
    </style:style>
    <style:style style:name="T69" style:family="text">
      <style:text-properties style:font-name="Liberation Serif" fo:font-size="14pt" fo:font-style="italic" fo:font-weight="normal" officeooo:rsid="00786af2" style:font-size-asian="14pt" style:font-style-asian="italic" style:font-weight-asian="normal" style:font-size-complex="14pt" style:font-style-complex="italic" style:font-weight-complex="normal"/>
    </style:style>
    <style:style style:name="T70" style:family="text">
      <style:text-properties style:font-name="Liberation Serif" fo:font-size="14pt" fo:font-style="italic" fo:font-weight="normal" officeooo:rsid="0079b6ed" style:font-size-asian="14pt" style:font-style-asian="italic" style:font-weight-asian="normal" style:font-size-complex="14pt" style:font-style-complex="italic" style:font-weight-complex="normal"/>
    </style:style>
    <style:style style:name="T71" style:family="text">
      <style:text-properties style:font-name="Liberation Serif" fo:font-size="14pt" fo:font-style="italic" fo:font-weight="normal" officeooo:rsid="007a7f79" style:font-size-asian="14pt" style:font-style-asian="italic" style:font-weight-asian="normal" style:font-size-complex="14pt" style:font-style-complex="italic" style:font-weight-complex="normal"/>
    </style:style>
    <style:style style:name="T72" style:family="text">
      <style:text-properties style:font-name="Liberation Serif" fo:font-size="14pt" fo:font-style="italic" fo:font-weight="normal" officeooo:rsid="007b17f2" style:font-size-asian="14pt" style:font-style-asian="italic" style:font-weight-asian="normal" style:font-size-complex="14pt" style:font-style-complex="italic" style:font-weight-complex="normal"/>
    </style:style>
    <style:style style:name="T73" style:family="text">
      <style:text-properties style:font-name="Liberation Serif" fo:font-size="14pt" fo:font-style="italic" fo:font-weight="normal" officeooo:rsid="007ce46f" style:font-size-asian="14pt" style:font-style-asian="italic" style:font-weight-asian="normal" style:font-size-complex="14pt" style:font-style-complex="italic" style:font-weight-complex="normal"/>
    </style:style>
    <style:style style:name="T74" style:family="text">
      <style:text-properties style:font-name="Liberation Serif" fo:font-size="14pt" fo:font-style="italic" fo:font-weight="normal" officeooo:rsid="007d1d00" style:font-size-asian="14pt" style:font-style-asian="italic" style:font-weight-asian="normal" style:font-size-complex="14pt" style:font-style-complex="italic" style:font-weight-complex="normal"/>
    </style:style>
    <style:style style:name="T75" style:family="text">
      <style:text-properties style:font-name="Liberation Serif" fo:font-size="14pt" fo:font-style="italic" fo:font-weight="normal" officeooo:rsid="007f063f" style:font-size-asian="14pt" style:font-style-asian="italic" style:font-weight-asian="normal" style:font-size-complex="14pt" style:font-style-complex="italic" style:font-weight-complex="normal"/>
    </style:style>
    <style:style style:name="T76" style:family="text">
      <style:text-properties style:font-name="Liberation Serif" fo:font-size="14pt" fo:font-style="italic" fo:font-weight="normal" officeooo:rsid="0081823f" style:font-size-asian="14pt" style:font-style-asian="italic" style:font-weight-asian="normal" style:font-size-complex="14pt" style:font-style-complex="italic" style:font-weight-complex="normal"/>
    </style:style>
    <style:style style:name="T77" style:family="text">
      <style:text-properties style:font-name="Liberation Serif" fo:font-size="14pt" fo:font-style="italic" fo:font-weight="normal" officeooo:rsid="00ae5498" style:font-size-asian="14pt" style:font-style-asian="italic" style:font-weight-asian="normal" style:font-size-complex="14pt" style:font-style-complex="italic" style:font-weight-complex="normal"/>
    </style:style>
    <style:style style:name="T78" style:family="text">
      <style:text-properties style:font-name="Liberation Serif" fo:font-size="14pt" fo:font-style="italic" fo:font-weight="normal" officeooo:rsid="00af622a" style:font-size-asian="14pt" style:font-style-asian="italic" style:font-weight-asian="normal" style:font-size-complex="14pt" style:font-style-complex="italic" style:font-weight-complex="normal"/>
    </style:style>
    <style:style style:name="T79" style:family="text">
      <style:text-properties style:font-name="Liberation Serif" fo:font-size="14pt" fo:font-style="italic" fo:font-weight="normal" officeooo:rsid="00afafdb" style:font-size-asian="14pt" style:font-style-asian="italic" style:font-weight-asian="normal" style:font-size-complex="14pt" style:font-style-complex="italic" style:font-weight-complex="normal"/>
    </style:style>
    <style:style style:name="T80" style:family="text">
      <style:text-properties style:font-name="Liberation Serif" fo:font-size="14pt" fo:font-style="italic" fo:font-weight="normal" officeooo:rsid="00b18d86" style:font-size-asian="14pt" style:font-style-asian="italic" style:font-weight-asian="normal" style:font-size-complex="14pt" style:font-style-complex="italic" style:font-weight-complex="normal"/>
    </style:style>
    <style:style style:name="T81" style:family="text">
      <style:text-properties style:font-name="Liberation Serif" fo:font-size="14pt" fo:font-weight="normal" officeooo:rsid="006cf5b2" style:font-size-asian="14pt" style:font-weight-asian="normal" style:font-size-complex="14pt" style:font-weight-complex="normal"/>
    </style:style>
    <style:style style:name="T82" style:family="text">
      <style:text-properties style:font-name="Liberation Serif" fo:font-size="14pt" fo:font-weight="normal" officeooo:rsid="0070e809" style:font-size-asian="14pt" style:font-weight-asian="normal" style:font-size-complex="14pt" style:font-weight-complex="normal"/>
    </style:style>
    <style:style style:name="T83" style:family="text">
      <style:text-properties style:font-name="Liberation Serif" fo:font-size="14pt" fo:font-weight="normal" officeooo:rsid="008ae113" style:font-size-asian="14pt" style:font-weight-asian="normal" style:font-size-complex="14pt" style:font-weight-complex="normal"/>
    </style:style>
    <style:style style:name="T84" style:family="text">
      <style:text-properties style:font-name="Liberation Serif" fo:font-size="14pt" fo:font-weight="normal" officeooo:rsid="006ddaa0" style:font-size-asian="14pt" style:font-weight-asian="normal" style:font-size-complex="14pt" style:font-weight-complex="normal"/>
    </style:style>
    <style:style style:name="T85" style:family="text">
      <style:text-properties style:font-name="Liberation Serif" fo:font-size="14pt" fo:font-weight="normal" officeooo:rsid="006ef547" style:font-size-asian="14pt" style:font-weight-asian="normal" style:font-size-complex="14pt" style:font-weight-complex="normal"/>
    </style:style>
    <style:style style:name="T86" style:family="text">
      <style:text-properties style:font-name="Liberation Serif" fo:font-size="14pt" fo:font-weight="normal" officeooo:rsid="0072596c" style:font-size-asian="14pt" style:font-weight-asian="normal" style:font-size-complex="14pt" style:font-weight-complex="normal"/>
    </style:style>
    <style:style style:name="T87" style:family="text">
      <style:text-properties fo:font-size="14pt" style:font-size-asian="14pt" style:font-size-complex="14pt"/>
    </style:style>
    <style:style style:name="T88" style:family="text">
      <style:text-properties fo:font-size="14pt" officeooo:rsid="0013e02f" style:font-size-asian="14pt" style:font-size-complex="14pt"/>
    </style:style>
    <style:style style:name="T89" style:family="text">
      <style:text-properties fo:font-size="14pt" officeooo:rsid="006ad8ac" style:font-size-asian="14pt" style:font-size-complex="14pt"/>
    </style:style>
    <style:style style:name="T90" style:family="text">
      <style:text-properties style:text-line-through-style="none" style:text-line-through-type="none" style:font-name="Liberation Serif" fo:font-size="14pt" fo:font-style="italic" fo:font-weight="normal" officeooo:rsid="00b18d86" style:font-size-asian="14pt" style:font-style-asian="italic" style:font-weight-asian="normal" style:font-size-complex="14pt" style:font-style-complex="italic" style:font-weight-complex="normal"/>
    </style:style>
    <style:style style:name="T91" style:family="text">
      <style:text-properties style:text-line-through-style="none" style:text-line-through-type="none" style:font-name="Liberation Serif" fo:font-size="14pt" fo:font-style="italic" fo:font-weight="normal" officeooo:rsid="00b46c0f" style:font-size-asian="14pt" style:font-style-asian="italic" style:font-weight-asian="normal" style:font-size-complex="14pt" style:font-style-complex="italic" style:font-weight-complex="normal"/>
    </style:style>
    <style:style style:name="T92" style:family="text">
      <style:text-properties style:text-line-through-style="none" style:text-line-through-type="none" style:font-name="Liberation Serif" fo:font-size="14pt" fo:font-style="italic" fo:font-weight="normal" officeooo:rsid="00b665c5" style:font-size-asian="14pt" style:font-style-asian="italic" style:font-weight-asian="normal" style:font-size-complex="14pt" style:font-style-complex="italic" style:font-weight-complex="normal"/>
    </style:style>
    <style:style style:name="T93" style:family="text">
      <style:text-properties style:text-line-through-style="none" style:text-line-through-type="none" style:font-name="Liberation Serif" fo:font-size="14pt" fo:font-style="italic" fo:font-weight="normal" officeooo:rsid="00b753e1" style:font-size-asian="14pt" style:font-style-asian="italic" style:font-weight-asian="normal" style:font-size-complex="14pt" style:font-style-complex="italic" style:font-weight-complex="normal"/>
    </style:style>
    <style:style style:name="T94" style:family="text">
      <style:text-properties style:text-line-through-style="none" style:text-line-through-type="none" style:font-name="Liberation Serif" fo:font-size="14pt" fo:font-style="italic" fo:font-weight="normal" officeooo:rsid="00b8edce" style:font-size-asian="14pt" style:font-style-asian="italic" style:font-weight-asian="normal" style:font-size-complex="14pt" style:font-style-complex="italic" style:font-weight-complex="normal"/>
    </style:style>
    <style:style style:name="T95" style:family="text">
      <style:text-properties style:text-line-through-style="none" style:text-line-through-type="none" style:font-name="Liberation Serif" fo:font-size="14pt" fo:font-style="italic" fo:font-weight="normal" officeooo:rsid="00ba4022" style:font-size-asian="14pt" style:font-style-asian="italic" style:font-weight-asian="normal" style:font-size-complex="14pt" style:font-style-complex="italic" style:font-weight-complex="normal"/>
    </style:style>
    <style:style style:name="T96" style:family="text">
      <style:text-properties style:text-line-through-style="none" style:text-line-through-type="none" style:font-name="Liberation Serif" fo:font-size="14pt" fo:font-style="italic" fo:font-weight="normal" officeooo:rsid="00bc115d" style:font-size-asian="14pt" style:font-style-asian="italic" style:font-weight-asian="normal" style:font-size-complex="14pt" style:font-style-complex="italic" style:font-weight-complex="normal"/>
    </style:style>
    <style:style style:name="T97" style:family="text">
      <style:text-properties style:text-line-through-style="none" style:text-line-through-type="none" style:font-name="Liberation Serif" fo:font-size="14pt" fo:font-style="italic" fo:font-weight="normal" officeooo:rsid="00bd00b1" style:font-size-asian="14pt" style:font-style-asian="italic" style:font-weight-asian="normal" style:font-size-complex="14pt" style:font-style-complex="italic" style:font-weight-complex="normal"/>
    </style:style>
    <style:style style:name="T98" style:family="text">
      <style:text-properties style:text-line-through-style="none" style:text-line-through-type="none" style:font-name="Liberation Serif" fo:font-size="14pt" fo:font-style="italic" fo:font-weight="normal" officeooo:rsid="00bf0076" style:font-size-asian="14pt" style:font-style-asian="italic" style:font-weight-asian="normal" style:font-size-complex="14pt" style:font-style-complex="italic" style:font-weight-complex="normal"/>
    </style:style>
    <style:style style:name="T99" style:family="text">
      <style:text-properties style:text-line-through-style="none" style:text-line-through-type="none" style:font-name="Liberation Serif" fo:font-size="14pt" fo:font-style="italic" fo:font-weight="normal" officeooo:rsid="00bfcc9c" style:font-size-asian="14pt" style:font-style-asian="italic" style:font-weight-asian="normal" style:font-size-complex="14pt" style:font-style-complex="italic" style:font-weight-complex="normal"/>
    </style:style>
    <style:style style:name="T100" style:family="text">
      <style:text-properties style:text-line-through-style="none" style:text-line-through-type="none" style:font-name="Liberation Serif" fo:font-size="14pt" fo:font-style="italic" fo:font-weight="normal" officeooo:rsid="00c04012" style:font-size-asian="14pt" style:font-style-asian="italic" style:font-weight-asian="normal" style:font-size-complex="14pt" style:font-style-complex="italic" style:font-weight-complex="normal"/>
    </style:style>
    <style:style style:name="T101" style:family="text">
      <style:text-properties style:text-line-through-style="none" style:text-line-through-type="none" style:font-name="Liberation Serif" fo:font-size="14pt" fo:font-style="italic" fo:font-weight="normal" officeooo:rsid="00c15bcb" style:font-size-asian="14pt" style:font-style-asian="italic" style:font-weight-asian="normal" style:font-size-complex="14pt" style:font-style-complex="italic" style:font-weight-complex="normal"/>
    </style:style>
    <style:style style:name="T102" style:family="text">
      <style:text-properties style:text-line-through-style="none" style:text-line-through-type="none" style:font-name="Liberation Serif" fo:font-size="14pt" fo:font-style="italic" fo:font-weight="normal" officeooo:rsid="00c1f957" style:font-size-asian="14pt" style:font-style-asian="italic" style:font-weight-asian="normal" style:font-size-complex="14pt" style:font-style-complex="italic" style:font-weight-complex="normal"/>
    </style:style>
    <style:style style:name="T103" style:family="text">
      <style:text-properties style:text-line-through-style="none" style:text-line-through-type="none" style:font-name="Liberation Serif" fo:font-size="14pt" fo:font-style="italic" fo:font-weight="normal" officeooo:rsid="00c3f3ab" style:font-size-asian="14pt" style:font-style-asian="italic" style:font-weight-asian="normal" style:font-size-complex="14pt" style:font-style-complex="italic" style:font-weight-complex="normal"/>
    </style:style>
    <style:style style:name="T104" style:family="text">
      <style:text-properties style:text-line-through-style="none" style:text-line-through-type="none" style:font-name="Liberation Serif" fo:font-size="14pt" fo:font-style="italic" fo:font-weight="normal" officeooo:rsid="009f3387" style:font-size-asian="14pt" style:font-style-asian="italic" style:font-weight-asian="normal" style:font-size-complex="14pt" style:font-style-complex="italic" style:font-weight-complex="normal"/>
    </style:style>
    <style:style style:name="T105" style:family="text">
      <style:text-properties style:text-line-through-style="none" style:text-line-through-type="none" style:font-name="Liberation Serif" fo:font-size="14pt" fo:font-style="italic" fo:font-weight="normal" officeooo:rsid="00c4649e" style:font-size-asian="14pt" style:font-style-asian="italic" style:font-weight-asian="normal" style:font-size-complex="14pt" style:font-style-complex="italic" style:font-weight-complex="normal"/>
    </style:style>
    <style:style style:name="T106" style:family="text">
      <style:text-properties style:text-line-through-style="none" style:text-line-through-type="none" style:font-name="Liberation Serif" fo:font-size="14pt" fo:font-style="italic" fo:font-weight="normal" officeooo:rsid="00c5968d" style:font-size-asian="14pt" style:font-style-asian="italic" style:font-weight-asian="normal" style:font-size-complex="14pt" style:font-style-complex="italic" style:font-weight-complex="normal"/>
    </style:style>
    <style:style style:name="T107" style:family="text">
      <style:text-properties style:text-line-through-style="none" style:text-line-through-type="none" style:font-name="Liberation Serif" fo:font-size="14pt" fo:font-style="italic" fo:font-weight="normal" officeooo:rsid="00c5bf31" style:font-size-asian="14pt" style:font-style-asian="italic" style:font-weight-asian="normal" style:font-size-complex="14pt" style:font-style-complex="italic" style:font-weight-complex="normal"/>
    </style:style>
    <style:style style:name="T108" style:family="text">
      <style:text-properties style:text-line-through-style="none" style:text-line-through-type="none" style:font-name="Liberation Serif" fo:font-size="14pt" fo:font-style="italic" fo:font-weight="normal" officeooo:rsid="00c636cf" style:font-size-asian="14pt" style:font-style-asian="italic" style:font-weight-asian="normal" style:font-size-complex="14pt" style:font-style-complex="italic" style:font-weight-complex="normal"/>
    </style:style>
    <style:style style:name="T109" style:family="text">
      <style:text-properties style:text-line-through-style="none" style:text-line-through-type="none" style:font-name="Liberation Serif" fo:font-size="14pt" fo:font-style="italic" fo:font-weight="normal" officeooo:rsid="00c6e7a0" style:font-size-asian="14pt" style:font-style-asian="italic" style:font-weight-asian="normal" style:font-size-complex="14pt" style:font-style-complex="italic" style:font-weight-complex="normal"/>
    </style:style>
    <style:style style:name="T110" style:family="text">
      <style:text-properties style:text-line-through-style="none" style:text-line-through-type="none" style:font-name="Liberation Serif" fo:font-size="14pt" fo:font-style="italic" fo:font-weight="normal" officeooo:rsid="00e21fc8" style:font-size-asian="14pt" style:font-style-asian="italic" style:font-weight-asian="normal" style:font-size-complex="14pt" style:font-style-complex="italic" style:font-weight-complex="normal"/>
    </style:style>
    <style:style style:name="T111" style:family="text">
      <style:text-properties style:text-line-through-style="none" style:text-line-through-type="none" style:font-name="Liberation Serif" fo:font-size="14pt" fo:font-style="italic" fo:font-weight="normal" officeooo:rsid="00faa944" style:font-size-asian="14pt" style:font-style-asian="italic" style:font-weight-asian="normal" style:font-size-complex="14pt" style:font-style-complex="italic" style:font-weight-complex="normal"/>
    </style:style>
    <style:style style:name="T112" style:family="text">
      <style:text-properties style:text-line-through-style="none" style:text-line-through-type="none" style:font-name="Liberation Serif" fo:font-size="14pt" fo:font-style="italic" fo:font-weight="normal" officeooo:rsid="00fb42d9" style:font-size-asian="14pt" style:font-style-asian="italic" style:font-weight-asian="normal" style:font-size-complex="14pt" style:font-style-complex="italic" style:font-weight-complex="normal"/>
    </style:style>
    <style:style style:name="T113" style:family="text">
      <style:text-properties style:text-line-through-style="none" style:text-line-through-type="none" style:font-name="Liberation Serif" fo:font-size="14pt" fo:font-style="italic" fo:font-weight="normal" officeooo:rsid="00fc74ad" style:font-size-asian="14pt" style:font-style-asian="italic" style:font-weight-asian="normal" style:font-size-complex="14pt" style:font-style-complex="italic" style:font-weight-complex="normal"/>
    </style:style>
    <style:style style:name="T114" style:family="text">
      <style:text-properties style:text-line-through-style="none" style:text-line-through-type="none" style:font-name="Liberation Serif" fo:font-size="14pt" fo:font-style="italic" fo:font-weight="normal" officeooo:rsid="00fe4b35" style:font-size-asian="14pt" style:font-style-asian="italic" style:font-weight-asian="normal" style:font-size-complex="14pt" style:font-style-complex="italic" style:font-weight-complex="normal"/>
    </style:style>
    <style:style style:name="T115" style:family="text">
      <style:text-properties style:text-line-through-style="none" style:text-line-through-type="none" style:font-name="Liberation Serif" fo:font-size="14pt" fo:font-style="italic" fo:font-weight="normal" officeooo:rsid="00fec93e" style:font-size-asian="14pt" style:font-style-asian="italic" style:font-weight-asian="normal" style:font-size-complex="14pt" style:font-style-complex="italic" style:font-weight-complex="normal"/>
    </style:style>
    <style:style style:name="T116" style:family="text">
      <style:text-properties style:text-line-through-style="none" style:text-line-through-type="none" style:font-name="Liberation Serif" fo:font-size="14pt" fo:font-style="italic" fo:font-weight="normal" officeooo:rsid="00fedb13" style:font-size-asian="14pt" style:font-style-asian="italic" style:font-weight-asian="normal" style:font-size-complex="14pt" style:font-style-complex="italic" style:font-weight-complex="normal"/>
    </style:style>
    <style:style style:name="T117" style:family="text">
      <style:text-properties style:text-line-through-style="none" style:text-line-through-type="none" style:font-name="Liberation Serif" fo:font-size="14pt" fo:font-style="italic" fo:font-weight="normal" officeooo:rsid="010277bb" style:font-size-asian="14pt" style:font-style-asian="italic" style:font-weight-asian="normal" style:font-size-complex="14pt" style:font-style-complex="italic" style:font-weight-complex="normal"/>
    </style:style>
    <style:style style:name="T118" style:family="text">
      <style:text-properties style:text-line-through-style="none" style:text-line-through-type="none" style:font-name="Liberation Serif" fo:font-size="14pt" fo:font-style="italic" fo:font-weight="normal" officeooo:rsid="0103714d" style:font-size-asian="14pt" style:font-style-asian="italic" style:font-weight-asian="normal" style:font-size-complex="14pt" style:font-style-complex="italic" style:font-weight-complex="normal"/>
    </style:style>
    <style:style style:name="T119" style:family="text">
      <style:text-properties style:text-line-through-style="none" style:text-line-through-type="none" style:font-name="Liberation Serif" fo:font-size="14pt" fo:font-style="italic" fo:font-weight="normal" officeooo:rsid="0103dcf1" style:font-size-asian="14pt" style:font-style-asian="italic" style:font-weight-asian="normal" style:font-size-complex="14pt" style:font-style-complex="italic" style:font-weight-complex="normal"/>
    </style:style>
    <style:style style:name="T120" style:family="text">
      <style:text-properties style:text-line-through-style="none" style:text-line-through-type="none" style:font-name="Liberation Serif" fo:font-size="14pt" fo:font-style="italic" fo:font-weight="normal" officeooo:rsid="0104f805" style:font-size-asian="14pt" style:font-style-asian="italic" style:font-weight-asian="normal" style:font-size-complex="14pt" style:font-style-complex="italic" style:font-weight-complex="normal"/>
    </style:style>
    <style:style style:name="T121" style:family="text">
      <style:text-properties style:text-line-through-style="none" style:text-line-through-type="none" style:font-name="Liberation Serif" fo:font-size="14pt" fo:font-style="italic" fo:font-weight="normal" officeooo:rsid="01055706" style:font-size-asian="14pt" style:font-style-asian="italic" style:font-weight-asian="normal" style:font-size-complex="14pt" style:font-style-complex="italic" style:font-weight-complex="normal"/>
    </style:style>
    <style:style style:name="T122" style:family="text">
      <style:text-properties style:text-line-through-style="none" style:text-line-through-type="none" style:font-name="Liberation Serif" fo:font-size="14pt" fo:font-style="italic" fo:font-weight="normal" officeooo:rsid="01064a88" style:font-size-asian="14pt" style:font-style-asian="italic" style:font-weight-asian="normal" style:font-size-complex="14pt" style:font-style-complex="italic" style:font-weight-complex="normal"/>
    </style:style>
    <style:style style:name="T123" style:family="text">
      <style:text-properties style:text-line-through-style="none" style:text-line-through-type="none" style:font-name="Liberation Serif" fo:font-size="14pt" fo:font-style="italic" fo:font-weight="normal" officeooo:rsid="0106cf76" style:font-size-asian="14pt" style:font-style-asian="italic" style:font-weight-asian="normal" style:font-size-complex="14pt" style:font-style-complex="italic" style:font-weight-complex="normal"/>
    </style:style>
    <style:style style:name="T124" style:family="text">
      <style:text-properties style:text-line-through-style="none" style:text-line-through-type="none" style:font-name="Liberation Serif" fo:font-size="14pt" fo:font-style="italic" fo:font-weight="normal" officeooo:rsid="0108bc35" style:font-size-asian="14pt" style:font-style-asian="italic" style:font-weight-asian="normal" style:font-size-complex="14pt" style:font-style-complex="italic" style:font-weight-complex="normal"/>
    </style:style>
    <style:style style:name="T125" style:family="text">
      <style:text-properties style:text-line-through-style="none" style:text-line-through-type="none" style:font-name="Liberation Serif" fo:font-size="14pt" fo:font-style="italic" fo:font-weight="normal" officeooo:rsid="010ab6c7" style:font-size-asian="14pt" style:font-style-asian="italic" style:font-weight-asian="normal" style:font-size-complex="14pt" style:font-style-complex="italic" style:font-weight-complex="normal"/>
    </style:style>
    <style:style style:name="T126" style:family="text">
      <style:text-properties style:text-line-through-style="none" style:text-line-through-type="none" style:font-name="Liberation Serif" fo:font-size="14pt" fo:font-style="italic" fo:font-weight="normal" officeooo:rsid="0145c21f" style:font-size-asian="14pt" style:font-style-asian="italic" style:font-weight-asian="normal" style:font-size-complex="14pt" style:font-style-complex="italic" style:font-weight-complex="normal"/>
    </style:style>
    <style:style style:name="T127" style:family="text">
      <style:text-properties style:text-line-through-style="none" style:text-line-through-type="none" style:font-name="Liberation Serif" fo:font-size="14pt" fo:font-style="italic" fo:font-weight="normal" officeooo:rsid="0146b482" style:font-size-asian="14pt" style:font-style-asian="italic" style:font-weight-asian="normal" style:font-size-complex="14pt" style:font-style-complex="italic" style:font-weight-complex="normal"/>
    </style:style>
    <style:style style:name="T128" style:family="text">
      <style:text-properties style:text-line-through-style="none" style:text-line-through-type="none" style:font-name="Liberation Serif" fo:font-size="14pt" fo:font-style="italic" fo:font-weight="normal" officeooo:rsid="014a0870" style:font-size-asian="14pt" style:font-style-asian="italic" style:font-weight-asian="normal" style:font-size-complex="14pt" style:font-style-complex="italic" style:font-weight-complex="normal"/>
    </style:style>
    <style:style style:name="T129" style:family="text">
      <style:text-properties style:text-line-through-style="none" style:text-line-through-type="none" style:font-name="Liberation Serif" fo:font-size="14pt" fo:font-style="italic" fo:font-weight="normal" officeooo:rsid="014ab90c" style:font-size-asian="14pt" style:font-style-asian="italic" style:font-weight-asian="normal" style:font-size-complex="14pt" style:font-style-complex="italic" style:font-weight-complex="normal"/>
    </style:style>
    <style:style style:name="T130" style:family="text">
      <style:text-properties style:text-line-through-style="none" style:text-line-through-type="none" style:font-name="Liberation Serif" fo:font-size="14pt" fo:font-style="italic" fo:font-weight="normal" officeooo:rsid="014cf646" style:font-size-asian="14pt" style:font-style-asian="italic" style:font-weight-asian="normal" style:font-size-complex="14pt" style:font-style-complex="italic" style:font-weight-complex="normal"/>
    </style:style>
    <style:style style:name="T131" style:family="text">
      <style:text-properties style:text-line-through-style="none" style:text-line-through-type="none" style:font-name="Liberation Serif" fo:font-size="14pt" fo:font-style="italic" officeooo:rsid="00c3f3ab" style:font-size-asian="14pt" style:font-style-asian="italic" style:font-size-complex="14pt" style:font-style-complex="italic"/>
    </style:style>
    <style:style style:name="T132" style:family="text">
      <style:text-properties style:text-line-through-style="none" style:text-line-through-type="none" style:font-name="Liberation Serif" fo:font-size="14pt" fo:font-style="italic" officeooo:rsid="00cad4d6" style:font-size-asian="14pt" style:font-style-asian="italic" style:font-size-complex="14pt" style:font-style-complex="italic"/>
    </style:style>
    <style:style style:name="T133" style:family="text">
      <style:text-properties style:text-line-through-style="none" style:text-line-through-type="none" style:font-name="Liberation Serif" fo:font-size="14pt" fo:font-style="italic" officeooo:rsid="00cb36a6" style:font-size-asian="14pt" style:font-style-asian="italic" style:font-size-complex="14pt" style:font-style-complex="italic"/>
    </style:style>
    <style:style style:name="T134" style:family="text">
      <style:text-properties style:text-line-through-style="none" style:text-line-through-type="none" style:font-name="Liberation Serif" fo:font-style="italic" fo:font-weight="normal" officeooo:rsid="00cb36a6" style:font-style-asian="italic" style:font-weight-asian="normal" style:font-style-complex="italic" style:font-weight-complex="normal"/>
    </style:style>
    <style:style style:name="T135" style:family="text">
      <style:text-properties style:text-line-through-style="none" style:text-line-through-type="none" style:font-name="Liberation Serif" fo:font-style="italic" fo:font-weight="normal" officeooo:rsid="00ce9a51" style:font-style-asian="italic" style:font-weight-asian="normal" style:font-style-complex="italic" style:font-weight-complex="normal"/>
    </style:style>
    <style:style style:name="T136" style:family="text">
      <style:text-properties style:text-line-through-style="none" style:text-line-through-type="none" style:font-name="Liberation Serif" fo:font-style="italic" fo:font-weight="normal" officeooo:rsid="00ceb70a" style:font-style-asian="italic" style:font-weight-asian="normal" style:font-style-complex="italic" style:font-weight-complex="normal"/>
    </style:style>
    <style:style style:name="T137" style:family="text">
      <style:text-properties style:text-line-through-style="none" style:text-line-through-type="none" style:font-name="Liberation Serif" fo:font-style="italic" fo:font-weight="normal" officeooo:rsid="00d064e5" style:font-style-asian="italic" style:font-weight-asian="normal" style:font-style-complex="italic" style:font-weight-complex="normal"/>
    </style:style>
    <style:style style:name="T138" style:family="text">
      <style:text-properties style:text-line-through-style="none" style:text-line-through-type="none" style:font-name="Liberation Serif" fo:font-style="italic" fo:font-weight="normal" officeooo:rsid="00d224a3" style:font-style-asian="italic" style:font-weight-asian="normal" style:font-style-complex="italic" style:font-weight-complex="normal"/>
    </style:style>
    <style:style style:name="T139" style:family="text">
      <style:text-properties style:text-line-through-style="none" style:text-line-through-type="none" style:font-name="Liberation Serif" fo:font-style="italic" fo:font-weight="normal" officeooo:rsid="00d3ec09" style:font-style-asian="italic" style:font-weight-asian="normal" style:font-style-complex="italic" style:font-weight-complex="normal"/>
    </style:style>
    <style:style style:name="T140" style:family="text">
      <style:text-properties style:text-line-through-style="none" style:text-line-through-type="none" style:font-name="Liberation Serif" fo:font-style="italic" fo:font-weight="normal" officeooo:rsid="00d5e8fb" style:font-style-asian="italic" style:font-weight-asian="normal" style:font-style-complex="italic" style:font-weight-complex="normal"/>
    </style:style>
    <style:style style:name="T141" style:family="text">
      <style:text-properties style:text-line-through-style="none" style:text-line-through-type="none" style:font-name="Liberation Serif" fo:font-style="italic" fo:font-weight="normal" officeooo:rsid="00d6ddfd" style:font-style-asian="italic" style:font-weight-asian="normal" style:font-style-complex="italic" style:font-weight-complex="normal"/>
    </style:style>
    <style:style style:name="T142" style:family="text">
      <style:text-properties style:text-line-through-style="none" style:text-line-through-type="none" style:font-name="Liberation Serif" fo:font-style="italic" fo:font-weight="normal" officeooo:rsid="00d79ddd" style:font-style-asian="italic" style:font-weight-asian="normal" style:font-style-complex="italic" style:font-weight-complex="normal"/>
    </style:style>
    <style:style style:name="T143" style:family="text">
      <style:text-properties style:text-line-through-style="none" style:text-line-through-type="none" style:font-name="Liberation Serif" fo:font-style="italic" fo:font-weight="normal" officeooo:rsid="00d98edd" style:font-style-asian="italic" style:font-weight-asian="normal" style:font-style-complex="italic" style:font-weight-complex="normal"/>
    </style:style>
    <style:style style:name="T144" style:family="text">
      <style:text-properties style:text-line-through-style="none" style:text-line-through-type="none" style:font-name="Liberation Serif" fo:font-style="italic" fo:font-weight="normal" officeooo:rsid="00da14cd" style:font-style-asian="italic" style:font-weight-asian="normal" style:font-style-complex="italic" style:font-weight-complex="normal"/>
    </style:style>
    <style:style style:name="T145" style:family="text">
      <style:text-properties style:text-line-through-style="none" style:text-line-through-type="none" style:font-name="Liberation Serif" fo:font-style="italic" fo:font-weight="normal" officeooo:rsid="00da5745" style:font-style-asian="italic" style:font-weight-asian="normal" style:font-style-complex="italic" style:font-weight-complex="normal"/>
    </style:style>
    <style:style style:name="T146" style:family="text">
      <style:text-properties style:text-line-through-style="none" style:text-line-through-type="none" style:font-name="Liberation Serif" fo:font-style="italic" fo:font-weight="normal" officeooo:rsid="00dc14eb" style:font-style-asian="italic" style:font-weight-asian="normal" style:font-style-complex="italic" style:font-weight-complex="normal"/>
    </style:style>
    <style:style style:name="T147" style:family="text">
      <style:text-properties style:text-line-through-style="none" style:text-line-through-type="none" style:font-name="Liberation Serif" fo:font-style="italic" fo:font-weight="normal" officeooo:rsid="00dc8c79" style:font-style-asian="italic" style:font-weight-asian="normal" style:font-style-complex="italic" style:font-weight-complex="normal"/>
    </style:style>
    <style:style style:name="T148" style:family="text">
      <style:text-properties style:text-line-through-style="none" style:text-line-through-type="none" style:font-name="Liberation Serif" fo:font-style="italic" fo:font-weight="normal" officeooo:rsid="00dcde4d" style:font-style-asian="italic" style:font-weight-asian="normal" style:font-style-complex="italic" style:font-weight-complex="normal"/>
    </style:style>
    <style:style style:name="T149" style:family="text">
      <style:text-properties style:text-line-through-style="none" style:text-line-through-type="none" style:font-name="Liberation Serif" fo:font-style="italic" fo:font-weight="normal" officeooo:rsid="00de4b55" style:font-style-asian="italic" style:font-weight-asian="normal" style:font-style-complex="italic" style:font-weight-complex="normal"/>
    </style:style>
    <style:style style:name="T150" style:family="text">
      <style:text-properties style:text-line-through-style="none" style:text-line-through-type="none" style:font-name="Liberation Serif" fo:font-style="italic" fo:font-weight="normal" officeooo:rsid="00e032b0" style:font-style-asian="italic" style:font-weight-asian="normal" style:font-style-complex="italic" style:font-weight-complex="normal"/>
    </style:style>
    <style:style style:name="T151" style:family="text">
      <style:text-properties style:text-line-through-style="none" style:text-line-through-type="none" style:font-name="Liberation Serif" fo:font-style="italic" fo:font-weight="normal" officeooo:rsid="00e21fc8" style:font-style-asian="italic" style:font-weight-asian="normal" style:font-style-complex="italic" style:font-weight-complex="normal"/>
    </style:style>
    <style:style style:name="T152" style:family="text">
      <style:text-properties style:text-line-through-style="none" style:text-line-through-type="none" style:font-name="Liberation Serif" fo:font-style="italic" fo:font-weight="normal" officeooo:rsid="00e2605b" style:font-style-asian="italic" style:font-weight-asian="normal" style:font-style-complex="italic" style:font-weight-complex="normal"/>
    </style:style>
    <style:style style:name="T153" style:family="text">
      <style:text-properties style:text-line-through-style="none" style:text-line-through-type="none" style:font-name="Liberation Serif" fo:font-style="italic" fo:font-weight="normal" officeooo:rsid="00e451e8" style:font-style-asian="italic" style:font-weight-asian="normal" style:font-style-complex="italic" style:font-weight-complex="normal"/>
    </style:style>
    <style:style style:name="T154" style:family="text">
      <style:text-properties style:text-line-through-style="none" style:text-line-through-type="none" style:font-name="Liberation Serif" fo:font-style="italic" fo:font-weight="normal" officeooo:rsid="00e5bb36" style:font-style-asian="italic" style:font-weight-asian="normal" style:font-style-complex="italic" style:font-weight-complex="normal"/>
    </style:style>
    <style:style style:name="T155" style:family="text">
      <style:text-properties style:text-line-through-style="none" style:text-line-through-type="none" style:font-name="Liberation Serif" fo:font-style="italic" fo:font-weight="normal" officeooo:rsid="00e796b0" style:font-style-asian="italic" style:font-weight-asian="normal" style:font-style-complex="italic" style:font-weight-complex="normal"/>
    </style:style>
    <style:style style:name="T156" style:family="text">
      <style:text-properties style:text-line-through-style="none" style:text-line-through-type="none" style:font-name="Liberation Serif" fo:font-style="italic" fo:font-weight="normal" officeooo:rsid="00e8b3fb" style:font-style-asian="italic" style:font-weight-asian="normal" style:font-style-complex="italic" style:font-weight-complex="normal"/>
    </style:style>
    <style:style style:name="T157" style:family="text">
      <style:text-properties style:text-line-through-style="none" style:text-line-through-type="none" style:font-name="Liberation Serif" fo:font-style="italic" fo:font-weight="normal" officeooo:rsid="00e9d96d" style:font-style-asian="italic" style:font-weight-asian="normal" style:font-style-complex="italic" style:font-weight-complex="normal"/>
    </style:style>
    <style:style style:name="T158" style:family="text">
      <style:text-properties style:text-line-through-style="none" style:text-line-through-type="none" style:font-name="Liberation Serif" fo:font-style="italic" fo:font-weight="normal" officeooo:rsid="00eb3be6" style:font-style-asian="italic" style:font-weight-asian="normal" style:font-style-complex="italic" style:font-weight-complex="normal"/>
    </style:style>
    <style:style style:name="T159" style:family="text">
      <style:text-properties style:text-line-through-style="none" style:text-line-through-type="none" style:font-name="Liberation Serif" fo:font-style="italic" fo:font-weight="normal" officeooo:rsid="00f4e17e" style:font-style-asian="italic" style:font-weight-asian="normal" style:font-style-complex="italic" style:font-weight-complex="normal"/>
    </style:style>
    <style:style style:name="T160" style:family="text">
      <style:text-properties style:text-line-through-style="none" style:text-line-through-type="none" style:font-name="Liberation Serif" fo:font-style="italic" fo:font-weight="normal" officeooo:rsid="00f6d3a6" style:font-style-asian="italic" style:font-weight-asian="normal" style:font-style-complex="italic" style:font-weight-complex="normal"/>
    </style:style>
    <style:style style:name="T161" style:family="text">
      <style:text-properties style:text-line-through-style="none" style:text-line-through-type="none" style:font-name="Liberation Serif" fo:font-style="italic" fo:font-weight="normal" officeooo:rsid="00f83425" style:font-style-asian="italic" style:font-weight-asian="normal" style:font-style-complex="italic" style:font-weight-complex="normal"/>
    </style:style>
    <style:style style:name="T162" style:family="text">
      <style:text-properties style:text-line-through-style="none" style:text-line-through-type="none" style:font-name="Liberation Serif" fo:font-style="italic" fo:font-weight="normal" officeooo:rsid="00faa944" style:font-style-asian="italic" style:font-weight-asian="normal" style:font-style-complex="italic" style:font-weight-complex="normal"/>
    </style:style>
    <style:style style:name="T163" style:family="text">
      <style:text-properties style:text-line-through-style="none" style:text-line-through-type="none" style:font-name="Liberation Serif" fo:font-style="italic" fo:font-weight="normal" officeooo:rsid="010af5eb" style:font-style-asian="italic" style:font-weight-asian="normal" style:font-style-complex="italic" style:font-weight-complex="normal"/>
    </style:style>
    <style:style style:name="T164" style:family="text">
      <style:text-properties style:text-line-through-style="none" style:text-line-through-type="none" style:font-name="Liberation Serif" fo:font-style="italic" fo:font-weight="normal" officeooo:rsid="010c41e1" style:font-style-asian="italic" style:font-weight-asian="normal" style:font-style-complex="italic" style:font-weight-complex="normal"/>
    </style:style>
    <style:style style:name="T165" style:family="text">
      <style:text-properties style:text-line-through-style="none" style:text-line-through-type="none" style:font-name="Liberation Serif" fo:font-style="italic" fo:font-weight="normal" officeooo:rsid="010d26df" style:font-style-asian="italic" style:font-weight-asian="normal" style:font-style-complex="italic" style:font-weight-complex="normal"/>
    </style:style>
    <style:style style:name="T166" style:family="text">
      <style:text-properties style:text-line-through-style="none" style:text-line-through-type="none" style:font-name="Liberation Serif" fo:font-style="italic" fo:font-weight="normal" officeooo:rsid="010db0ba" style:font-style-asian="italic" style:font-weight-asian="normal" style:font-style-complex="italic" style:font-weight-complex="normal"/>
    </style:style>
    <style:style style:name="T167" style:family="text">
      <style:text-properties style:text-line-through-style="none" style:text-line-through-type="none" style:font-name="Liberation Serif" fo:font-style="italic" fo:font-weight="normal" officeooo:rsid="010e660a" style:font-style-asian="italic" style:font-weight-asian="normal" style:font-style-complex="italic" style:font-weight-complex="normal"/>
    </style:style>
    <style:style style:name="T168" style:family="text">
      <style:text-properties style:text-line-through-style="none" style:text-line-through-type="none" style:font-name="Liberation Serif" fo:font-style="italic" fo:font-weight="normal" officeooo:rsid="010fa166" style:font-style-asian="italic" style:font-weight-asian="normal" style:font-style-complex="italic" style:font-weight-complex="normal"/>
    </style:style>
    <style:style style:name="T169" style:family="text">
      <style:text-properties style:text-line-through-style="none" style:text-line-through-type="none" style:font-name="Liberation Serif" fo:font-style="italic" fo:font-weight="normal" officeooo:rsid="01180bcf" style:font-style-asian="italic" style:font-weight-asian="normal" style:font-style-complex="italic" style:font-weight-complex="normal"/>
    </style:style>
    <style:style style:name="T170" style:family="text">
      <style:text-properties style:text-line-through-style="none" style:text-line-through-type="none" style:font-name="Liberation Serif" fo:font-style="italic" fo:font-weight="normal" officeooo:rsid="0119e6a2" style:font-style-asian="italic" style:font-weight-asian="normal" style:font-style-complex="italic" style:font-weight-complex="normal"/>
    </style:style>
    <style:style style:name="T171" style:family="text">
      <style:text-properties style:text-line-through-style="none" style:text-line-through-type="none" style:font-name="Liberation Serif" fo:font-style="italic" fo:font-weight="normal" officeooo:rsid="011a3df4" style:font-style-asian="italic" style:font-weight-asian="normal" style:font-style-complex="italic" style:font-weight-complex="normal"/>
    </style:style>
    <style:style style:name="T172" style:family="text">
      <style:text-properties style:text-line-through-style="none" style:text-line-through-type="none" style:font-name="Liberation Serif" fo:font-style="italic" fo:font-weight="normal" officeooo:rsid="011be50f" style:font-style-asian="italic" style:font-weight-asian="normal" style:font-style-complex="italic" style:font-weight-complex="normal"/>
    </style:style>
    <style:style style:name="T173" style:family="text">
      <style:text-properties style:text-line-through-style="none" style:text-line-through-type="none" style:font-name="Liberation Serif" fo:font-style="italic" fo:font-weight="normal" officeooo:rsid="011d44da" style:font-style-asian="italic" style:font-weight-asian="normal" style:font-style-complex="italic" style:font-weight-complex="normal"/>
    </style:style>
    <style:style style:name="T174" style:family="text">
      <style:text-properties style:text-line-through-style="none" style:text-line-through-type="none" style:font-name="Liberation Serif" fo:font-style="italic" fo:font-weight="normal" officeooo:rsid="011dba4c" style:font-style-asian="italic" style:font-weight-asian="normal" style:font-style-complex="italic" style:font-weight-complex="normal"/>
    </style:style>
    <style:style style:name="T175" style:family="text">
      <style:text-properties style:text-line-through-style="none" style:text-line-through-type="none" style:font-name="Liberation Serif" fo:font-style="italic" fo:font-weight="normal" officeooo:rsid="011dead8" style:font-style-asian="italic" style:font-weight-asian="normal" style:font-style-complex="italic" style:font-weight-complex="normal"/>
    </style:style>
    <style:style style:name="T176" style:family="text">
      <style:text-properties style:text-line-through-style="none" style:text-line-through-type="none" style:font-name="Liberation Serif" fo:font-style="italic" fo:font-weight="normal" officeooo:rsid="011f5d32" style:font-style-asian="italic" style:font-weight-asian="normal" style:font-style-complex="italic" style:font-weight-complex="normal"/>
    </style:style>
    <style:style style:name="T177" style:family="text">
      <style:text-properties style:text-line-through-style="none" style:text-line-through-type="none" style:font-name="Liberation Serif" fo:font-style="italic" fo:font-weight="normal" officeooo:rsid="01212a29" style:font-style-asian="italic" style:font-weight-asian="normal" style:font-style-complex="italic" style:font-weight-complex="normal"/>
    </style:style>
    <style:style style:name="T178" style:family="text">
      <style:text-properties style:text-line-through-style="none" style:text-line-through-type="none" style:font-name="Liberation Serif" fo:font-style="italic" fo:font-weight="normal" officeooo:rsid="0121b1cd" style:font-style-asian="italic" style:font-weight-asian="normal" style:font-style-complex="italic" style:font-weight-complex="normal"/>
    </style:style>
    <style:style style:name="T179" style:family="text">
      <style:text-properties style:text-line-through-style="none" style:text-line-through-type="none" style:font-name="Liberation Serif" fo:font-style="italic" fo:font-weight="normal" officeooo:rsid="0121e0ce" style:font-style-asian="italic" style:font-weight-asian="normal" style:font-style-complex="italic" style:font-weight-complex="normal"/>
    </style:style>
    <style:style style:name="T180" style:family="text">
      <style:text-properties style:text-line-through-style="none" style:text-line-through-type="none" style:font-name="Liberation Serif" fo:font-style="italic" fo:font-weight="normal" officeooo:rsid="0122ccca" style:font-style-asian="italic" style:font-weight-asian="normal" style:font-style-complex="italic" style:font-weight-complex="normal"/>
    </style:style>
    <style:style style:name="T181" style:family="text">
      <style:text-properties style:text-line-through-style="none" style:text-line-through-type="none" style:font-name="Liberation Serif" fo:font-style="italic" fo:font-weight="normal" officeooo:rsid="01248c73" style:font-style-asian="italic" style:font-weight-asian="normal" style:font-style-complex="italic" style:font-weight-complex="normal"/>
    </style:style>
    <style:style style:name="T182" style:family="text">
      <style:text-properties style:text-line-through-style="none" style:text-line-through-type="none" style:font-name="Liberation Serif" fo:font-style="italic" fo:font-weight="normal" officeooo:rsid="0124e690" style:font-style-asian="italic" style:font-weight-asian="normal" style:font-style-complex="italic" style:font-weight-complex="normal"/>
    </style:style>
    <style:style style:name="T183" style:family="text">
      <style:text-properties style:text-line-through-style="none" style:text-line-through-type="none" style:font-name="Liberation Serif" fo:font-style="italic" fo:font-weight="normal" officeooo:rsid="0126d37c" style:font-style-asian="italic" style:font-weight-asian="normal" style:font-style-complex="italic" style:font-weight-complex="normal"/>
    </style:style>
    <style:style style:name="T184" style:family="text">
      <style:text-properties style:text-line-through-style="none" style:text-line-through-type="none" style:font-name="Liberation Serif" fo:font-style="italic" fo:font-weight="normal" officeooo:rsid="01282737" style:font-style-asian="italic" style:font-weight-asian="normal" style:font-style-complex="italic" style:font-weight-complex="normal"/>
    </style:style>
    <style:style style:name="T185" style:family="text">
      <style:text-properties style:text-line-through-style="none" style:text-line-through-type="none" style:font-name="Liberation Serif" fo:font-style="italic" fo:font-weight="normal" officeooo:rsid="0129c043" style:font-style-asian="italic" style:font-weight-asian="normal" style:font-style-complex="italic" style:font-weight-complex="normal"/>
    </style:style>
    <style:style style:name="T186" style:family="text">
      <style:text-properties style:text-line-through-style="none" style:text-line-through-type="none" style:font-name="Liberation Serif" fo:font-style="italic" fo:font-weight="normal" officeooo:rsid="0129f55c" style:font-style-asian="italic" style:font-weight-asian="normal" style:font-style-complex="italic" style:font-weight-complex="normal"/>
    </style:style>
    <style:style style:name="T187" style:family="text">
      <style:text-properties style:text-line-through-style="none" style:text-line-through-type="none" style:font-name="Liberation Serif" fo:font-style="italic" fo:font-weight="normal" officeooo:rsid="012b7ac9" style:font-style-asian="italic" style:font-weight-asian="normal" style:font-style-complex="italic" style:font-weight-complex="normal"/>
    </style:style>
    <style:style style:name="T188" style:family="text">
      <style:text-properties style:text-line-through-style="none" style:text-line-through-type="none" style:font-name="Liberation Serif" fo:font-style="italic" fo:font-weight="normal" officeooo:rsid="012d0f48" style:font-style-asian="italic" style:font-weight-asian="normal" style:font-style-complex="italic" style:font-weight-complex="normal"/>
    </style:style>
    <style:style style:name="T189" style:family="text">
      <style:text-properties style:text-line-through-style="none" style:text-line-through-type="none" style:font-name="Liberation Serif" fo:font-style="italic" fo:font-weight="normal" officeooo:rsid="012f0a50" style:font-style-asian="italic" style:font-weight-asian="normal" style:font-style-complex="italic" style:font-weight-complex="normal"/>
    </style:style>
    <style:style style:name="T190" style:family="text">
      <style:text-properties style:text-line-through-style="none" style:text-line-through-type="none" style:font-name="Liberation Serif" fo:font-style="italic" fo:font-weight="normal" officeooo:rsid="01304e52" style:font-style-asian="italic" style:font-weight-asian="normal" style:font-style-complex="italic" style:font-weight-complex="normal"/>
    </style:style>
    <style:style style:name="T191" style:family="text">
      <style:text-properties style:text-line-through-style="none" style:text-line-through-type="none" style:font-name="Liberation Serif" fo:font-style="italic" fo:font-weight="normal" officeooo:rsid="01305449" style:font-style-asian="italic" style:font-weight-asian="normal" style:font-style-complex="italic" style:font-weight-complex="normal"/>
    </style:style>
    <style:style style:name="T192" style:family="text">
      <style:text-properties style:text-line-through-style="none" style:text-line-through-type="none" style:font-name="Liberation Serif" fo:font-style="italic" fo:font-weight="normal" officeooo:rsid="013110b2" style:font-style-asian="italic" style:font-weight-asian="normal" style:font-style-complex="italic" style:font-weight-complex="normal"/>
    </style:style>
    <style:style style:name="T193" style:family="text">
      <style:text-properties style:text-line-through-style="none" style:text-line-through-type="none" style:font-name="Liberation Serif" fo:font-style="italic" fo:font-weight="normal" officeooo:rsid="01313617" style:font-style-asian="italic" style:font-weight-asian="normal" style:font-style-complex="italic" style:font-weight-complex="normal"/>
    </style:style>
    <style:style style:name="T194" style:family="text">
      <style:text-properties style:text-line-through-style="none" style:text-line-through-type="none" style:font-name="Liberation Serif" fo:font-style="italic" fo:font-weight="normal" officeooo:rsid="01326bc4" style:font-style-asian="italic" style:font-weight-asian="normal" style:font-style-complex="italic" style:font-weight-complex="normal"/>
    </style:style>
    <style:style style:name="T195" style:family="text">
      <style:text-properties style:text-line-through-style="none" style:text-line-through-type="none" style:font-name="Liberation Serif" fo:font-style="italic" fo:font-weight="normal" officeooo:rsid="013700b0" style:font-style-asian="italic" style:font-weight-asian="normal" style:font-style-complex="italic" style:font-weight-complex="normal"/>
    </style:style>
    <style:style style:name="T196" style:family="text">
      <style:text-properties style:text-line-through-style="none" style:text-line-through-type="none" style:font-name="Liberation Serif" fo:font-style="italic" fo:font-weight="normal" officeooo:rsid="01372a15" style:font-style-asian="italic" style:font-weight-asian="normal" style:font-style-complex="italic" style:font-weight-complex="normal"/>
    </style:style>
    <style:style style:name="T197" style:family="text">
      <style:text-properties style:text-line-through-style="none" style:text-line-through-type="none" style:font-name="Liberation Serif" fo:font-style="italic" fo:font-weight="normal" officeooo:rsid="01387a97" style:font-style-asian="italic" style:font-weight-asian="normal" style:font-style-complex="italic" style:font-weight-complex="normal"/>
    </style:style>
    <style:style style:name="T198" style:family="text">
      <style:text-properties style:text-line-through-style="none" style:text-line-through-type="none" style:font-name="Liberation Serif" fo:font-style="italic" fo:font-weight="normal" officeooo:rsid="0139e831" style:font-style-asian="italic" style:font-weight-asian="normal" style:font-style-complex="italic" style:font-weight-complex="normal"/>
    </style:style>
    <style:style style:name="T199" style:family="text">
      <style:text-properties style:text-line-through-style="none" style:text-line-through-type="none" style:font-name="Liberation Serif" fo:font-style="italic" fo:font-weight="normal" officeooo:rsid="013b99b3" style:font-style-asian="italic" style:font-weight-asian="normal" style:font-style-complex="italic" style:font-weight-complex="normal"/>
    </style:style>
    <style:style style:name="T200" style:family="text">
      <style:text-properties style:text-line-through-style="none" style:text-line-through-type="none" style:font-name="Liberation Serif" fo:font-style="italic" fo:font-weight="normal" officeooo:rsid="013d59cc" style:font-style-asian="italic" style:font-weight-asian="normal" style:font-style-complex="italic" style:font-weight-complex="normal"/>
    </style:style>
    <style:style style:name="T201" style:family="text">
      <style:text-properties style:text-line-through-style="none" style:text-line-through-type="none" style:font-name="Liberation Serif" fo:font-style="italic" fo:font-weight="normal" officeooo:rsid="013f1bb9" style:font-style-asian="italic" style:font-weight-asian="normal" style:font-style-complex="italic" style:font-weight-complex="normal"/>
    </style:style>
    <style:style style:name="T202" style:family="text">
      <style:text-properties style:text-line-through-style="none" style:text-line-through-type="none" style:font-name="Liberation Serif" fo:font-style="italic" fo:font-weight="normal" officeooo:rsid="0142238c" style:font-style-asian="italic" style:font-weight-asian="normal" style:font-style-complex="italic" style:font-weight-complex="normal"/>
    </style:style>
    <style:style style:name="T203" style:family="text">
      <style:text-properties style:text-line-through-style="none" style:text-line-through-type="none" style:font-name="Liberation Serif" fo:font-style="italic" fo:font-weight="normal" officeooo:rsid="014347af" style:font-style-asian="italic" style:font-weight-asian="normal" style:font-style-complex="italic" style:font-weight-complex="normal"/>
    </style:style>
    <style:style style:name="T204" style:family="text">
      <style:text-properties style:text-line-through-style="none" style:text-line-through-type="none" style:font-name="Liberation Serif" fo:font-style="italic" fo:font-weight="normal" officeooo:rsid="01457398" style:font-style-asian="italic" style:font-weight-asian="normal" style:font-style-complex="italic" style:font-weight-complex="normal"/>
    </style:style>
    <style:style style:name="T205" style:family="text">
      <style:text-properties style:text-line-through-style="none" style:text-line-through-type="none" style:font-name="Liberation Serif" fo:font-style="italic" fo:font-weight="normal" officeooo:rsid="01488432" style:font-style-asian="italic" style:font-weight-asian="normal" style:font-style-complex="italic" style:font-weight-complex="normal"/>
    </style:style>
    <style:style style:name="T206" style:family="text">
      <style:text-properties style:text-line-through-style="none" style:text-line-through-type="none" style:font-name="Liberation Serif" fo:font-style="italic" fo:font-weight="normal" officeooo:rsid="014ba656" style:font-style-asian="italic" style:font-weight-asian="normal" style:font-style-complex="italic" style:font-weight-complex="normal"/>
    </style:style>
    <style:style style:name="T207" style:family="text">
      <style:text-properties style:text-line-through-style="none" style:text-line-through-type="none" style:font-name="Liberation Serif" fo:font-style="italic" fo:font-weight="normal" officeooo:rsid="014ca540" style:font-style-asian="italic" style:font-weight-asian="normal" style:font-style-complex="italic" style:font-weight-complex="normal"/>
    </style:style>
    <style:style style:name="T208" style:family="text">
      <style:text-properties style:text-line-through-style="none" style:text-line-through-type="none" style:font-name="Liberation Serif" fo:font-style="italic" fo:font-weight="normal" officeooo:rsid="014cf646" style:font-style-asian="italic" style:font-weight-asian="normal" style:font-style-complex="italic" style:font-weight-complex="normal"/>
    </style:style>
    <style:style style:name="T209" style:family="text">
      <style:text-properties style:text-line-through-style="none" style:text-line-through-type="none" style:font-name="Liberation Serif" fo:font-style="italic" fo:font-weight="normal" officeooo:rsid="014fc07d" style:font-style-asian="italic" style:font-weight-asian="normal" style:font-style-complex="italic" style:font-weight-complex="normal"/>
    </style:style>
    <style:style style:name="T210" style:family="text">
      <style:text-properties style:text-line-through-style="none" style:text-line-through-type="none" style:font-name="Liberation Serif" fo:font-style="italic" fo:font-weight="normal" officeooo:rsid="0151bfb7" style:font-style-asian="italic" style:font-weight-asian="normal" style:font-style-complex="italic" style:font-weight-complex="normal"/>
    </style:style>
    <style:style style:name="T211" style:family="text">
      <style:text-properties style:text-line-through-style="none" style:text-line-through-type="none" style:font-name="Liberation Serif" fo:font-style="italic" fo:font-weight="normal" officeooo:rsid="015361e7" style:font-style-asian="italic" style:font-weight-asian="normal" style:font-style-complex="italic" style:font-weight-complex="normal"/>
    </style:style>
    <style:style style:name="T212" style:family="text">
      <style:text-properties style:text-line-through-style="none" style:text-line-through-type="none" style:font-name="Liberation Serif" fo:font-style="italic" fo:font-weight="normal" officeooo:rsid="015417d3" style:font-style-asian="italic" style:font-weight-asian="normal" style:font-style-complex="italic" style:font-weight-complex="normal"/>
    </style:style>
    <style:style style:name="T213" style:family="text">
      <style:text-properties style:text-line-through-style="none" style:text-line-through-type="none" style:font-name="Liberation Serif" fo:font-style="italic" fo:font-weight="normal" officeooo:rsid="0154b619" style:font-style-asian="italic" style:font-weight-asian="normal" style:font-style-complex="italic" style:font-weight-complex="normal"/>
    </style:style>
    <style:style style:name="T214" style:family="text">
      <style:text-properties style:text-line-through-style="none" style:text-line-through-type="none" style:font-name="Liberation Serif" fo:font-style="italic" fo:font-weight="normal" officeooo:rsid="0155e04c" style:font-style-asian="italic" style:font-weight-asian="normal" style:font-style-complex="italic" style:font-weight-complex="normal"/>
    </style:style>
    <style:style style:name="T215" style:family="text">
      <style:text-properties style:text-line-through-style="none" style:text-line-through-type="none" style:font-name="Liberation Serif" fo:font-style="italic" fo:font-weight="normal" officeooo:rsid="01576ba3" style:font-style-asian="italic" style:font-weight-asian="normal" style:font-style-complex="italic" style:font-weight-complex="normal"/>
    </style:style>
    <style:style style:name="T216" style:family="text">
      <style:text-properties style:text-line-through-style="none" style:text-line-through-type="none" style:font-name="Liberation Serif" fo:font-style="italic" fo:font-weight="normal" officeooo:rsid="015867a9" style:font-style-asian="italic" style:font-weight-asian="normal" style:font-style-complex="italic" style:font-weight-complex="normal"/>
    </style:style>
    <style:style style:name="T217" style:family="text">
      <style:text-properties style:text-line-through-style="none" style:text-line-through-type="none" style:font-name="Liberation Serif" fo:font-style="italic" fo:font-weight="normal" officeooo:rsid="0158eca1" style:font-style-asian="italic" style:font-weight-asian="normal" style:font-style-complex="italic" style:font-weight-complex="normal"/>
    </style:style>
    <style:style style:name="T218" style:family="text">
      <style:text-properties style:text-line-through-style="none" style:text-line-through-type="none" style:font-name="Liberation Serif" fo:font-style="italic" fo:font-weight="normal" officeooo:rsid="015ae0ee" style:font-style-asian="italic" style:font-weight-asian="normal" style:font-style-complex="italic" style:font-weight-complex="normal"/>
    </style:style>
    <style:style style:name="T219" style:family="text">
      <style:text-properties style:text-line-through-style="none" style:text-line-through-type="none" style:font-name="Liberation Serif" fo:font-style="italic" fo:font-weight="normal" officeooo:rsid="015c614c" style:font-style-asian="italic" style:font-weight-asian="normal" style:font-style-complex="italic" style:font-weight-complex="normal"/>
    </style:style>
    <style:style style:name="T220" style:family="text">
      <style:text-properties style:text-line-through-style="none" style:text-line-through-type="none" style:font-name="Liberation Serif" fo:font-style="italic" fo:font-weight="normal" officeooo:rsid="015cc728" style:font-style-asian="italic" style:font-weight-asian="normal" style:font-style-complex="italic" style:font-weight-complex="normal"/>
    </style:style>
    <style:style style:name="T221" style:family="text">
      <style:text-properties style:text-line-through-style="none" style:text-line-through-type="none" style:font-name="Liberation Serif" fo:font-style="italic" fo:font-weight="normal" officeooo:rsid="015d3a66" style:font-style-asian="italic" style:font-weight-asian="normal" style:font-style-complex="italic" style:font-weight-complex="normal"/>
    </style:style>
    <style:style style:name="T222" style:family="text">
      <style:text-properties style:text-line-through-style="none" style:text-line-through-type="none" style:font-name="Liberation Serif" fo:font-style="italic" fo:font-weight="normal" officeooo:rsid="015ef3a4" style:font-style-asian="italic" style:font-weight-asian="normal" style:font-style-complex="italic" style:font-weight-complex="normal"/>
    </style:style>
    <style:style style:name="T223" style:family="text">
      <style:text-properties style:text-line-through-style="none" style:text-line-through-type="none" style:font-name="Liberation Serif" fo:font-style="italic" fo:font-weight="normal" officeooo:rsid="015f6674" style:font-style-asian="italic" style:font-weight-asian="normal" style:font-style-complex="italic" style:font-weight-complex="normal"/>
    </style:style>
    <style:style style:name="T224" style:family="text">
      <style:text-properties style:text-line-through-style="none" style:text-line-through-type="none" style:font-name="Liberation Serif" fo:font-style="italic" fo:font-weight="normal" officeooo:rsid="01606554" style:font-style-asian="italic" style:font-weight-asian="normal" style:font-style-complex="italic" style:font-weight-complex="normal"/>
    </style:style>
    <style:style style:name="T225" style:family="text">
      <style:text-properties style:text-line-through-style="none" style:text-line-through-type="none" style:font-name="Liberation Serif" fo:font-style="italic" fo:font-weight="normal" officeooo:rsid="0161fb82" style:font-style-asian="italic" style:font-weight-asian="normal" style:font-style-complex="italic" style:font-weight-complex="normal"/>
    </style:style>
    <style:style style:name="T226" style:family="text">
      <style:text-properties style:text-line-through-style="none" style:text-line-through-type="none" style:font-name="Liberation Serif" fo:font-style="italic" fo:font-weight="normal" officeooo:rsid="0162397c" style:font-style-asian="italic" style:font-weight-asian="normal" style:font-style-complex="italic" style:font-weight-complex="normal"/>
    </style:style>
    <style:style style:name="T227" style:family="text">
      <style:text-properties style:text-line-through-style="none" style:text-line-through-type="none" style:font-name="Liberation Serif" fo:font-style="italic" fo:font-weight="normal" officeooo:rsid="01630deb" style:font-style-asian="italic" style:font-weight-asian="normal" style:font-style-complex="italic" style:font-weight-complex="normal"/>
    </style:style>
    <style:style style:name="T228" style:family="text">
      <style:text-properties style:text-line-through-style="none" style:text-line-through-type="none" style:font-name="Liberation Serif" fo:font-style="italic" fo:font-weight="normal" officeooo:rsid="0164446f" style:font-style-asian="italic" style:font-weight-asian="normal" style:font-style-complex="italic" style:font-weight-complex="normal"/>
    </style:style>
    <style:style style:name="T229" style:family="text">
      <style:text-properties style:text-line-through-style="none" style:text-line-through-type="none" style:font-name="Liberation Serif" fo:font-style="italic" fo:font-weight="normal" officeooo:rsid="01654dd9" style:font-style-asian="italic" style:font-weight-asian="normal" style:font-style-complex="italic" style:font-weight-complex="normal"/>
    </style:style>
    <style:style style:name="T230" style:family="text">
      <style:text-properties style:text-line-through-style="none" style:text-line-through-type="none" style:font-name="Liberation Serif" fo:font-style="italic" fo:font-weight="normal" officeooo:rsid="016748d1" style:font-style-asian="italic" style:font-weight-asian="normal" style:font-style-complex="italic" style:font-weight-complex="normal"/>
    </style:style>
    <style:style style:name="T231" style:family="text">
      <style:text-properties style:text-line-through-style="none" style:text-line-through-type="none" style:font-name="Liberation Serif" fo:font-style="italic" fo:font-weight="normal" officeooo:rsid="016a685c" style:font-style-asian="italic" style:font-weight-asian="normal" style:font-style-complex="italic" style:font-weight-complex="normal"/>
    </style:style>
    <style:style style:name="T232" style:family="text">
      <style:text-properties style:text-line-through-style="none" style:text-line-through-type="none" style:font-name="Liberation Serif" fo:font-style="italic" fo:font-weight="normal" officeooo:rsid="016afe4e" style:font-style-asian="italic" style:font-weight-asian="normal" style:font-style-complex="italic" style:font-weight-complex="normal"/>
    </style:style>
    <style:style style:name="T233" style:family="text">
      <style:text-properties style:text-line-through-style="none" style:text-line-through-type="none" style:font-name="Liberation Serif" fo:font-style="italic" fo:font-weight="normal" officeooo:rsid="016b3995" style:font-style-asian="italic" style:font-weight-asian="normal" style:font-style-complex="italic" style:font-weight-complex="normal"/>
    </style:style>
    <style:style style:name="T234" style:family="text">
      <style:text-properties style:text-line-through-style="none" style:text-line-through-type="none" style:font-name="Liberation Serif" fo:font-style="italic" fo:font-weight="normal" officeooo:rsid="016bba3e" style:font-style-asian="italic" style:font-weight-asian="normal" style:font-style-complex="italic" style:font-weight-complex="normal"/>
    </style:style>
    <style:style style:name="T235" style:family="text">
      <style:text-properties style:text-line-through-style="none" style:text-line-through-type="none" style:font-name="Liberation Serif" fo:font-style="italic" fo:font-weight="normal" officeooo:rsid="016d50e5" style:font-style-asian="italic" style:font-weight-asian="normal" style:font-style-complex="italic" style:font-weight-complex="normal"/>
    </style:style>
    <style:style style:name="T236" style:family="text">
      <style:text-properties style:text-line-through-style="none" style:text-line-through-type="none" style:font-name="Liberation Serif" fo:font-style="italic" fo:font-weight="normal" officeooo:rsid="016dc2ac" style:font-style-asian="italic" style:font-weight-asian="normal" style:font-style-complex="italic" style:font-weight-complex="normal"/>
    </style:style>
    <style:style style:name="T237" style:family="text">
      <style:text-properties style:text-line-through-style="none" style:text-line-through-type="none" style:font-name="Liberation Serif" fo:font-style="italic" fo:font-weight="normal" officeooo:rsid="016f3667" style:font-style-asian="italic" style:font-weight-asian="normal" style:font-style-complex="italic" style:font-weight-complex="normal"/>
    </style:style>
    <style:style style:name="T238" style:family="text">
      <style:text-properties style:text-line-through-style="none" style:text-line-through-type="none" style:font-name="Liberation Serif" fo:font-style="italic" fo:font-weight="normal" officeooo:rsid="016f4314" style:font-style-asian="italic" style:font-weight-asian="normal" style:font-style-complex="italic" style:font-weight-complex="normal"/>
    </style:style>
    <style:style style:name="T239" style:family="text">
      <style:text-properties style:text-line-through-style="none" style:text-line-through-type="none" style:font-name="Liberation Serif" fo:font-style="italic" fo:font-weight="normal" officeooo:rsid="01714266" style:font-style-asian="italic" style:font-weight-asian="normal" style:font-style-complex="italic" style:font-weight-complex="normal"/>
    </style:style>
    <style:style style:name="T240" style:family="text">
      <style:text-properties style:text-line-through-style="none" style:text-line-through-type="none" style:font-name="Liberation Serif" fo:font-style="italic" fo:font-weight="normal" officeooo:rsid="01731f60" style:font-style-asian="italic" style:font-weight-asian="normal" style:font-style-complex="italic" style:font-weight-complex="normal"/>
    </style:style>
    <style:style style:name="T241" style:family="text">
      <style:text-properties style:text-line-through-style="none" style:text-line-through-type="none" style:font-name="Liberation Serif" fo:font-style="italic" fo:font-weight="normal" officeooo:rsid="017428d0" style:font-style-asian="italic" style:font-weight-asian="normal" style:font-style-complex="italic" style:font-weight-complex="normal"/>
    </style:style>
    <style:style style:name="T242" style:family="text">
      <style:text-properties style:text-line-through-style="none" style:text-line-through-type="none" style:font-name="Liberation Serif" fo:font-style="italic" fo:font-weight="normal" officeooo:rsid="01747aed" style:font-style-asian="italic" style:font-weight-asian="normal" style:font-style-complex="italic" style:font-weight-complex="normal"/>
    </style:style>
    <style:style style:name="T243" style:family="text">
      <style:text-properties style:text-line-through-style="none" style:text-line-through-type="none" style:font-name="Liberation Serif" fo:font-style="italic" fo:font-weight="normal" officeooo:rsid="01751582" style:font-style-asian="italic" style:font-weight-asian="normal" style:font-style-complex="italic" style:font-weight-complex="normal"/>
    </style:style>
    <style:style style:name="T244" style:family="text">
      <style:text-properties style:text-line-through-style="none" style:text-line-through-type="none" style:font-name="Liberation Serif" fo:font-style="italic" fo:font-weight="normal" officeooo:rsid="0175f798" style:font-style-asian="italic" style:font-weight-asian="normal" style:font-style-complex="italic" style:font-weight-complex="normal"/>
    </style:style>
    <style:style style:name="T245" style:family="text">
      <style:text-properties style:text-line-through-style="none" style:text-line-through-type="none" style:font-name="Liberation Serif" fo:font-style="italic" fo:font-weight="normal" officeooo:rsid="0176cfdd" style:font-style-asian="italic" style:font-weight-asian="normal" style:font-style-complex="italic" style:font-weight-complex="normal"/>
    </style:style>
    <style:style style:name="T246" style:family="text">
      <style:text-properties style:text-line-through-style="none" style:text-line-through-type="none" style:font-name="Liberation Serif" fo:font-style="italic" officeooo:rsid="00cad4d6" style:font-style-asian="italic" style:font-style-complex="italic"/>
    </style:style>
    <style:style style:name="T247" style:family="text">
      <style:text-properties style:text-line-through-style="none" style:text-line-through-type="none" style:font-name="Liberation Serif" fo:font-style="italic" officeooo:rsid="00ccff1d" style:font-style-asian="italic" style:font-style-complex="italic"/>
    </style:style>
    <style:style style:name="T248" style:family="text">
      <style:text-properties style:text-line-through-style="none" style:text-line-through-type="none" style:font-name="Liberation Serif" fo:font-style="italic" officeooo:rsid="00d0a928" style:font-style-asian="italic" style:font-style-complex="italic"/>
    </style:style>
    <style:style style:name="T249" style:family="text">
      <style:text-properties style:text-line-through-style="none" style:text-line-through-type="none" style:font-name="Liberation Serif" fo:font-style="italic" officeooo:rsid="00e21fc8" style:font-style-asian="italic" style:font-style-complex="italic"/>
    </style:style>
    <style:style style:name="T250" style:family="text">
      <style:text-properties style:text-line-through-style="none" style:text-line-through-type="none" style:font-name="Liberation Serif" fo:font-style="italic" officeooo:rsid="00f1a757" style:font-style-asian="italic" style:font-style-complex="italic"/>
    </style:style>
    <style:style style:name="T251" style:family="text">
      <style:text-properties style:text-line-through-style="none" style:text-line-through-type="none" style:font-name="Liberation Serif" fo:font-style="italic" officeooo:rsid="00fb42d9" style:font-style-asian="italic" style:font-style-complex="italic"/>
    </style:style>
    <style:style style:name="T252" style:family="text">
      <style:text-properties style:text-line-through-style="none" style:text-line-through-type="none" style:font-name="Liberation Serif" fo:font-style="italic" officeooo:rsid="010ad7c9" style:font-style-asian="italic" style:font-style-complex="italic"/>
    </style:style>
    <style:style style:name="T253" style:family="text">
      <style:text-properties style:text-line-through-style="none" style:text-line-through-type="none" style:font-name="Liberation Serif" fo:font-style="italic" officeooo:rsid="010b37f4" style:font-style-asian="italic" style:font-style-complex="italic"/>
    </style:style>
    <style:style style:name="T254" style:family="text">
      <style:text-properties style:text-line-through-style="none" style:text-line-through-type="none" style:font-name="Liberation Serif" fo:font-style="italic" officeooo:rsid="0135aed2" style:font-style-asian="italic" style:font-style-complex="italic"/>
    </style:style>
    <style:style style:name="T255" style:family="text">
      <style:text-properties style:text-line-through-style="none" style:text-line-through-type="none" style:font-name="Liberation Serif" fo:font-style="italic" officeooo:rsid="01402cba" style:font-style-asian="italic" style:font-style-complex="italic"/>
    </style:style>
    <style:style style:name="T256" style:family="text">
      <style:text-properties style:text-line-through-style="none" style:text-line-through-type="none" style:font-name="Liberation Serif" fo:font-style="italic" officeooo:rsid="0143b028" style:font-style-asian="italic" style:font-style-complex="italic"/>
    </style:style>
    <style:style style:name="T257" style:family="text">
      <style:text-properties style:text-line-through-style="none" style:text-line-through-type="none" style:font-name="Liberation Serif" fo:font-style="italic" officeooo:rsid="014e4b07" style:font-style-asian="italic" style:font-style-complex="italic"/>
    </style:style>
    <style:style style:name="T258" style:family="text">
      <style:text-properties style:text-line-through-style="none" style:text-line-through-type="none" fo:font-style="italic" fo:font-weight="normal" officeooo:rsid="0145c21f" style:font-style-asian="italic" style:font-weight-asian="normal" style:font-style-complex="italic" style:font-weight-complex="normal"/>
    </style:style>
    <style:style style:name="T259" style:family="text">
      <style:text-properties style:text-line-through-style="none" style:text-line-through-type="none" fo:font-style="italic" fo:font-weight="normal" officeooo:rsid="0146b482" style:font-style-asian="italic" style:font-weight-asian="normal" style:font-style-complex="italic" style:font-weight-complex="normal"/>
    </style:style>
    <style:style style:name="T260" style:family="text">
      <style:text-properties style:text-line-through-style="none" style:text-line-through-type="none" fo:font-style="italic" fo:font-weight="normal" officeooo:rsid="014a0870" style:font-style-asian="italic" style:font-weight-asian="normal" style:font-style-complex="italic" style:font-weight-complex="normal"/>
    </style:style>
    <style:style style:name="T261" style:family="text">
      <style:text-properties style:text-line-through-style="none" style:text-line-through-type="none" fo:font-style="italic" fo:font-weight="normal" officeooo:rsid="014ab90c" style:font-style-asian="italic" style:font-weight-asian="normal" style:font-style-complex="italic" style:font-weight-complex="normal"/>
    </style:style>
    <style:style style:name="T262" style:family="text">
      <style:text-properties style:text-line-through-style="none" style:text-line-through-type="none" fo:font-style="italic" fo:font-weight="normal" officeooo:rsid="014cf646" style:font-style-asian="italic" style:font-weight-asian="normal" style:font-style-complex="italic"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3">Jenkins Notes:</text:p>
      <text:p text:style-name="P1"/>
      <text:p text:style-name="P216"/>
      <text:p text:style-name="P1"/>
      <text:p text:style-name="P1"><text:span text:style-name="T88">1. </text:span><text:span text:style-name="T87">ssh </text:span><text:a xlink:type="simple" xlink:href="mailto:root@134.122.28.225" text:style-name="Internet_20_link" text:visited-style-name="Visited_20_Internet_20_Link"><text:span text:style-name="T87">root@134.122.28.225</text:span></text:a><text:span text:style-name="T87"> <text:s/>//command to connect to digital ocean server</text:span></text:p>
      <text:p text:style-name="P146">2. systemctl status jenkins //command to check whether jenkis is installed.</text:p>
      <text:p text:style-name="P147">3. systemctl stop jenkins //<text:span text:style-name="T1">cmd to stop the jenkins server</text:span></text:p>
      <text:p text:style-name="P148">4. systemctl start jenkins</text:p>
      <text:p text:style-name="P149">5. systemctl restart jenkins</text:p>
      <text:p text:style-name="P150"><text:span text:style-name="T2">6</text:span>. ip addr show //command to show the ip of the jenkins</text:p>
      <text:p text:style-name="P4"/>
      <text:p text:style-name="P4"/>
      <text:p text:style-name="P140">Architectural Over View of Jenkins:</text:p>
      <text:p text:style-name="P151"/>
      <text:p text:style-name="P140">Master:</text:p>
      <text:p text:style-name="P151">1. Schedule Build Job.</text:p>
      <text:p text:style-name="P151">2. Dispatch Builds to the slave for Actual Job Execution.</text:p>
      <text:p text:style-name="P151">3. Monitoring the slave and recording the build results.</text:p>
      <text:p text:style-name="P5"/>
      <text:p text:style-name="P140">Slave:</text:p>
      <text:p text:style-name="P151">1. Execute Build Jobs dispatched by master.</text:p>
      <text:p text:style-name="P151"/>
      <text:p text:style-name="P152">Jenkins Job: It refer’s to <text:s/>runnable tasks thar are controlled and monitored by jenkins.</text:p>
      <text:p text:style-name="P152">Eg: Suppose for your deployment on aws, gcp etc u can setup a job for that.</text:p>
      <text:p text:style-name="P152">Eg: U want to build the project u can setup a job for that.</text:p>
      <text:p text:style-name="P153">Eg: U want to execute some kind of sequel on the server u can set up a job for that.</text:p>
      <text:p text:style-name="P153"/>
      <text:p text:style-name="P154"><text:span text:style-name="T10">Slave / Node: </text:span><text:span text:style-name="T3">Slaves are the computer / vm’s that are setup to build projects for a Master.</text:span></text:p>
      <text:p text:style-name="P154"><text:tab/>- <text:span text:style-name="T4">Jenkins run seperate program called ‘Slave Agents’ (Java Program) on slaves.</text:span></text:p>
      <text:p text:style-name="P154"><text:tab/>- <text:span text:style-name="T5">When Slaves are registered to a master, a master starts distributing load to the slaves.</text:span></text:p>
      <text:p text:style-name="P155"><text:tab/>- <text:span text:style-name="T6">Node is used to refer all machines that are part of Jenkins grid, slaves and master.</text:span></text:p>
      <text:p text:style-name="P155"/>
      <text:p text:style-name="P156"><text:span text:style-name="T10">Executor: </text:span><text:s/>It is a seperate Stream of Builds to be run on a Node in parallel.</text:p>
      <text:p text:style-name="P156"><text:tab/><text:span text:style-name="T7">Executor is like a thread it executes a single job on a slave. There can be multiple executors on a single node / slave.</text:span></text:p>
      <text:p text:style-name="P156">- <text:span text:style-name="T8">On a 4 GB RAM and 2 Processors cloud machine u can execute around 50 executors at a time. And it also depends on the task / type of work and the memory it takes.</text:span></text:p>
      <text:p text:style-name="P7"/>
      <text:p text:style-name="P156"/>
      <text:p text:style-name="P157"><text:span text:style-name="T10">Plugins: </text:span><text:span text:style-name="T9">A plugin is like plugins on any other system, is a piece of software that extends the core functionality of the core Jenkins Server.</text:span></text:p>
      <text:p text:style-name="P62"/>
      <text:p text:style-name="P62"><text:soft-page-break/></text:p>
      <text:p text:style-name="P62"/>
      <text:p text:style-name="P64">Continuous Integration with Jenkins</text:p>
      <text:p text:style-name="P63"/>
      <text:p text:style-name="P67">Jenkins Integration with GIT &amp; GITHUB</text:p>
      <text:p text:style-name="P164">- <text:span text:style-name="T11">Install GitHub plugin on Jenkins Server using Mangae Plugins</text:span></text:p>
      <text:p text:style-name="P164">- <text:span text:style-name="T13">git --version</text:span></text:p>
      <text:p text:style-name="P164"/>
      <text:p text:style-name="P68">Install Maven on Jenkins Host Machine</text:p>
      <text:p text:style-name="P68">- <text:span text:style-name="T12">sudo apt-get install maven</text:span></text:p>
      <text:p text:style-name="P164">- <text:span text:style-name="T13">mvn –version</text:span></text:p>
      <text:p text:style-name="P164"/>
      <text:p text:style-name="P69">Configure Jenkins to Work with Maven<text:span text:style-name="T15"> </text:span><text:span text:style-name="T16"><text:s/></text:span><text:span text:style-name="T17">&amp; GIT</text:span></text:p>
      <text:p text:style-name="P141"><text:span text:style-name="T15">J</text:span><text:span text:style-name="T14">ava Path</text:span></text:p>
      <text:p text:style-name="P143">- /usr/lib/jvm/java-8-openjdk-amd64</text:p>
      <text:p text:style-name="P141"><text:span text:style-name="T15">M</text:span><text:span text:style-name="T14">aven Path</text:span></text:p>
      <text:p text:style-name="P144">- /usr/share/maven/</text:p>
      <text:p text:style-name="P144"/>
      <text:p text:style-name="P145">Git</text:p>
      <text:p text:style-name="P145">- git //just git no path</text:p>
      <text:p text:style-name="P145"/>
      <text:p text:style-name="P142">Create Your First Maven Based Jenkins Job</text:p>
      <text:p text:style-name="P165">Maven Goals: <text:span text:style-name="T18">test, install, compile, package, deploy, test-compile etc</text:span></text:p>
      <text:p text:style-name="P165"/>
      <text:p text:style-name="P70">Source Code Polling In Jenkins</text:p>
      <text:p text:style-name="P158">Continuous Integration flow is not for manual work. </text:p>
      <text:p text:style-name="P158"/>
      <text:p text:style-name="P159">You have to select the Poll SCM</text:p>
      <text:p text:style-name="P159"/>
      <text:p text:style-name="P160">In Jenkins schedule is basicall<text:span text:style-name="T19">y</text:span> in CRON Basis.</text:p>
      <text:p text:style-name="P160"/>
      <text:p text:style-name="P72">Remote Build Trigger In Jenkins</text:p>
      <text:p text:style-name="P161">- Remote Build Trigger is helpful to execute the build externally.</text:p>
      <text:p text:style-name="P162">- If an action is triggered on Server B then a job is triggered on Server A <text:span text:style-name="T20">then Remote Build Trigger is helpful.</text:span></text:p>
      <text:p text:style-name="P162">- <text:span text:style-name="T21">U can call the Build Trigger by some script, API or UI Button Click Event.</text:span></text:p>
      <text:p text:style-name="P162"/>
      <text:p text:style-name="P65"><text:span text:style-name="Teletype"><text:span text:style-name="T22">JENKINS_URL</text:span></text:span><text:span text:style-name="T87">/job/First%20Sample%20Job/build?token=</text:span><text:span text:style-name="Teletype"><text:span text:style-name="T22">TOKEN_NAME</text:span></text:span><text:span text:style-name="T87"> </text:span><text:span text:style-name="Teletype"><text:span text:style-name="T87"><text:s/></text:span></text:span></text:p>
      <text:p text:style-name="P66"><text:span text:style-name="Teletype"><text:span text:style-name="T89">JENKINS_URL(</text:span></text:span><text:a xlink:type="simple" xlink:href="http://134.122.28.225:8080/" text:style-name="Internet_20_link" text:visited-style-name="Visited_20_Internet_20_Link"><text:span text:style-name="Teletype"><text:span text:style-name="T89">http://134.122.28.225:8080/</text:span></text:span></text:a><text:span text:style-name="Teletype"><text:span text:style-name="T89">)</text:span></text:span></text:p>
      <text:p text:style-name="P66"><text:span text:style-name="Teletype"><text:span text:style-name="T87"/></text:span></text:p>
      <text:p text:style-name="P8"><text:span text:style-name="Teletype"><text:span text:style-name="T24">Archive Artifact In Jenkins</text:span></text:span></text:p>
      <text:p text:style-name="P8"><text:span text:style-name="Teletype"><text:span text:style-name="T81">IN Jenkins Server</text:span></text:span></text:p>
      <text:p text:style-name="P8"><text:span text:style-name="Teletype"><text:span text:style-name="T81">1. Build Tab</text:span></text:span></text:p>
      <text:p text:style-name="P10"><text:span text:style-name="Teletype"><text:span text:style-name="T82">2. Add post-build action</text:span></text:span></text:p>
      <text:p text:style-name="P8"><text:span text:style-name="Teletype"><text:span text:style-name="T82">3</text:span></text:span><text:span text:style-name="Teletype"><text:span text:style-name="T81">. Post-Build Actions </text:span></text:span><text:span text:style-name="Teletype"><text:span text:style-name="T83">(Invoke Top Level Maven Targets)</text:span></text:span></text:p>
      <text:p text:style-name="P9"><text:soft-page-break/><text:span text:style-name="Teletype"><text:span text:style-name="T84">4. </text:span></text:span><text:span text:style-name="Teletype"><text:span text:style-name="T82">F</text:span></text:span><text:span text:style-name="Teletype"><text:span text:style-name="T84">iles to archive – Enter **/*.jar Here ** means all the path available in your workspace</text:span></text:span></text:p>
      <text:p text:style-name="P11"><text:span text:style-name="Teletype"><text:span text:style-name="T85">5. **/* Will archive all artifacts.</text:span></text:span></text:p>
      <text:p text:style-name="P11"><text:span text:style-name="Teletype"><text:span text:style-name="T85"/></text:span></text:p>
      <text:p text:style-name="P12"><text:span text:style-name="Teletype"><text:span text:style-name="T25">Install &amp; Configure Tomcat in Staging Environment</text:span></text:span></text:p>
      <text:p text:style-name="P12"><text:span text:style-name="Teletype"><text:span text:style-name="T25"/></text:span></text:p>
      <text:p text:style-name="P13"><text:span text:style-name="Teletype"><text:span text:style-name="T26">Tomcat Installation on Server</text:span></text:span></text:p>
      <text:p text:style-name="P13"><text:span text:style-name="Teletype"><text:span text:style-name="T86"/></text:span></text:p>
      <text:p text:style-name="P13"><text:span text:style-name="Teletype"><text:span text:style-name="T86">1. sudo apt install unzip wget</text:span></text:span></text:p>
      <text:p text:style-name="P13"><text:span text:style-name="Teletype"><text:span text:style-name="T86">2. cd / tmp</text:span></text:span></text:p>
      <text:p text:style-name="P13"><text:span text:style-name="Teletype"><text:span text:style-name="T86">3. wget </text:span></text:span><text:a xlink:type="simple" xlink:href="https://mirrors.estointernet.in/apache/tomcat/tomcat-8/v8.5.51/bin/apache-tomcat-8.5.51.zip" text:style-name="Internet_20_link" text:visited-style-name="Visited_20_Internet_20_Link"><text:span text:style-name="Teletype"><text:span text:style-name="T86">https://mirrors.estointernet.in/apache/tomcat/tomcat-8/v8.5.51/bin/apache-tomcat-8.5.51.zip</text:span></text:span></text:a></text:p>
      <text:p text:style-name="P13"><text:span text:style-name="Teletype"><text:span text:style-name="T86">4. unzip apache-tomcat-8.5.51.zip</text:span></text:span></text:p>
      <text:p text:style-name="P13"><text:span text:style-name="Teletype"><text:span text:style-name="T86">5. sudo mkdir -p /</text:span></text:span><text:span text:style-name="Teletype"><text:span text:style-name="T62">opt/tomcat</text:span></text:span></text:p>
      <text:p text:style-name="P14"><text:span text:style-name="Teletype"><text:span text:style-name="T63">6. sudo mv apache-tomcat-8.5.51 /opt/tomcat</text:span></text:span></text:p>
      <text:p text:style-name="P14"><text:span text:style-name="Teletype"><text:span text:style-name="T63"/></text:span></text:p>
      <text:p text:style-name="P15"><text:span text:style-name="Teletype"><text:span text:style-name="T31">Change tomcat server port</text:span></text:span></text:p>
      <text:p text:style-name="P15"><text:span text:style-name="Teletype"><text:span text:style-name="T64"/></text:span></text:p>
      <text:p text:style-name="P16"><text:span text:style-name="Teletype"><text:span text:style-name="T65">7. cd /opt/tomcat/</text:span></text:span></text:p>
      <text:p text:style-name="P17"><text:span text:style-name="Teletype"><text:span text:style-name="T66">8. cd apache-tomcat-8.5.51/</text:span></text:span></text:p>
      <text:p text:style-name="P18"><text:span text:style-name="Teletype"><text:span text:style-name="T67">9. cd conf</text:span></text:span></text:p>
      <text:p text:style-name="P18"><text:span text:style-name="Teletype"><text:span text:style-name="T67">10.</text:span></text:span><text:span text:style-name="Teletype"><text:span text:style-name="T68"> vi server.xml</text:span></text:span></text:p>
      <text:p text:style-name="P19"><text:span text:style-name="Teletype"><text:span text:style-name="T69">11. / connector (it will search)</text:span></text:span></text:p>
      <text:p text:style-name="P20"><text:span text:style-name="Teletype"><text:span text:style-name="T70">12. change 8080 to 9090 then use esc key and enter wq the press enter button.</text:span></text:span></text:p>
      <text:p text:style-name="P20"><text:span text:style-name="Teletype"><text:span text:style-name="T70">13. </text:span></text:span><text:span text:style-name="Teletype"><text:span text:style-name="T71">Go to bin directory.</text:span></text:span></text:p>
      <text:p text:style-name="P21"><text:span text:style-name="Teletype"><text:span text:style-name="T72">14. ls -la</text:span></text:span></text:p>
      <text:p text:style-name="P21"><text:span text:style-name="Teletype"><text:span text:style-name="T72">15. sudo chmod +x * (Set the executable permission to the <text:tab/>all scripts which are inside the current directory)</text:span></text:span></text:p>
      <text:p text:style-name="P22"><text:span text:style-name="Teletype"><text:span text:style-name="T73">16. ./startup.sh</text:span></text:span></text:p>
      <text:p text:style-name="P23"><text:span text:style-name="Teletype"><text:span text:style-name="T74">17. ./shutdown.sh</text:span></text:span></text:p>
      <text:p text:style-name="P24"><text:span text:style-name="Teletype"><text:span text:style-name="T75">18. cd conf</text:span></text:span></text:p>
      <text:p text:style-name="P24"><text:span text:style-name="Teletype"><text:span text:style-name="T75">18. vi tomcat-users.xml</text:span></text:span></text:p>
      <text:p text:style-name="P24"><text:span text:style-name="Teletype"><text:span text:style-name="T75"/></text:span></text:p>
      <text:p text:style-name="P24"><text:span text:style-name="Teletype"><text:span text:style-name="T32">Edit Rolls so that jenkins can use the credentials</text:span></text:span></text:p>
      <text:p text:style-name="P24"><text:span text:style-name="Teletype"><text:span text:style-name="T75"/></text:span></text:p>
      <text:p text:style-name="P24"><text:span text:style-name="Teletype"><text:span text:style-name="T75">19.roles = manager-script, admin-gui, password: tomcat, delete the end two lines</text:span></text:span></text:p>
      <text:p text:style-name="P25"><text:span text:style-name="Teletype"><text:span text:style-name="T76">20. shutdown and restart tomcat to apply the changes.</text:span></text:span></text:p>
      <text:p text:style-name="P25"><text:span text:style-name="Teletype"><text:span text:style-name="T23"/></text:span></text:p>
      <text:p text:style-name="P26"><text:span text:style-name="Teletype"><text:span text:style-name="T28">Deploying </text:span></text:span><text:span text:style-name="Teletype"><text:span text:style-name="T27">Stag</text:span></text:span><text:span text:style-name="Teletype"><text:span text:style-name="T29">ing</text:span></text:span><text:span text:style-name="Teletype"><text:span text:style-name="T27"> / </text:span></text:span><text:span text:style-name="Teletype"><text:span text:style-name="T33">QA </text:span></text:span><text:span text:style-name="Teletype"><text:span text:style-name="T27">Environment</text:span></text:span></text:p>
      <text:p text:style-name="P27"><text:span text:style-name="Teletype"><text:span text:style-name="T36">1. New Item</text:span></text:span></text:p>
      <text:p text:style-name="P166"><text:span text:style-name="Teletype"><text:span text:style-name="T36">2. Enter an Item Name </text:span></text:span><text:span text:style-name="Teletype"><text:span text:style-name="T41">( </text:span></text:span><text:span text:style-name="Teletype"><text:span text:style-name="T54">Deploy_Application</text:span></text:span><text:span text:style-name="Teletype"><text:span text:style-name="T102">_</text:span></text:span><text:span text:style-name="Teletype"><text:span text:style-name="T103">Staging</text:span></text:span><text:span text:style-name="Teletype"><text:span text:style-name="T41">)</text:span></text:span></text:p>
      <text:p text:style-name="P27"><text:span text:style-name="Teletype"><text:span text:style-name="T36">3. Free Style Project -&gt; Ok Button</text:span></text:span></text:p>
      <text:p text:style-name="P27"><text:span text:style-name="Teletype"><text:span text:style-name="T36">4. Description </text:span></text:span><text:span text:style-name="Teletype"><text:span text:style-name="T37">and select discart old builds and specify the numbers.</text:span></text:span></text:p>
      <text:p text:style-name="P27"><text:span text:style-name="Teletype"><text:span text:style-name="T36">5. Sourcode Management - &gt; git</text:span></text:span></text:p>
      <text:p text:style-name="P27"><text:span text:style-name="Teletype"><text:span text:style-name="T36">6. Select Delete workspace before build starts in Build Environement.</text:span></text:span></text:p>
      <text:p text:style-name="P27"><text:soft-page-break/><text:span text:style-name="Teletype"><text:span text:style-name="T36">7. Add timestamps to the console output in Build Env.</text:span></text:span></text:p>
      <text:p text:style-name="P27"><text:span text:style-name="Teletype"><text:span text:style-name="T36">8. Add build step - &gt; Select Invoke top-level maven targets</text:span></text:span></text:p>
      <text:p text:style-name="P27"><text:span text:style-name="Teletype"><text:span text:style-name="T36">9. Goals - &gt;clean package</text:span></text:span></text:p>
      <text:p text:style-name="P27"><text:span text:style-name="Teletype"><text:span text:style-name="T36">10. Select Advanced and specify the path of pom.xml file.</text:span></text:span></text:p>
      <text:p text:style-name="P28"><text:span text:style-name="Teletype"><text:span text:style-name="T37">11. </text:span></text:span><text:span text:style-name="Teletype"><text:span text:style-name="T38">Add post-build actions and select Archieve the artifacts</text:span></text:span></text:p>
      <text:p text:style-name="P29"><text:span text:style-name="Teletype"><text:span text:style-name="T38">12. Enter **/*.war</text:span></text:span></text:p>
      <text:p text:style-name="P29"><text:span text:style-name="Teletype"><text:span text:style-name="T38">13. Build Now</text:span></text:span></text:p>
      <text:p text:style-name="P29"><text:span text:style-name="Teletype"><text:span text:style-name="T38"/></text:span></text:p>
      <text:p text:style-name="P29"><text:span text:style-name="Teletype"><text:span text:style-name="T38">1. Go to Mangage Jenkins</text:span></text:span></text:p>
      <text:p text:style-name="P29"><text:span text:style-name="Teletype"><text:span text:style-name="T38">2. Go to Manage Plugins</text:span></text:span></text:p>
      <text:p text:style-name="P29"><text:span text:style-name="Teletype"><text:span text:style-name="T38">3. Select Available</text:span></text:span></text:p>
      <text:p text:style-name="P29"><text:span text:style-name="Teletype"><text:span text:style-name="T38">4. Search for copy artifact</text:span></text:span></text:p>
      <text:p text:style-name="P29"><text:span text:style-name="Teletype"><text:span text:style-name="T38">5. Install </text:span></text:span><text:span text:style-name="Teletype"><text:span text:style-name="T39">without restart</text:span></text:span></text:p>
      <text:p text:style-name="P30"><text:span text:style-name="Teletype"><text:span text:style-name="T39">6. Install Deploy to container plugin</text:span></text:span></text:p>
      <text:p text:style-name="P31"><text:span text:style-name="Teletype"><text:span text:style-name="T40">7. Create a new job Deploy_application</text:span></text:span></text:p>
      <text:p text:style-name="P31"><text:span text:style-name="Teletype"><text:span text:style-name="T40">8. At Add build step select Copy artifacts from another project</text:span></text:span></text:p>
      <text:p text:style-name="P32"><text:span text:style-name="Teletype"><text:span text:style-name="T41">9. Enter the project name of previous project as <text:s/>Package_Application</text:span></text:span></text:p>
      <text:p text:style-name="P32"><text:span text:style-name="Teletype"><text:span text:style-name="T41">10. Check the Stable Build Option.</text:span></text:span></text:p>
      <text:p text:style-name="P32"><text:span text:style-name="Teletype"><text:span text:style-name="T41">11. </text:span></text:span><text:span text:style-name="Teletype"><text:span text:style-name="T42">Artifacts to copy -&gt; **/*.</text:span></text:span><text:span text:style-name="Teletype"><text:span text:style-name="T43">war</text:span></text:span></text:p>
      <text:p text:style-name="P33"><text:span text:style-name="Teletype"><text:span text:style-name="T43">12. <text:s/></text:span></text:span><text:span text:style-name="Teletype"><text:span text:style-name="T44">In Post build-actions select Deploy war/ear to container</text:span></text:span></text:p>
      <text:p text:style-name="P34"><text:span text:style-name="Teletype"><text:span text:style-name="T44">13. </text:span></text:span><text:span text:style-name="Teletype"><text:span text:style-name="T45">war/ear </text:span></text:span><text:span text:style-name="Teletype"><text:span text:style-name="T46">-</text:span></text:span><text:span text:style-name="Teletype"><text:span text:style-name="T47">&gt;</text:span></text:span><text:span text:style-name="Teletype"><text:span text:style-name="T45"> **/*.war</text:span></text:span></text:p>
      <text:p text:style-name="P35"><text:span text:style-name="Teletype"><text:span text:style-name="T45">14. </text:span></text:span><text:span text:style-name="Teletype"><text:span text:style-name="T46">Contextpath -&gt; /</text:span></text:span></text:p>
      <text:p text:style-name="P36"><text:span text:style-name="Teletype"><text:span text:style-name="T46">15. </text:span></text:span><text:span text:style-name="Teletype"><text:span text:style-name="T48">Add container -&gt; select Tomcat 8.x</text:span></text:span></text:p>
      <text:p text:style-name="P37"><text:span text:style-name="Teletype"><text:span text:style-name="T49">16. Add Credentials -&gt; Jenkins Credentials</text:span></text:span></text:p>
      <text:p text:style-name="P37"><text:span text:style-name="Teletype"><text:span text:style-name="T49">17. username and password -&gt; tomcat &amp; tomcat</text:span></text:span></text:p>
      <text:p text:style-name="P37"><text:span text:style-name="Teletype"><text:span text:style-name="T49">18. </text:span></text:span><text:span text:style-name="Teletype"><text:span text:style-name="T50">Now for credentials tomcat</text:span></text:span></text:p>
      <text:p text:style-name="P38"><text:span text:style-name="Teletype"><text:span text:style-name="T50">19. </text:span></text:span><text:span text:style-name="Teletype"><text:span text:style-name="T51">Server url -&gt; </text:span></text:span><text:a xlink:type="simple" xlink:href="http://134.122.28.225:9090/" text:style-name="Internet_20_link" text:visited-style-name="Visited_20_Internet_20_Link"><text:span text:style-name="Teletype"><text:span text:style-name="T51">http://134.122.28.225:9090</text:span></text:span></text:a></text:p>
      <text:p text:style-name="P39"><text:span text:style-name="Teletype"><text:span text:style-name="T51">20. Click on save.</text:span></text:span></text:p>
      <text:p text:style-name="P39"><text:span text:style-name="Teletype"><text:span text:style-name="T51"/></text:span></text:p>
      <text:p text:style-name="P40"><text:span text:style-name="Teletype"><text:span text:style-name="T52">Make the jobs dependent on each other:</text:span></text:span></text:p>
      <text:p text:style-name="P40"><text:span text:style-name="Teletype"><text:span text:style-name="T52">1. Go to Package Application</text:span></text:span></text:p>
      <text:p text:style-name="P40"><text:span text:style-name="Teletype"><text:span text:style-name="T52">2. Selct Post Build-Actions</text:span></text:span></text:p>
      <text:p text:style-name="P40"><text:span text:style-name="Teletype"><text:span text:style-name="T52">3. </text:span></text:span><text:span text:style-name="Teletype"><text:span text:style-name="T53">Add post-build action and </text:span></text:span><text:span text:style-name="Teletype"><text:span text:style-name="T35">select Build other projects</text:span></text:span></text:p>
      <text:p text:style-name="P41"><text:span text:style-name="Teletype"><text:span text:style-name="T53">4. </text:span></text:span><text:span text:style-name="Teletype"><text:span text:style-name="T54">Type and select Deploy_Application_Staging_en</text:span></text:span></text:p>
      <text:p text:style-name="P42"><text:span text:style-name="Teletype"><text:span text:style-name="T54">5. Sel</text:span></text:span><text:span text:style-name="Teletype"><text:span text:style-name="T55">e</text:span></text:span><text:span text:style-name="Teletype"><text:span text:style-name="T54">ct Tirgger only if the build is stable</text:span></text:span></text:p>
      <text:p text:style-name="P43"><text:span text:style-name="Teletype"><text:span text:style-name="T56">6. In Poll SCM put </text:span></text:span><text:span text:style-name="Teletype"><text:span text:style-name="T57">cron syntax for every minute</text:span></text:span></text:p>
      <text:p text:style-name="P44"><text:span text:style-name="Teletype"><text:span text:style-name="T58">7. Save</text:span></text:span></text:p>
      <text:p text:style-name="P44"><text:span text:style-name="Teletype"><text:span text:style-name="T58"/></text:span></text:p>
      <text:p text:style-name="P45"><text:span text:style-name="Teletype"><text:span text:style-name="T59">Once you save u get one more option </text:span></text:span><text:span text:style-name="Teletype"><text:span text:style-name="T60">inside your Package Application as Downstream Projects.</text:span></text:span></text:p>
      <text:p text:style-name="P45"><text:span text:style-name="Teletype"><text:span text:style-name="T60"/></text:span></text:p>
      <text:p text:style-name="P46"><text:span text:style-name="Teletype"><text:span text:style-name="T30">Build Pipeline Plugin</text:span></text:span></text:p>
      <text:p text:style-name="P47"><text:span text:style-name="Teletype"><text:span text:style-name="T61">Install the Build Pipeline Plugin</text:span></text:span></text:p>
      <text:p text:style-name="P48"><text:span text:style-name="Teletype"><text:span text:style-name="T77">1. Click on + icon</text:span></text:span></text:p>
      <text:p text:style-name="P49"><text:span text:style-name="Teletype"><text:span text:style-name="T78">2. Enter View name</text:span></text:span></text:p>
      <text:p text:style-name="P48"><text:soft-page-break/><text:span text:style-name="Teletype"><text:span text:style-name="T78">3</text:span></text:span><text:span text:style-name="Teletype"><text:span text:style-name="T77">. Select Build Pipeline View.</text:span></text:span></text:p>
      <text:p text:style-name="P48"><text:span text:style-name="Teletype"><text:span text:style-name="T78">4</text:span></text:span><text:span text:style-name="Teletype"><text:span text:style-name="T77">. </text:span></text:span><text:span text:style-name="Teletype"><text:span text:style-name="T79">Enter some Build Pipeline View Title</text:span></text:span></text:p>
      <text:p text:style-name="P50"><text:span text:style-name="Teletype"><text:span text:style-name="T79">5. Select Initial Job – Package_Application</text:span></text:span></text:p>
      <text:p text:style-name="P50"><text:span text:style-name="Teletype"><text:span text:style-name="T79">6. Click on Ok</text:span></text:span></text:p>
      <text:p text:style-name="P50"><text:span text:style-name="Teletype"><text:span text:style-name="T79"/></text:span></text:p>
      <text:p text:style-name="P51"><text:span text:style-name="Teletype"><text:span text:style-name="T34">Deploy to Production</text:span></text:span></text:p>
      <text:p text:style-name="P52"><text:span text:style-name="Teletype"><text:span text:style-name="T80">1. cp </text:span></text:span><text:span text:style-name="Teletype"><text:span text:style-name="T90">-r apache-tomcat-8.5.</text:span></text:span><text:span text:style-name="Teletype"><text:span text:style-name="T98">51</text:span></text:span><text:span text:style-name="Teletype"><text:span text:style-name="T90"> / apache-tomcat-8.5.</text:span></text:span><text:span text:style-name="Teletype"><text:span text:style-name="T98">51</text:span></text:span><text:span text:style-name="Teletype"><text:span text:style-name="T90">-prod/</text:span></text:span></text:p>
      <text:p text:style-name="P53"><text:span text:style-name="Teletype"><text:span text:style-name="T91">2. cd </text:span></text:span><text:span text:style-name="Teletype"><text:span text:style-name="T90"><text:s/>apache-tomcat-8.5.</text:span></text:span><text:span text:style-name="Teletype"><text:span text:style-name="T98">51</text:span></text:span><text:span text:style-name="Teletype"><text:span text:style-name="T90">-prod/</text:span></text:span><text:span text:style-name="Teletype"><text:span text:style-name="T91">conf</text:span></text:span></text:p>
      <text:p text:style-name="P53"><text:span text:style-name="Teletype"><text:span text:style-name="T91">3. vi server.xml</text:span></text:span></text:p>
      <text:p text:style-name="P53"><text:span text:style-name="Teletype"><text:span text:style-name="T91">4. </text:span></text:span><text:span text:style-name="Teletype"><text:span text:style-name="T92">Edit the port to 9091 </text:span></text:span><text:span text:style-name="Teletype"><text:span text:style-name="T93">from 9090 </text:span></text:span><text:span text:style-name="Teletype"><text:span text:style-name="T94">of previous tomcat configuration file</text:span></text:span></text:p>
      <text:p text:style-name="P54"><text:span text:style-name="Teletype"><text:span text:style-name="T95">5. start the server in staging eve bin/startup.sh</text:span></text:span></text:p>
      <text:p text:style-name="P54"><text:span text:style-name="Teletype"><text:span text:style-name="T95">6. to see logs enter the command -</text:span></text:span><text:span text:style-name="Teletype"><text:span text:style-name="T97">&gt;</text:span></text:span><text:span text:style-name="Teletype"><text:span text:style-name="T95">tail -f apache-tomcat-8.5.</text:span></text:span><text:span text:style-name="Teletype"><text:span text:style-name="T98">51-</text:span></text:span><text:span text:style-name="Teletype"><text:span text:style-name="T99">prod</text:span></text:span><text:span text:style-name="Teletype"><text:span text:style-name="T95">/logs/catalina.out </text:span></text:span><text:span text:style-name="Teletype"><text:span text:style-name="T96">and the command directory should opt/tomcat/</text:span></text:span></text:p>
      <text:p text:style-name="P54"><text:span text:style-name="Teletype"><text:span text:style-name="T96"/></text:span></text:p>
      <text:p text:style-name="P55"><text:span text:style-name="Teletype"><text:span text:style-name="T100">1. Create a new item</text:span></text:span></text:p>
      <text:p text:style-name="P55"><text:span text:style-name="Teletype"><text:span text:style-name="T100">2. Enter an item name (Deploy_Application_Prod_Env)</text:span></text:span></text:p>
      <text:p text:style-name="P55"><text:span text:style-name="Teletype"><text:span text:style-name="T100">3. This will deploy Java Tomcat Application in Production.</text:span></text:span></text:p>
      <text:p text:style-name="P55"><text:span text:style-name="Teletype"><text:span text:style-name="T100">4. Discard Code builds 5 and 5.</text:span></text:span></text:p>
      <text:p text:style-name="P55"><text:span text:style-name="Teletype"><text:span text:style-name="T100">5. Delete Workspace before build starts and Add time stamps in Build Env.</text:span></text:span></text:p>
      <text:p text:style-name="P55"><text:span text:style-name="Teletype"><text:span text:style-name="T100">6. In Build Select Add build step and select Copy artifact from other project.</text:span></text:span></text:p>
      <text:p text:style-name="P55"><text:span text:style-name="Teletype"><text:span text:style-name="T100">7. Project Name -&gt; Package Application</text:span></text:span></text:p>
      <text:p text:style-name="P55"><text:span text:style-name="Teletype"><text:span text:style-name="T100">8. Select Stable Build.</text:span></text:span></text:p>
      <text:p text:style-name="P55"><text:span text:style-name="Teletype"><text:span text:style-name="T100">9. Artificats to copy <text:s/>-&gt; **/*.war</text:span></text:span></text:p>
      <text:p text:style-name="P59"><text:span text:style-name="Teletype"><text:span text:style-name="T107">10. Click on Post-Build-Actions and select Deploy war/ear to a container</text:span></text:span></text:p>
      <text:p text:style-name="P59"><text:span text:style-name="Teletype"><text:span text:style-name="T107">11. Enter **/*.war</text:span></text:span></text:p>
      <text:p text:style-name="P59"><text:span text:style-name="Teletype"><text:span text:style-name="T107">12. Context path -&gt; /</text:span></text:span></text:p>
      <text:p text:style-name="P59"><text:span text:style-name="Teletype"><text:span text:style-name="T107">13. </text:span></text:span><text:span text:style-name="Teletype"><text:span text:style-name="T109">Click Add Container and </text:span></text:span><text:span text:style-name="Teletype"><text:span text:style-name="T107">Choose the credentials tomcat.</text:span></text:span></text:p>
      <text:p text:style-name="P59"><text:span text:style-name="Teletype"><text:span text:style-name="T107">14. Enter the tomcat url -&gt; http://134.122.28.225:8081/</text:span></text:span></text:p>
      <text:p text:style-name="P55"><text:span text:style-name="Teletype"><text:span text:style-name="T100">1</text:span></text:span><text:span text:style-name="Teletype"><text:span text:style-name="T108">5</text:span></text:span><text:span text:style-name="Teletype"><text:span text:style-name="T100">. </text:span></text:span><text:span text:style-name="Teletype"><text:span text:style-name="T101">Click on save.</text:span></text:span></text:p>
      <text:p text:style-name="P55"><text:span text:style-name="Teletype"><text:span text:style-name="T101"/></text:span></text:p>
      <text:p text:style-name="P55"><text:span text:style-name="Teletype"><text:span text:style-name="T101"/></text:span></text:p>
      <text:p text:style-name="P56"><text:span text:style-name="Teletype"><text:span text:style-name="T102">1. Go to <text:s/></text:span></text:span><text:span text:style-name="Teletype"><text:span text:style-name="T104">Deploy_Application</text:span></text:span><text:span text:style-name="Teletype"><text:span text:style-name="T102">_</text:span></text:span><text:span text:style-name="Teletype"><text:span text:style-name="T103">Staging</text:span></text:span><text:span text:style-name="Teletype"><text:span text:style-name="T102"> Configuration file</text:span></text:span></text:p>
      <text:p text:style-name="P56"><text:span text:style-name="Teletype"><text:span text:style-name="T103">2. Go to Post-build Actions</text:span></text:span></text:p>
      <text:p text:style-name="P56"><text:span text:style-name="Teletype"><text:span text:style-name="T103">3. Click Add post-build actions and select </text:span></text:span><text:span text:style-name="Teletype"><text:span text:style-name="T131">Build other projects (Manual Step)</text:span></text:span></text:p>
      <text:p text:style-name="P57"><text:span text:style-name="Teletype"><text:span text:style-name="T105">4. </text:span></text:span><text:span text:style-name="Teletype"><text:span text:style-name="T106">Enter the downstream project Deploy_Application_Prod_Env</text:span></text:span></text:p>
      <text:p text:style-name="P58"><text:span text:style-name="Teletype"><text:span text:style-name="T106">5. Click on save.</text:span></text:span></text:p>
      <text:p text:style-name="P58"><text:span text:style-name="Teletype"><text:span text:style-name="T106"/></text:span></text:p>
      <text:p text:style-name="P60"><text:span text:style-name="Teletype"><text:span text:style-name="T132">Infrastructuer As Code:</text:span></text:span><text:span text:style-name="Teletype"><text:span text:style-name="T133"> </text:span></text:span></text:p>
      <text:p text:style-name="P71"><text:span text:style-name="Teletype"><text:span text:style-name="T134">Coding the jenkins job is called as Infrastructure as code instead of manually configuring them.</text:span></text:span></text:p>
      <text:p text:style-name="P74"><text:span text:style-name="Teletype"><text:span text:style-name="T246"/></text:span></text:p>
      <text:p text:style-name="P73"><text:span text:style-name="Teletype"><text:span text:style-name="T247">Introduction to Jenkins Job DSL:</text:span></text:span></text:p>
      <text:p text:style-name="P75"><text:span text:style-name="Teletype"><text:span text:style-name="T135">DSL stands for Domain Specific Language.</text:span></text:span></text:p>
      <text:p text:style-name="P76"><text:span text:style-name="Teletype"><text:span text:style-name="T136">1. Go to Manage Plugins.</text:span></text:span></text:p>
      <text:p text:style-name="P76"><text:soft-page-break/><text:span text:style-name="Teletype"><text:span text:style-name="T136">2. Search for Job DSL</text:span></text:span></text:p>
      <text:p text:style-name="P77"><text:span text:style-name="Teletype"><text:span text:style-name="T137">3. Install Job DSL.</text:span></text:span></text:p>
      <text:p text:style-name="P77"><text:span text:style-name="Teletype"><text:span text:style-name="T137"/></text:span></text:p>
      <text:p text:style-name="P61"><text:span text:style-name="Teletype"><text:span text:style-name="T106"/></text:span></text:p>
      <text:p text:style-name="P78"><text:span text:style-name="Teletype"><text:span text:style-name="T248">Demo: Jenkins Job </text:span></text:span><text:span text:style-name="Teletype"><text:span text:style-name="T247">DSL </text:span></text:span><text:span text:style-name="Teletype"><text:span text:style-name="T248">with Maven Project</text:span></text:span></text:p>
      <text:p text:style-name="P85"><text:span text:style-name="Teletype"><text:span text:style-name="T147">1. Write the infrastructure code in MavenProjectDSL.groovy</text:span></text:span></text:p>
      <text:p text:style-name="P79"><text:span text:style-name="Teletype"><text:span text:style-name="T138">For jenkins </text:span></text:span><text:span text:style-name="Teletype"><text:span text:style-name="T139">naming convention</text:span></text:span><text:span text:style-name="Teletype"><text:span text:style-name="T138"> refer: </text:span></text:span><text:a xlink:type="simple" xlink:href="http://jenkinsci.github.io/job-dsl-plugin/#path/job/" text:style-name="Internet_20_link" text:visited-style-name="Visited_20_Internet_20_Link"><text:span text:style-name="Teletype"><text:span text:style-name="T138">http://jenkinsci.github.io/job-dsl-plugin/#path/job/</text:span></text:span></text:a></text:p>
      <text:p text:style-name="P79"><text:span text:style-name="Teletype"><text:span text:style-name="T138"/></text:span></text:p>
      <text:p text:style-name="P80"><text:span text:style-name="Teletype"><text:span text:style-name="T140">1. New Item</text:span></text:span></text:p>
      <text:p text:style-name="P80"><text:span text:style-name="Teletype"><text:span text:style-name="T140">2. Item Name -&gt; Maven_Seed_Job</text:span></text:span></text:p>
      <text:p text:style-name="P80"><text:span text:style-name="Teletype"><text:span text:style-name="T140">3. Freestyle Project.</text:span></text:span></text:p>
      <text:p text:style-name="P80"><text:span text:style-name="Teletype"><text:span text:style-name="T140">4. Click Ok Button.</text:span></text:span></text:p>
      <text:p text:style-name="P81"><text:span text:style-name="Teletype"><text:span text:style-name="T141">5. Source Code Mgmt - &gt; Selct Git.</text:span></text:span></text:p>
      <text:p text:style-name="P81"><text:span text:style-name="Teletype"><text:span text:style-name="T141">6. Copy Paste the Repository Url </text:span></text:span><text:span text:style-name="Teletype"><text:span text:style-name="T148">of the DSL file</text:span></text:span><text:span text:style-name="Teletype"><text:span text:style-name="T141">.</text:span></text:span></text:p>
      <text:p text:style-name="P81"><text:span text:style-name="Teletype"><text:span text:style-name="T141">7. </text:span></text:span><text:span text:style-name="Teletype"><text:span text:style-name="T142">In Build Options select Process Job DSL’s</text:span></text:span></text:p>
      <text:p text:style-name="P82"><text:span text:style-name="Teletype"><text:span text:style-name="T142">8. Copy paste the DSL Script path </text:span></text:span><text:span text:style-name="Teletype"><text:span text:style-name="T149">in DSL Scripts field. </text:span></text:span><text:span text:style-name="Teletype"><text:span text:style-name="T150">(MavenProjectDSL.groovy )</text:span></text:span></text:p>
      <text:p text:style-name="P82"><text:span text:style-name="Teletype"><text:span text:style-name="T142">9. </text:span></text:span><text:span text:style-name="Teletype"><text:span text:style-name="T143">Save.</text:span></text:span></text:p>
      <text:p text:style-name="P83"><text:span text:style-name="Teletype"><text:span text:style-name="T144">10. Go for build now. </text:span></text:span><text:span text:style-name="Teletype"><text:span text:style-name="T145">U will get an error to approve the script.</text:span></text:span></text:p>
      <text:p text:style-name="P84"><text:span text:style-name="Teletype"><text:span text:style-name="T145">11. Go to manage jenkins</text:span></text:span></text:p>
      <text:p text:style-name="P84"><text:span text:style-name="Teletype"><text:span text:style-name="T145">12. Go to In-Process Script Approal.</text:span></text:span></text:p>
      <text:p text:style-name="P84"><text:span text:style-name="Teletype"><text:span text:style-name="T145">13. Approve the script. </text:span></text:span><text:span text:style-name="Teletype"><text:span text:style-name="T146">And again build.</text:span></text:span></text:p>
      <text:p text:style-name="P84"><text:span text:style-name="Teletype"><text:span text:style-name="T146"/></text:span></text:p>
      <text:p text:style-name="P86"><text:span text:style-name="Teletype"><text:span text:style-name="T249">Demo Code Pipeline</text:span></text:span></text:p>
      <text:p text:style-name="P86"><text:span text:style-name="Teletype"><text:span text:style-name="T151">Create a new view</text:span></text:span></text:p>
      <text:p text:style-name="P86"><text:span text:style-name="Teletype"><text:span text:style-name="T151">1. View name (CodePipeline)</text:span></text:span></text:p>
      <text:p text:style-name="P86"><text:span text:style-name="Teletype"><text:span text:style-name="T151">2. Select Pipeline View.</text:span></text:span></text:p>
      <text:p text:style-name="P86"><text:span text:style-name="Teletype"><text:span text:style-name="T151">3. Ok</text:span></text:span></text:p>
      <text:p text:style-name="P86"><text:span text:style-name="Teletype"><text:span text:style-name="T151"/></text:span></text:p>
      <text:p text:style-name="P87"><text:span text:style-name="Teletype"><text:span text:style-name="T152">1. Create New Item</text:span></text:span></text:p>
      <text:p text:style-name="P87"><text:span text:style-name="Teletype"><text:span text:style-name="T152">2. Enter name (SampleCodePipeline)</text:span></text:span></text:p>
      <text:p text:style-name="P87"><text:span text:style-name="Teletype"><text:span text:style-name="T152">3. Select Pipeline</text:span></text:span></text:p>
      <text:p text:style-name="P87"><text:span text:style-name="Teletype"><text:span text:style-name="T152">4. </text:span></text:span><text:span text:style-name="Teletype"><text:span text:style-name="T153">Ok</text:span></text:span></text:p>
      <text:p text:style-name="P88"><text:span text:style-name="Teletype"><text:span text:style-name="T154">5. Description – This is the first and sample pipeline job.</text:span></text:span></text:p>
      <text:p text:style-name="P88"><text:span text:style-name="Teletype"><text:span text:style-name="T154">6. </text:span></text:span><text:span text:style-name="Teletype"><text:span text:style-name="T155">U can copy and paste the pipeline script in th Pipleline section. <text:s/></text:span></text:span><text:span text:style-name="Teletype"><text:span text:style-name="T156">Or select Pipline script from SCM.</text:span></text:span></text:p>
      <text:p text:style-name="P89"><text:span text:style-name="Teletype"><text:span text:style-name="T157">7. </text:span></text:span><text:span text:style-name="Teletype"><text:span text:style-name="T158">Select git and copy past the url of git project.</text:span></text:span></text:p>
      <text:p text:style-name="P90"><text:span text:style-name="Teletype"><text:span text:style-name="T158">8. Define the file name in the script path (Jenkinsfile)</text:span></text:span></text:p>
      <text:p text:style-name="P90"><text:span text:style-name="Teletype"><text:span text:style-name="T158">9. Save</text:span></text:span></text:p>
      <text:p text:style-name="P54"><text:span text:style-name="Teletype"><text:span text:style-name="T96"/></text:span></text:p>
      <text:p text:style-name="P52"><text:span text:style-name="Teletype"><text:span text:style-name="T90"/></text:span></text:p>
      <text:p text:style-name="P91"><text:span text:style-name="Teletype"><text:span text:style-name="T250">Automate Existing Maven Project </text:span></text:span><text:span text:style-name="Teletype"><text:span text:style-name="T249">Pipeline</text:span></text:span></text:p>
      <text:p text:style-name="P92"><text:span text:style-name="Teletype"><text:span text:style-name="T159">1. Inside Tomcat Application View</text:span></text:span></text:p>
      <text:p text:style-name="P92"><text:span text:style-name="Teletype"><text:span text:style-name="T159">2. Create a new Item</text:span></text:span></text:p>
      <text:p text:style-name="P92"><text:span text:style-name="Teletype"><text:span text:style-name="T159">3. Select Pipeline</text:span></text:span></text:p>
      <text:p text:style-name="P93"><text:soft-page-break/><text:span text:style-name="Teletype"><text:span text:style-name="T160">4. Description( This is Code Pipeline Job to Package the Maven Project)</text:span></text:span></text:p>
      <text:p text:style-name="P93"><text:span text:style-name="Teletype"><text:span text:style-name="T160">5. </text:span></text:span><text:span text:style-name="Teletype"><text:span text:style-name="T161">Select Discard Old Builds 5 5</text:span></text:span></text:p>
      <text:p text:style-name="P94"><text:span text:style-name="Teletype"><text:span text:style-name="T161">6. In Pipeline select Pipelinescript from SCM</text:span></text:span></text:p>
      <text:p text:style-name="P94"><text:span text:style-name="Teletype"><text:span text:style-name="T161">7. </text:span></text:span><text:span text:style-name="Teletype"><text:span text:style-name="T162">Select Git and copy paste the repository URL</text:span></text:span></text:p>
      <text:p text:style-name="P167"><text:span text:style-name="Teletype"><text:span text:style-name="T111">8. </text:span></text:span><text:span text:style-name="Teletype"><text:span text:style-name="T112">Paste the path as </text:span></text:span><text:span text:style-name="Teletype"><text:span text:style-name="Strong_20_Emphasis"><text:span text:style-name="T251">java-tomcat-sample</text:span></text:span></text:span><text:span text:style-name="Teletype"><text:span text:style-name="T112">/Jenkinsfile for script path</text:span></text:span></text:p>
      <text:p text:style-name="P168"><text:span text:style-name="Teletype"><text:span text:style-name="T112">9. </text:span></text:span><text:span text:style-name="Teletype"><text:span text:style-name="T113">Build Now.</text:span></text:span></text:p>
      <text:p text:style-name="P169"><text:span text:style-name="Teletype"><text:span text:style-name="T114">10. We got an error as “The goal you specified requires a project to execute but there is no POM in this directory (/var/lib/jenkins/workspace/Package Application Code Pipeline). Please verify you invoked Maven from the correct directory.</text:span></text:span></text:p>
      <text:p text:style-name="P169"><text:span text:style-name="Teletype"><text:span text:style-name="T114">“</text:span></text:span></text:p>
      <text:p text:style-name="P169"><text:span text:style-name="Teletype"><text:span text:style-name="T114">11. </text:span></text:span><text:span text:style-name="Teletype"><text:span text:style-name="T115">Hence we need to define the complete path of pom.xml in the Jenkins file.</text:span></text:span></text:p>
      <text:p text:style-name="P170"><text:span text:style-name="Teletype"><text:span text:style-name="T116">12. sh 'mvn -f java-tomcat-sample/pom.xml clean package'</text:span></text:span></text:p>
      <text:p text:style-name="P171"><text:span text:style-name="Teletype"><text:span text:style-name="T117">13. Build Now.</text:span></text:span></text:p>
      <text:p text:style-name="P171"><text:span text:style-name="Teletype"><text:span text:style-name="T117"/></text:span></text:p>
      <text:p text:style-name="P172"><text:span text:style-name="Teletype"><text:span text:style-name="T118">Now configure the Deploy Application Staging and Prod Env jobs according to the Packaging Application Code Pipeline.</text:span></text:span></text:p>
      <text:p text:style-name="P172"><text:span text:style-name="Teletype"><text:span text:style-name="T118">1. </text:span></text:span><text:span text:style-name="Teletype"><text:span text:style-name="T119">Go to Deploy_Application_Staging and click on configure.</text:span></text:span></text:p>
      <text:p text:style-name="P173"><text:span text:style-name="Teletype"><text:span text:style-name="T119">2. Go to Build and change the existing project of Package Application to </text:span></text:span><text:a xlink:type="simple" xlink:href="http://134.122.28.225:8080/view/Tomcat%20Application/job/Package%20Application%20Code%20Pipeline/" text:style-name="Internet_20_link" text:visited-style-name="Visited_20_Internet_20_Link"><text:span text:style-name="Teletype"><text:span text:style-name="T119">Package Application Code Pipeline</text:span></text:span></text:a></text:p>
      <text:p text:style-name="P173"><text:span text:style-name="Teletype"><text:span text:style-name="T119">3. Delete the post build actions configuration of Deploy_Application_Prod_Env.</text:span></text:span></text:p>
      <text:p text:style-name="P174"><text:span text:style-name="Teletype"><text:span text:style-name="T120">We will handle this in the Jenkinsfile.</text:span></text:span></text:p>
      <text:p text:style-name="P175"><text:span text:style-name="Teletype"><text:span text:style-name="T121">4. Save the job.</text:span></text:span></text:p>
      <text:p text:style-name="P175"><text:span text:style-name="Teletype"><text:span text:style-name="T121"/></text:span></text:p>
      <text:p text:style-name="P176"><text:span text:style-name="Teletype"><text:span text:style-name="T122">Modify the same thing in the production environment.</text:span></text:span></text:p>
      <text:p text:style-name="P176"><text:span text:style-name="Teletype"><text:span text:style-name="T122">1. Go to Deploy_Application_Production and click on configure.</text:span></text:span></text:p>
      <text:p text:style-name="P177"><text:span text:style-name="Teletype"><text:span text:style-name="T122">2. </text:span></text:span><text:span text:style-name="Teletype"><text:span text:style-name="T119"><text:s/>Go to Build and change the existing project of Package Application to </text:span></text:span><text:a xlink:type="simple" xlink:href="http://134.122.28.225:8080/view/Tomcat%20Application/job/Package%20Application%20Code%20Pipeline/" text:style-name="Internet_20_link" text:visited-style-name="Visited_20_Internet_20_Link"><text:span text:style-name="Teletype"><text:span text:style-name="T119">Package Application Code Pipeline</text:span></text:span></text:a></text:p>
      <text:p text:style-name="P177"><text:span text:style-name="Teletype"><text:span text:style-name="T123">3. </text:span></text:span><text:span text:style-name="Teletype"><text:span text:style-name="T124">Save the job.</text:span></text:span></text:p>
      <text:p text:style-name="P178"><text:span text:style-name="Teletype"><text:span text:style-name="T125">4. Now modify the Jenkins file and add the starge to deploy the staging env.</text:span></text:span></text:p>
      <text:p text:style-name="P178"><text:span text:style-name="Teletype"><text:span text:style-name="T125"/></text:span></text:p>
      <text:p text:style-name="P178"><text:span text:style-name="Teletype"><text:span text:style-name="T125"/></text:span></text:p>
      <text:p text:style-name="P95"><text:span text:style-name="Teletype"><text:span text:style-name="T252">Distributed Builds Concept</text:span></text:span></text:p>
      <text:p text:style-name="P96"><text:span text:style-name="Teletype"><text:span text:style-name="T163">Here there will be on Jenkins Master and other slaves.</text:span></text:span></text:p>
      <text:p text:style-name="P91"><text:span text:style-name="Teletype"><text:span text:style-name="T110"/></text:span></text:p>
      <text:p text:style-name="P97"><text:span text:style-name="Teletype"><text:span text:style-name="T253">Create and Configure Jenkins Slave</text:span></text:span></text:p>
      <text:p text:style-name="P98"><text:span text:style-name="Teletype"><text:span text:style-name="T164">1. Create the slave node.</text:span></text:span></text:p>
      <text:p text:style-name="P98"><text:span text:style-name="Teletype"><text:span text:style-name="T164">2. </text:span></text:span><text:span text:style-name="Teletype"><text:span text:style-name="T165">Login to digital ocean.</text:span></text:span></text:p>
      <text:p text:style-name="P99"><text:span text:style-name="Teletype"><text:span text:style-name="T165">3. Click on create button.</text:span></text:span></text:p>
      <text:p text:style-name="P99"><text:span text:style-name="Teletype"><text:span text:style-name="T165">4. Select Droplets</text:span></text:span></text:p>
      <text:p text:style-name="P99"><text:span text:style-name="Teletype"><text:span text:style-name="T165">5. Select Ubuntu</text:span></text:span></text:p>
      <text:p text:style-name="P99"><text:span text:style-name="Teletype"><text:span text:style-name="T165">6. Select the bare mininum machine.</text:span></text:span></text:p>
      <text:p text:style-name="P99"><text:span text:style-name="Teletype"><text:span text:style-name="T165">7. </text:span></text:span><text:span text:style-name="Teletype"><text:span text:style-name="T166">Select Newyork</text:span></text:span></text:p>
      <text:p text:style-name="P100"><text:span text:style-name="Teletype"><text:span text:style-name="T166">8. Select OTP</text:span></text:span></text:p>
      <text:p text:style-name="P100"><text:span text:style-name="Teletype"><text:span text:style-name="T166">9. </text:span></text:span><text:span text:style-name="Teletype"><text:span text:style-name="T167">Choose Name -&gt; jenkinsslave1</text:span></text:span></text:p>
      <text:p text:style-name="P101"><text:span text:style-name="Teletype"><text:span text:style-name="T167">10. Create droplet</text:span></text:span></text:p>
      <text:p text:style-name="P101"><text:soft-page-break/><text:span text:style-name="Teletype"><text:span text:style-name="T167"/></text:span></text:p>
      <text:p text:style-name="P101"><text:span text:style-name="Teletype"><text:span text:style-name="T167">IP Address: 198.211.100.174<text:line-break/>Username: root</text:span></text:span></text:p>
      <text:p text:style-name="P102"><text:span text:style-name="Teletype"><text:span text:style-name="T168">Password: Aistle7868@</text:span></text:span></text:p>
      <text:p text:style-name="P102"><text:span text:style-name="Teletype"><text:span text:style-name="T168"/></text:span></text:p>
      <text:p text:style-name="P103"><text:span text:style-name="Teletype"><text:span text:style-name="T169">Jenkins Master will use a specific user called as Jenkins User to ssh on the slave machine.</text:span></text:span></text:p>
      <text:p text:style-name="P104"><text:span text:style-name="Teletype"><text:span text:style-name="T170">Hence we need to switch on the Jenkins user from the root user in master.</text:span></text:span></text:p>
      <text:p text:style-name="P105"><text:span text:style-name="Teletype"><text:span text:style-name="T171">1. sudo -iu jenkins</text:span></text:span></text:p>
      <text:p text:style-name="P105"><text:span text:style-name="Teletype"><text:span text:style-name="T171">We need to configure the ssh from master to slave with out the password. </text:span></text:span><text:span text:style-name="Teletype"><text:span text:style-name="T172">For this we will use the public private keys. We will generate a rsa certificate on my machine.</text:span></text:span></text:p>
      <text:p text:style-name="P106"><text:span text:style-name="Teletype"><text:span text:style-name="T172">1. ssh-keygen -t rsa</text:span></text:span></text:p>
      <text:p text:style-name="P107"><text:span text:style-name="Teletype"><text:span text:style-name="T173">2. Press enter twice.</text:span></text:span></text:p>
      <text:p text:style-name="P107"><text:span text:style-name="Teletype"><text:span text:style-name="T173"/></text:span></text:p>
      <text:p text:style-name="P108"><text:span text:style-name="Teletype"><text:span text:style-name="T174">The paths will be</text:span></text:span></text:p>
      <text:p text:style-name="P108"><text:span text:style-name="Teletype"><text:span text:style-name="T174">/var/lib/jenkins/.ssh/id_rsa.</text:span></text:span></text:p>
      <text:p text:style-name="P108"><text:span text:style-name="Teletype"><text:span text:style-name="T174">/var/lib/jenkins/.ssh/id_rsa.pub.</text:span></text:span></text:p>
      <text:p text:style-name="P108"><text:span text:style-name="Teletype"><text:span text:style-name="T174"/></text:span></text:p>
      <text:p text:style-name="P109"><text:span text:style-name="Teletype"><text:span text:style-name="T175">We need to create the .ssh directory on slave as well in order to configure master slave</text:span></text:span></text:p>
      <text:p text:style-name="P110"><text:span text:style-name="Teletype"><text:span text:style-name="T176">1. ssh </text:span></text:span><text:a xlink:type="simple" xlink:href="mailto:root@198.211.100.174" text:style-name="Internet_20_link" text:visited-style-name="Visited_20_Internet_20_Link"><text:span text:style-name="Teletype"><text:span text:style-name="T176">root@198.211.100.174</text:span></text:span></text:a><text:span text:style-name="Teletype"><text:span text:style-name="T176"> </text:span></text:span><text:span text:style-name="Teletype"><text:span text:style-name="T177">mkdir -p .ssh (On Master) </text:span></text:span><text:span text:style-name="Teletype"><text:span text:style-name="T178">as jenkins user.</text:span></text:span></text:p>
      <text:p text:style-name="P111"><text:span text:style-name="Teletype"><text:span text:style-name="T179">2. Enter the password of slave machine</text:span></text:span></text:p>
      <text:p text:style-name="P112"><text:span text:style-name="Teletype"><text:span text:style-name="T180">we need to copy the public key on master to the slave node on ssh directory.</text:span></text:span></text:p>
      <text:p text:style-name="P113"><text:span text:style-name="Teletype"><text:span text:style-name="T181">3. cat </text:span></text:span><text:span text:style-name="Teletype"><text:span text:style-name="T174">/var/lib/jenkins/.ssh/id_rsa.pub </text:span></text:span><text:span text:style-name="Teletype"><text:span text:style-name="T181">| ssh </text:span></text:span><text:a xlink:type="simple" xlink:href="mailto:root@198.211.100.174" text:style-name="Internet_20_link" text:visited-style-name="Visited_20_Internet_20_Link"><text:span text:style-name="Teletype"><text:span text:style-name="T181">root@198.211.100.174</text:span></text:span></text:a><text:span text:style-name="Teletype"><text:span text:style-name="T181"> ‘cat &gt;&gt; .ssh/authorized_keys’ (type it don’t copy paste it)</text:span></text:span></text:p>
      <text:p text:style-name="P113"><text:span text:style-name="Teletype"><text:span text:style-name="T181">4. Enter the password of slave</text:span></text:span></text:p>
      <text:p text:style-name="P114"><text:span text:style-name="Teletype"><text:span text:style-name="T182">5. <text:s/></text:span></text:span><text:span text:style-name="Teletype"><text:span text:style-name="T176">ssh </text:span></text:span><text:a xlink:type="simple" xlink:href="mailto:root@198.211.100.174" text:style-name="Internet_20_link" text:visited-style-name="Visited_20_Internet_20_Link"><text:span text:style-name="Teletype"><text:span text:style-name="T176">root@198.211.100.174</text:span></text:span></text:a><text:span text:style-name="Teletype"><text:span text:style-name="T176"> </text:span></text:span><text:span text:style-name="Teletype"><text:span text:style-name="T182">(By using this command u can login to the slave from the master terminal) </text:span></text:span><text:span text:style-name="Teletype"><text:span text:style-name="T183">without password.</text:span></text:span></text:p>
      <text:p text:style-name="P115"><text:span text:style-name="Teletype"><text:span text:style-name="T183">6. </text:span></text:span><text:span text:style-name="Teletype"><text:span text:style-name="T184">exit (to exit form slave)</text:span></text:span></text:p>
      <text:p text:style-name="P115"><text:span text:style-name="Teletype"><text:span text:style-name="T184"/></text:span></text:p>
      <text:p text:style-name="P115"><text:span text:style-name="Teletype"><text:span text:style-name="T184"/></text:span></text:p>
      <text:p text:style-name="P116"><text:span text:style-name="Teletype"><text:span text:style-name="T185">On slave</text:span></text:span></text:p>
      <text:p text:style-name="P116"><text:span text:style-name="Teletype"><text:span text:style-name="T185">1. mkdir -p /bin</text:span></text:span></text:p>
      <text:p text:style-name="P117"><text:span text:style-name="Teletype"><text:span text:style-name="T186">2. mkdir bin</text:span></text:span></text:p>
      <text:p text:style-name="P117"><text:span text:style-name="Teletype"><text:span text:style-name="T186">Inside the bin directory we need to download the slave jar for that we need to download it from the master</text:span></text:span></text:p>
      <text:p text:style-name="P117"><text:span text:style-name="Teletype"><text:span text:style-name="T186">3. wget </text:span></text:span><text:a xlink:type="simple" xlink:href="http://134.122.28.225:8080/jnlpJars/slave.jar" text:style-name="Internet_20_link" text:visited-style-name="Visited_20_Internet_20_Link"><text:span text:style-name="Teletype"><text:span text:style-name="T186">http://134.122.28.225:8080/jnlpJars/slave.jar</text:span></text:span></text:a></text:p>
      <text:p text:style-name="P117"><text:span text:style-name="Teletype"><text:span text:style-name="T186"/></text:span></text:p>
      <text:p text:style-name="P117"><text:span text:style-name="Teletype"><text:span text:style-name="T186">We need to install the java</text:span></text:span></text:p>
      <text:p text:style-name="P117"><text:span text:style-name="Teletype"><text:span text:style-name="T186">4. sudo add-apt-repository ppa:webupd8team/java</text:span></text:span></text:p>
      <text:p text:style-name="P117"><text:span text:style-name="Teletype"><text:span text:style-name="T186">5. sudo apt-get update</text:span></text:span></text:p>
      <text:p text:style-name="P117"><text:span text:style-name="Teletype"><text:span text:style-name="T186">6. sudo apt install openjdk-8-jdk</text:span></text:span></text:p>
      <text:p text:style-name="P117"><text:span text:style-name="Teletype"><text:span text:style-name="T186"/></text:span></text:p>
      <text:p text:style-name="P118"><text:span text:style-name="Teletype"><text:span text:style-name="T187">Now we will go to the Jenkins and attach the slave to it.</text:span></text:span></text:p>
      <text:p text:style-name="P119"><text:span text:style-name="Teletype"><text:span text:style-name="T188">1. Manage jenkins</text:span></text:span></text:p>
      <text:p text:style-name="P119"><text:soft-page-break/><text:span text:style-name="Teletype"><text:span text:style-name="T188">2. Manage Nodes</text:span></text:span></text:p>
      <text:p text:style-name="P119"><text:span text:style-name="Teletype"><text:span text:style-name="T188">3. New Node.</text:span></text:span></text:p>
      <text:p text:style-name="P119"><text:span text:style-name="Teletype"><text:span text:style-name="T188">4. Node Name (JenkinsSlave1)</text:span></text:span></text:p>
      <text:p text:style-name="P119"><text:span text:style-name="Teletype"><text:span text:style-name="T188">5. Select Permanent Agent</text:span></text:span></text:p>
      <text:p text:style-name="P119"><text:span text:style-name="Teletype"><text:span text:style-name="T188">6. </text:span></text:span><text:span text:style-name="Teletype"><text:span text:style-name="T189">Description : Unix Client</text:span></text:span></text:p>
      <text:p text:style-name="P120"><text:span text:style-name="Teletype"><text:span text:style-name="T189">7. No of executors: 2 executor on 1 core machine</text:span></text:span></text:p>
      <text:p text:style-name="P121"><text:span text:style-name="Teletype"><text:span text:style-name="T190">8. Remote Root Directory: /usr/jenkins<text:tab/>( U can define any directory)</text:span></text:span></text:p>
      <text:p text:style-name="P121"><text:span text:style-name="Teletype"><text:span text:style-name="T190">9. </text:span></text:span><text:span text:style-name="Teletype"><text:span text:style-name="T191">Labels : Linux</text:span></text:span></text:p>
      <text:p text:style-name="P122"><text:span text:style-name="Teletype"><text:span text:style-name="T191">10. Launch Method -&gt; Launch agent via execution of command on the master</text:span></text:span></text:p>
      <text:p text:style-name="P123"><text:span text:style-name="Teletype"><text:span text:style-name="T192">11. Launch Command -&gt; ssh </text:span></text:span><text:a xlink:type="simple" xlink:href="mailto:root@198.211.100.174" text:style-name="Internet_20_link" text:visited-style-name="Visited_20_Internet_20_Link"><text:span text:style-name="Teletype"><text:span text:style-name="T192">root@</text:span></text:span></text:a><text:a xlink:type="simple" xlink:href="mailto:root@198.211.100.174" text:style-name="Internet_20_link" text:visited-style-name="Visited_20_Internet_20_Link"><text:span text:style-name="Teletype"><text:span text:style-name="T176">198.211.100.174</text:span></text:span></text:a><text:span text:style-name="Teletype"><text:span text:style-name="T176"> </text:span></text:span><text:span text:style-name="Teletype"><text:span text:style-name="T192">java -jar /root/bin/slave.</text:span></text:span><text:span text:style-name="Teletype"><text:span text:style-name="T193">jar</text:span></text:span></text:p>
      <text:p text:style-name="P124"><text:span text:style-name="Teletype"><text:span text:style-name="T194">12. Save</text:span></text:span></text:p>
      <text:p text:style-name="P124"><text:span text:style-name="Teletype"><text:span text:style-name="T194"/></text:span></text:p>
      <text:p text:style-name="P124"><text:span text:style-name="Teletype"><text:span text:style-name="T194"/></text:span></text:p>
      <text:p text:style-name="P125"><text:span text:style-name="Teletype"><text:span text:style-name="T254">Concurrent Build Execution</text:span></text:span></text:p>
      <text:p text:style-name="P126"><text:span text:style-name="Teletype"><text:span text:style-name="T195">1. New View </text:span></text:span><text:span text:style-name="Teletype"><text:span text:style-name="T196">(Concurrent Jobs)</text:span></text:span></text:p>
      <text:p text:style-name="P126"><text:span text:style-name="Teletype"><text:span text:style-name="T195">2. Select List View</text:span></text:span></text:p>
      <text:p text:style-name="P126"><text:span text:style-name="Teletype"><text:span text:style-name="T195">3. Ok</text:span></text:span></text:p>
      <text:p text:style-name="P126"><text:span text:style-name="Teletype"><text:span text:style-name="T195">4. Click Ok</text:span></text:span></text:p>
      <text:p text:style-name="P127"><text:span text:style-name="Teletype"><text:span text:style-name="T197">1. New Job</text:span></text:span></text:p>
      <text:p text:style-name="P127"><text:span text:style-name="Teletype"><text:span text:style-name="T197">2. Concurrent Job 1</text:span></text:span></text:p>
      <text:p text:style-name="P127"><text:span text:style-name="Teletype"><text:span text:style-name="T197">3. Free sty;e</text:span></text:span></text:p>
      <text:p text:style-name="P127"><text:span text:style-name="Teletype"><text:span text:style-name="T197">4. Old build 5 5</text:span></text:span></text:p>
      <text:p text:style-name="P127"><text:span text:style-name="Teletype"><text:span text:style-name="T197">5. Build step (Enter shell script)</text:span></text:span></text:p>
      <text:p text:style-name="P127"><text:span text:style-name="Teletype"><text:span text:style-name="T197">6. Save</text:span></text:span></text:p>
      <text:p text:style-name="P127"><text:span text:style-name="Teletype"><text:span text:style-name="T197"/></text:span></text:p>
      <text:p text:style-name="P128"><text:span text:style-name="Teletype"><text:span text:style-name="T198">Similarly create two more jobs with same script Con Job2, Con Job 3</text:span></text:span></text:p>
      <text:p text:style-name="P128"><text:span text:style-name="Teletype"><text:span text:style-name="T198"/></text:span></text:p>
      <text:p text:style-name="P129"><text:span text:style-name="Teletype"><text:span text:style-name="T199">Execute all the jobs they will be executed accordtiong to the master schedule.</text:span></text:span></text:p>
      <text:p text:style-name="P129"><text:span text:style-name="Teletype"><text:span text:style-name="T199"/></text:span></text:p>
      <text:p text:style-name="P129"><text:span text:style-name="Teletype"><text:span text:style-name="T199"/></text:span></text:p>
      <text:p text:style-name="P130"><text:span text:style-name="Teletype"><text:span text:style-name="T200">If you want to execute some specific job on some specific slave then then in order to achieve this </text:span></text:span></text:p>
      <text:p text:style-name="P130"><text:span text:style-name="Teletype"><text:span text:style-name="T200">1. We go to manage nodes.</text:span></text:span></text:p>
      <text:p text:style-name="P130"><text:span text:style-name="Teletype"><text:span text:style-name="T200">2. Select the slave</text:span></text:span></text:p>
      <text:p text:style-name="P130"><text:span text:style-name="Teletype"><text:span text:style-name="T200">3. Go to configuration</text:span></text:span></text:p>
      <text:p text:style-name="P130"><text:span text:style-name="Teletype"><text:span text:style-name="T200">4. Lable (Linux)</text:span></text:span></text:p>
      <text:p text:style-name="P130"><text:span text:style-name="Teletype"><text:span text:style-name="T200">5. Usage -&gt; Only build jobs with label expression matching this node.</text:span></text:span></text:p>
      <text:p text:style-name="P130"><text:span text:style-name="Teletype"><text:span text:style-name="T200"/></text:span></text:p>
      <text:p text:style-name="P130"><text:span text:style-name="Teletype"><text:span text:style-name="T200">To assign a job to particular slave </text:span></text:span></text:p>
      <text:p text:style-name="P130"><text:span text:style-name="Teletype"><text:span text:style-name="T200">1. Go to configure the job.</text:span></text:span></text:p>
      <text:p text:style-name="P130"><text:span text:style-name="Teletype"><text:span text:style-name="T200">2. Check Restrict where this project can be run.</text:span></text:span></text:p>
      <text:p text:style-name="P130"><text:span text:style-name="Teletype"><text:span text:style-name="T200">3. Enter the label expression there.</text:span></text:span></text:p>
      <text:p text:style-name="P131"><text:span text:style-name="Teletype"><text:span text:style-name="T201">4. Save</text:span></text:span></text:p>
      <text:p text:style-name="P131"><text:span text:style-name="Teletype"><text:span text:style-name="T201"/></text:span></text:p>
      <text:p text:style-name="P131"><text:span text:style-name="Teletype"><text:span text:style-name="T201"/></text:span></text:p>
      <text:p text:style-name="P132"><text:soft-page-break/><text:span text:style-name="Teletype"><text:span text:style-name="T255">Available Docker Editions</text:span></text:span></text:p>
      <text:p text:style-name="P133"><text:span text:style-name="Teletype"><text:span text:style-name="T202">Docker Editions</text:span></text:span></text:p>
      <text:p text:style-name="P133"><text:span text:style-name="Teletype"><text:span text:style-name="T202">1. Communition Edition</text:span></text:span></text:p>
      <text:p text:style-name="P133"><text:span text:style-name="Teletype"><text:span text:style-name="T202">2. Enterprise Editions</text:span></text:span></text:p>
      <text:p text:style-name="P133"><text:span text:style-name="Teletype"><text:span text:style-name="T202"/></text:span></text:p>
      <text:p text:style-name="P133"><text:span text:style-name="Teletype"><text:span text:style-name="T202">Community Edition</text:span></text:span></text:p>
      <text:p text:style-name="P133"><text:span text:style-name="Teletype"><text:span text:style-name="T202">1. Edge Release</text:span></text:span></text:p>
      <text:p text:style-name="P133"><text:span text:style-name="Teletype"><text:span text:style-name="T202">2. Stable Release</text:span></text:span></text:p>
      <text:p text:style-name="P133"><text:span text:style-name="Teletype"><text:span text:style-name="T202"/></text:span></text:p>
      <text:p text:style-name="P134"><text:span text:style-name="Teletype"><text:span text:style-name="T203">Docker Editions at store.docker.com</text:span></text:span></text:p>
      <text:p text:style-name="P134"><text:span text:style-name="Teletype"><text:span text:style-name="T203"/></text:span></text:p>
      <text:p text:style-name="P135"><text:span text:style-name="Teletype"><text:span text:style-name="T256">Install Docker on Linux Machine</text:span></text:span></text:p>
      <text:p text:style-name="P136"><text:span text:style-name="Teletype"><text:span text:style-name="T204">1. docker version ( to see the docker version)</text:span></text:span></text:p>
      <text:p text:style-name="P136"><text:span text:style-name="Teletype"><text:span text:style-name="T204">2. </text:span></text:span><text:a xlink:type="simple" xlink:href="https://docs.docker.com/install/linux/docker-ce/ubuntu/" text:style-name="Internet_20_link" text:visited-style-name="Visited_20_Internet_20_Link"><text:span text:style-name="Teletype"><text:span text:style-name="T204">https://docs.docker.com/install/linux/docker-ce/ubuntu/</text:span></text:span></text:a></text:p>
      <text:p text:style-name="P179"><text:span text:style-name="Teletype"><text:span text:style-name="T126">3. </text:span></text:span><text:span text:style-name="Teletype"><text:span text:style-name="Source_20_Text"><text:span text:style-name="T258">sudo apt-get update</text:span></text:span></text:span></text:p>
      <text:p text:style-name="P179"><text:span text:style-name="Teletype"><text:span text:style-name="T126">4. </text:span></text:span><text:span text:style-name="Teletype"><text:span text:style-name="Source_20_Text"><text:span text:style-name="T258">sudo apt-get install \</text:span></text:span></text:span></text:p>
      <text:p text:style-name="Preformatted_20_Text"><text:span text:style-name="Source_20_Text"><text:s text:c="4"/>apt-transport-https \</text:span></text:p>
      <text:p text:style-name="Preformatted_20_Text"><text:span text:style-name="Source_20_Text"><text:s text:c="4"/>ca-certificates \</text:span></text:p>
      <text:p text:style-name="Preformatted_20_Text"><text:span text:style-name="Source_20_Text"><text:s text:c="4"/>curl \</text:span></text:p>
      <text:p text:style-name="Preformatted_20_Text"><text:span text:style-name="Source_20_Text"><text:s text:c="4"/>gnupg-agent \</text:span></text:p>
      <text:p text:style-name="P183"><text:span text:style-name="Source_20_Text"><text:s text:c="4"/>software-properties-common</text:span></text:p>
      <text:p text:style-name="P180"><text:span text:style-name="Teletype"><text:span text:style-name="T127">5. </text:span></text:span><text:span text:style-name="Teletype"><text:span text:style-name="Source_20_Text"><text:span text:style-name="T259">curl -fsSL https://download.docker.com/linux/ubuntu/gpg | sudo apt-key add -</text:span></text:span></text:span></text:p>
      <text:p text:style-name="P137"><text:span text:style-name="Teletype"><text:span text:style-name="T205">6. lsb_release -a (Command to check ubuntu version)</text:span></text:span></text:p>
      <text:p text:style-name="P181"><text:span text:style-name="Teletype"><text:span text:style-name="T128">7. </text:span></text:span><text:span text:style-name="Teletype"><text:span text:style-name="Source_20_Text"><text:span text:style-name="T260">sudo add-apt-repository \</text:span></text:span></text:span></text:p>
      <text:p text:style-name="Preformatted_20_Text"><text:span text:style-name="Source_20_Text"><text:s text:c="3"/>"deb [arch=amd64] https://download.docker.com/linux/ubuntu \</text:span></text:p>
      <text:p text:style-name="Preformatted_20_Text"><text:span text:style-name="Source_20_Text"><text:s text:c="3"/>$(lsb_release -cs) \</text:span></text:p>
      <text:p text:style-name="P183"><text:span text:style-name="Source_20_Text"><text:s text:c="3"/>stable"</text:span></text:p>
      <text:p text:style-name="P182"><text:span text:style-name="Teletype"><text:span text:style-name="T129">8. </text:span></text:span><text:span text:style-name="Teletype"><text:span text:style-name="Source_20_Text"><text:span text:style-name="T261">sudo apt-get update</text:span></text:span></text:span></text:p>
      <text:p text:style-name="P182"><text:span text:style-name="Teletype"><text:span text:style-name="T129">9. </text:span></text:span><text:span text:style-name="Teletype"><text:span text:style-name="Source_20_Text"><text:span text:style-name="T261">sudo apt-get install docker-ce</text:span></text:span></text:span></text:p>
      <text:p text:style-name="P138"><text:span text:style-name="Teletype"><text:span text:style-name="T206">10. sudo usermod -a -G docker $USER </text:span></text:span><text:span text:style-name="Teletype"><text:span text:style-name="T207">(command to add root in docker sudo user)</text:span></text:span></text:p>
      <text:p text:style-name="P184"><text:span text:style-name="Teletype"><text:span text:style-name="T130">11. </text:span></text:span><text:span text:style-name="Teletype"><text:span text:style-name="Source_20_Text"><text:span text:style-name="T262">sudo docker run hello-world</text:span></text:span></text:span></text:p>
      <text:p text:style-name="P184"><text:span text:style-name="Source_20_Text"><text:span text:style-name="T262"/></text:span></text:p>
      <text:p text:style-name="P185"><text:span text:style-name="Teletype"><text:span text:style-name="T257"/></text:span></text:p>
      <text:p text:style-name="P185"><text:span text:style-name="Teletype"><text:span text:style-name="T257">Docker Basics &amp; Run Container</text:span></text:span></text:p>
      <text:p text:style-name="P186"><text:span text:style-name="Teletype"><text:span text:style-name="T209">1. Images Vs Containers</text:span></text:span></text:p>
      <text:p text:style-name="P186"><text:span text:style-name="Teletype"><text:span text:style-name="T209">2. Run Containers</text:span></text:span></text:p>
      <text:p text:style-name="P186"><text:span text:style-name="Teletype"><text:span text:style-name="T209">3. Check container logs &amp; <text:s/>process</text:span></text:span></text:p>
      <text:p text:style-name="P186"><text:span text:style-name="Teletype"><text:span text:style-name="T209"/></text:span></text:p>
      <text:p text:style-name="P187"><text:span text:style-name="Teletype"><text:span text:style-name="T210">Why Containers required?</text:span></text:span></text:p>
      <text:p text:style-name="P190"><text:span text:style-name="Teletype"><text:span text:style-name="T213">What is Image?</text:span></text:span></text:p>
      <text:p text:style-name="P188"><text:span text:style-name="Teletype"><text:span text:style-name="T211">Image is a package of sourcecode , binaries, dependencies and execution environment.</text:span></text:span></text:p>
      <text:p text:style-name="P190"><text:span text:style-name="Teletype"><text:span text:style-name="T213">Image is application we want to run.</text:span></text:span></text:p>
      <text:p text:style-name="P190"><text:span text:style-name="Teletype"><text:span text:style-name="T213"/></text:span></text:p>
      <text:p text:style-name="P191"><text:soft-page-break/><text:span text:style-name="Teletype"><text:span text:style-name="T214">With the help of docker we will create an executable image that contain the application binaries, sourcecode, dependencies of other applications and dependencies of the execution environment.</text:span></text:span></text:p>
      <text:p text:style-name="P188"><text:span text:style-name="Teletype"><text:span text:style-name="T211"/></text:span></text:p>
      <text:p text:style-name="P192"><text:span text:style-name="Teletype"><text:span text:style-name="T215">The process which is executing that particular image is called the containers.</text:span></text:span></text:p>
      <text:p text:style-name="P189"><text:span text:style-name="Teletype"><text:span text:style-name="T212">Containers are required to execute the image.</text:span></text:span></text:p>
      <text:p text:style-name="P192"><text:span text:style-name="Teletype"><text:span text:style-name="T215">Containers is an running instance of image.</text:span></text:span></text:p>
      <text:p text:style-name="P193"><text:span text:style-name="Teletype"><text:span text:style-name="T216">Docker provides an execution environment to the container.</text:span></text:span></text:p>
      <text:p text:style-name="P194"><text:span text:style-name="Teletype"><text:span text:style-name="T217">You can have many containers running the same image</text:span></text:span></text:p>
      <text:p text:style-name="P194"><text:span text:style-name="Teletype"><text:span text:style-name="T217"/></text:span></text:p>
      <text:p text:style-name="P195"><text:span text:style-name="Teletype"><text:span text:style-name="T218">Here we will use Open Source Nginx <text:s/>Web-Server</text:span></text:span></text:p>
      <text:p text:style-name="P195"><text:span text:style-name="Teletype"><text:span text:style-name="T218"/></text:span></text:p>
      <text:p text:style-name="P196"><text:span text:style-name="Teletype"><text:span text:style-name="T219">Docker Central Repository (hub.docker.com)</text:span></text:span></text:p>
      <text:p text:style-name="P196"><text:span text:style-name="Teletype"><text:span text:style-name="T219"/></text:span></text:p>
      <text:p text:style-name="P198"><text:span text:style-name="Teletype"><text:span text:style-name="T221">Created Credentials </text:span></text:span><text:span text:style-name="Teletype"><text:span text:style-name="T222">for hub.docker.com</text:span></text:span></text:p>
      <text:p text:style-name="P198"><text:span text:style-name="Teletype"><text:span text:style-name="T222"/></text:span></text:p>
      <text:p text:style-name="P199"><text:span text:style-name="Teletype"><text:span text:style-name="T223">It is the central repository of all the docker images.</text:span></text:span></text:p>
      <text:p text:style-name="P199"><text:span text:style-name="Teletype"><text:span text:style-name="T223">You can create a private / public account.</text:span></text:span></text:p>
      <text:p text:style-name="P197"><text:span text:style-name="Teletype"><text:span text:style-name="T220"/></text:span></text:p>
      <text:p text:style-name="P202"><text:span text:style-name="Teletype"><text:span text:style-name="T226">Docker commands:</text:span></text:span></text:p>
      <text:p text:style-name="P200"><text:span text:style-name="Teletype"><text:span text:style-name="T229">1. </text:span></text:span><text:span text:style-name="Teletype"><text:span text:style-name="T224">docker run hello-world</text:span></text:span></text:p>
      <text:p text:style-name="P201"><text:span text:style-name="Teletype"><text:span text:style-name="T229">2. </text:span></text:span><text:span text:style-name="Teletype"><text:span text:style-name="T225">docker container run hello-world</text:span></text:span></text:p>
      <text:p text:style-name="P185"><text:span text:style-name="Teletype"><text:span text:style-name="T257"/></text:span></text:p>
      <text:p text:style-name="P209"><text:span text:style-name="Teletype"><text:span text:style-name="T228">Search for nginx in hub.docker.com</text:span></text:span></text:p>
      <text:p text:style-name="P209"><text:span text:style-name="Teletype"><text:span text:style-name="T229">3. </text:span></text:span><text:span text:style-name="Teletype"><text:span text:style-name="T228">docker pull nginx</text:span></text:span></text:p>
      <text:p text:style-name="P209"><text:span text:style-name="Teletype"><text:span text:style-name="T229">4. docker info</text:span></text:span></text:p>
      <text:p text:style-name="P209"><text:span text:style-name="Teletype"><text:span text:style-name="T229"/></text:span></text:p>
      <text:p text:style-name="P203"><text:span text:style-name="Teletype"><text:span text:style-name="T227">Start Nginx web-server in Docker</text:span></text:span></text:p>
      <text:p text:style-name="P203"><text:span text:style-name="Teletype"><text:span text:style-name="T227">docker container run --publish &lt;host_port:container_port&gt;&lt;image_name&gt;</text:span></text:span></text:p>
      <text:p text:style-name="P206"><text:span text:style-name="Teletype"><text:span text:style-name="T227">docker </text:span></text:span><text:span text:style-name="Teletype"><text:span text:style-name="T231">container run --publish 80:80 nginx </text:span></text:span><text:span text:style-name="Teletype"><text:span text:style-name="T245">(it will choose the random name)</text:span></text:span></text:p>
      <text:p text:style-name="P207"><text:span text:style-name="Teletype"><text:span text:style-name="T227">dock</text:span></text:span><text:span text:style-name="Teletype"><text:span text:style-name="T232">er run --</text:span></text:span><text:span text:style-name="Teletype"><text:span text:style-name="T233">n</text:span></text:span><text:span text:style-name="Teletype"><text:span text:style-name="T232">ame nginx -d -p 8080:80 nginx </text:span></text:span><text:span text:style-name="Teletype"><text:span text:style-name="T245">(it will put the name as nginx)</text:span></text:span></text:p>
      <text:p text:style-name="P205"><text:span text:style-name="Teletype"><text:span text:style-name="T230"/></text:span></text:p>
      <text:p text:style-name="P208"><text:span text:style-name="Teletype"><text:span text:style-name="T234">Process Done on above commands:</text:span></text:span></text:p>
      <text:p text:style-name="P208"><text:span text:style-name="Teletype"><text:span text:style-name="T234">Downloaded images from Docker Hub.</text:span></text:span></text:p>
      <text:p text:style-name="P208"><text:span text:style-name="Teletype"><text:span text:style-name="T234">Started new container</text:span></text:span></text:p>
      <text:p text:style-name="P208"><text:span text:style-name="Teletype"><text:span text:style-name="T234">Exposed port 80 on Host Machine</text:span></text:span></text:p>
      <text:p text:style-name="P208"><text:span text:style-name="Teletype"><text:span text:style-name="T234">Routes traffic to the container port 80</text:span></text:span></text:p>
      <text:p text:style-name="P208"><text:span text:style-name="Teletype"><text:span text:style-name="T234"/></text:span></text:p>
      <text:p text:style-name="P210"><text:span text:style-name="Teletype"><text:span text:style-name="T235">Start container in the backgroun or detach mode</text:span></text:span></text:p>
      <text:p text:style-name="P210"><text:span text:style-name="Teletype"><text:span text:style-name="T235">docker container run –</text:span></text:span><text:span text:style-name="Teletype"><text:span text:style-name="T236">publish &lt;host_port:container_port&gt; --</text:span></text:span><text:span text:style-name="Teletype"><text:span text:style-name="T237">detach<text:tab/>&lt;image_name&gt;</text:span></text:span></text:p>
      <text:p text:style-name="P211"><text:span text:style-name="Teletype"><text:span text:style-name="T227">docker </text:span></text:span><text:span text:style-name="Teletype"><text:span text:style-name="T231">container run --publish </text:span></text:span><text:span text:style-name="Teletype"><text:span text:style-name="T241">80</text:span></text:span><text:span text:style-name="Teletype"><text:span text:style-name="T231">:80 --</text:span></text:span><text:span text:style-name="Teletype"><text:span text:style-name="T238">detach </text:span></text:span><text:span text:style-name="Teletype"><text:span text:style-name="T231">nginx</text:span></text:span></text:p>
      <text:p text:style-name="P212"><text:span text:style-name="Teletype"><text:span text:style-name="T239">the above command will generate the </text:span></text:span><text:span text:style-name="Teletype"><text:span text:style-name="T240">container </text:span></text:span><text:span text:style-name="Teletype"><text:span text:style-name="T239">id</text:span></text:span></text:p>
      <text:p text:style-name="P212"><text:span text:style-name="Teletype"><text:span text:style-name="T239">3e8f64f1ba328b63bb7b4cbdb8a1a2c750170612482e9d0b468574d30647f111</text:span></text:span></text:p>
      <text:p text:style-name="P212"><text:span text:style-name="Teletype"><text:span text:style-name="T239">docker container run --publish 80</text:span></text:span><text:span text:style-name="Teletype"><text:span text:style-name="T241">81</text:span></text:span><text:span text:style-name="Teletype"><text:span text:style-name="T239">:80 --detach nginx</text:span></text:span></text:p>
      <text:p text:style-name="P212"><text:span text:style-name="Teletype"><text:span text:style-name="T239">b4f5ecf71d37ea066f1463f548b9bf71c8286dc6919ddfcee08acd945cf887f9</text:span></text:span></text:p>
      <text:p text:style-name="P213"><text:soft-page-break/><text:span text:style-name="Teletype"><text:span text:style-name="T242">You will be able to access nginx on both the ports 8080 and 8081</text:span></text:span><text:span text:style-name="Teletype"><text:span text:style-name="T243">and both are same host machine</text:span></text:span></text:p>
      <text:p text:style-name="P214"><text:span text:style-name="Teletype"><text:span text:style-name="T243">This is the beauty of docker you can’t do this with the help of VM’s or other hosting applications.You can run the same application twice on same machine with the help of docker.</text:span></text:span></text:p>
      <text:p text:style-name="P214"><text:span text:style-name="Teletype"><text:span text:style-name="T243"/></text:span></text:p>
      <text:p text:style-name="P215"><text:span text:style-name="Teletype"><text:span text:style-name="T244">List Running Containers</text:span></text:span></text:p>
      <text:p text:style-name="P215"><text:span text:style-name="Teletype"><text:span text:style-name="T244">docker container ls</text:span></text:span></text:p>
      <text:p text:style-name="P215"><text:span text:style-name="Teletype"><text:span text:style-name="T244">docker ps (old way)</text:span></text:span></text:p>
      <text:p text:style-name="P212"><text:span text:style-name="Teletype"><text:span text:style-name="T239"/></text:span></text:p>
      <text:p text:style-name="P203"><text:span text:style-name="Teletype"><text:span text:style-name="T227"/></text:span></text:p>
      <text:p text:style-name="P204"><text:span text:style-name="Teletype"><text:span text:style-name="T229"/></text:span></text:p>
      <text:p text:style-name="P139"><text:span text:style-name="Teletype"><text:span text:style-name="T208"/></text:span></text:p>
      <text:p text:style-name="P134"><text:span text:style-name="Teletype"><text:span text:style-name="T203"/></text:span></text:p>
      <text:p text:style-name="P126"><text:span text:style-name="Teletype"><text:span text:style-name="T195"/></text:span></text:p>
      <text:p text:style-name="P117"><text:span text:style-name="Teletype"><text:span text:style-name="T186"/></text:span></text:p>
      <text:p text:style-name="P117"><text:span text:style-name="Teletype"><text:span text:style-name="T186"/></text:span></text:p>
      <text:p text:style-name="P42"><text:span text:style-name="Teletype"><text:span text:style-name="T54"/></text:span></text:p>
      <text:p text:style-name="P26"><text:span text:style-name="Teletype"><text:span text:style-name="T27"/></text:span></text:p>
      <text:p text:style-name="P65"/>
      <text:p text:style-name="P6"><text:tab/></text:p>
      <text:p text:style-name="P3"><text:s/></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7:44:32.836376284</meta:creation-date>
    <dc:date>2020-03-20T15:46:04.517069662</dc:date>
    <meta:editing-duration>PT22H57M15S</meta:editing-duration>
    <meta:editing-cycles>313</meta:editing-cycles>
    <meta:generator>LibreOffice/6.0.7.3$Linux_X86_64 LibreOffice_project/00m0$Build-3</meta:generator>
    <meta:document-statistic meta:table-count="0" meta:image-count="0" meta:object-count="0" meta:page-count="12" meta:paragraph-count="379" meta:word-count="2638" meta:character-count="16024" meta:non-whitespace-character-count="13713"/>
  </office:meta>
</office:document-meta>
</file>